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85pt"/>
    </style:style>
    <style:style style:name="co2" style:family="table-column">
      <style:table-column-properties fo:break-before="auto" style:column-width="75.3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shapes>
          <draw:frame draw:z-index="0" draw:style-name="gr1" draw:text-style-name="P1" svg:width="453.51pt" svg:height="255.09pt" svg:x="156.7pt" svg:y="57.51pt">
            <loext:p draw:notify-on-update-of-ranges="data.A1:data.A1000 data.B1:data.B10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-0.260315456715248" calcext:value-type="float">
            <text:p>-0.260315456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-0.338991017779335" calcext:value-type="float">
            <text:p>-0.3389910178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-0.338991017779335" calcext:value-type="float">
            <text:p>-0.33899101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378328798311379" calcext:value-type="float">
            <text:p>-0.3783287983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-0.378328798311379" calcext:value-type="float">
            <text:p>-0.378328798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-0.417666578843423" calcext:value-type="float">
            <text:p>-0.4176665788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417666578843423" calcext:value-type="float">
            <text:p>-0.4176665788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-0.417666578843423" calcext:value-type="float">
            <text:p>-0.41766657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378328798311379" calcext:value-type="float">
            <text:p>-0.3783287983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-0.378328798311379" calcext:value-type="float">
            <text:p>-0.3783287983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-0.417666578843423" calcext:value-type="float">
            <text:p>-0.4176665788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-0.338991017779335" calcext:value-type="float">
            <text:p>-0.3389910178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-0.338991017779335" calcext:value-type="float">
            <text:p>-0.33899101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260315456715248" calcext:value-type="float">
            <text:p>-0.260315456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-0.220977676183204" calcext:value-type="float">
            <text:p>-0.220977676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-0.181639895651161" calcext:value-type="float">
            <text:p>-0.1816398957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142302115119117" calcext:value-type="float">
            <text:p>-0.1423021151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-0.142302115119117" calcext:value-type="float">
            <text:p>-0.14230211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102964334587074" calcext:value-type="float">
            <text:p>-0.1029643346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-0.102964334587074" calcext:value-type="float">
            <text:p>-0.1029643346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-0.0636265540550296" calcext:value-type="float">
            <text:p>-0.0636265541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-0.0636265540550296" calcext:value-type="float">
            <text:p>-0.0636265541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-0.0242887735229864" calcext:value-type="float">
            <text:p>-0.02428877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0242887735229864" calcext:value-type="float">
            <text:p>-0.0242887735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937245680731449" calcext:value-type="float">
            <text:p>0.0937245681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0937245680731449" calcext:value-type="float">
            <text:p>0.0937245681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0937245680731449" calcext:value-type="float">
            <text:p>0.0937245681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0.172400129137232" calcext:value-type="float">
            <text:p>0.1724001291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90413470733363" calcext:value-type="float">
            <text:p>0.2904134707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0.526440153925625" calcext:value-type="float">
            <text:p>0.5264401539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0.565777934457668" calcext:value-type="float">
            <text:p>0.5657779345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0.565777934457668" calcext:value-type="float">
            <text:p>0.5657779345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0.644453495521756" calcext:value-type="float">
            <text:p>0.6444534955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0.644453495521756" calcext:value-type="float">
            <text:p>0.6444534955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0.644453495521756" calcext:value-type="float">
            <text:p>0.64445349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0.565777934457668" calcext:value-type="float">
            <text:p>0.5657779345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0.526440153925625" calcext:value-type="float">
            <text:p>0.52644015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7764592861538" calcext:value-type="float">
            <text:p>0.4477645929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0.447764592861538" calcext:value-type="float">
            <text:p>0.4477645929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0.408426812329494" calcext:value-type="float">
            <text:p>0.4084268123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0.369089031797451" calcext:value-type="float">
            <text:p>0.3690890318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0.329751251265407" calcext:value-type="float">
            <text:p>0.32975125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29751251265407" calcext:value-type="float">
            <text:p>0.3297512513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0.329751251265407" calcext:value-type="float">
            <text:p>0.3297512513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0.329751251265407" calcext:value-type="float">
            <text:p>0.3297512513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0.290413470733363" calcext:value-type="float">
            <text:p>0.2904134707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0.290413470733363" calcext:value-type="float">
            <text:p>0.29041347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90413470733363" calcext:value-type="float">
            <text:p>0.2904134707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0.251075690201319" calcext:value-type="float">
            <text:p>0.2510756902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0.172400129137232" calcext:value-type="float">
            <text:p>0.1724001291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-0.260315456715248" calcext:value-type="float">
            <text:p>-0.2603154567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-0.299653237247291" calcext:value-type="float">
            <text:p>-0.2996532372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-0.338991017779335" calcext:value-type="float">
            <text:p>-0.33899101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0.378328798311379" calcext:value-type="float">
            <text:p>-0.3783287983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-0.417666578843423" calcext:value-type="float">
            <text:p>-0.4176665788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-0.457004359375466" calcext:value-type="float">
            <text:p>-0.4570043594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-0.417666578843423" calcext:value-type="float">
            <text:p>-0.4176665788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-0.417666578843423" calcext:value-type="float">
            <text:p>-0.41766657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0.417666578843423" calcext:value-type="float">
            <text:p>-0.4176665788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-0.378328798311379" calcext:value-type="float">
            <text:p>-0.3783287983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-0.378328798311379" calcext:value-type="float">
            <text:p>-0.3783287983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-0.378328798311379" calcext:value-type="float">
            <text:p>-0.3783287983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-0.299653237247291" calcext:value-type="float">
            <text:p>-0.29965323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0.260315456715248" calcext:value-type="float">
            <text:p>-0.2603154567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-0.181639895651161" calcext:value-type="float">
            <text:p>-0.1816398957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-0.181639895651161" calcext:value-type="float">
            <text:p>-0.1816398957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-0.142302115119117" calcext:value-type="float">
            <text:p>-0.1423021151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-0.142302115119117" calcext:value-type="float">
            <text:p>-0.14230211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0.102964334587074" calcext:value-type="float">
            <text:p>-0.1029643346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-0.102964334587074" calcext:value-type="float">
            <text:p>-0.1029643346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-0.0636265540550296" calcext:value-type="float">
            <text:p>-0.0636265541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-0.0636265540550296" calcext:value-type="float">
            <text:p>-0.0636265541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-0.0242887735229864" calcext:value-type="float">
            <text:p>-0.024288773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0.0242887735229864" calcext:value-type="float">
            <text:p>-0.0242887735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-0.0242887735229864" calcext:value-type="float">
            <text:p>-0.0242887735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0.0937245680731449" calcext:value-type="float">
            <text:p>0.0937245681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0.0937245680731449" calcext:value-type="float">
            <text:p>0.093724568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937245680731449" calcext:value-type="float">
            <text:p>0.0937245681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0.172400129137232" calcext:value-type="float">
            <text:p>0.17240012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0.172400129137232" calcext:value-type="float">
            <text:p>0.1724001291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51075690201319" calcext:value-type="float">
            <text:p>0.2510756902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0.526440153925625" calcext:value-type="float">
            <text:p>0.5264401539</text:p>
          </table:table-cell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0.565777934457668" calcext:value-type="float">
            <text:p>0.5657779345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0.565777934457668" calcext:value-type="float">
            <text:p>0.5657779345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44453495521756" calcext:value-type="float">
            <text:p>0.6444534955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0.644453495521756" calcext:value-type="float">
            <text:p>0.6444534955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0.644453495521756" calcext:value-type="float">
            <text:p>0.6444534955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0.644453495521756" calcext:value-type="float">
            <text:p>0.644453495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0.565777934457668" calcext:value-type="float">
            <text:p>0.5657779345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0.565777934457668" calcext:value-type="float">
            <text:p>0.56577793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447764592861538" calcext:value-type="float">
            <text:p>0.4477645929</text:p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0.447764592861538" calcext:value-type="float">
            <text:p>0.4477645929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0.408426812329494" calcext:value-type="float">
            <text:p>0.4084268123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0.369089031797451" calcext:value-type="float">
            <text:p>0.3690890318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0.329751251265407" calcext:value-type="float">
            <text:p>0.32975125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29751251265407" calcext:value-type="float">
            <text:p>0.3297512513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0.329751251265407" calcext:value-type="float">
            <text:p>0.3297512513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0.329751251265407" calcext:value-type="float">
            <text:p>0.3297512513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0.290413470733363" calcext:value-type="float">
            <text:p>0.2904134707</text:p>
          </table:table-cell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0.290413470733363" calcext:value-type="float">
            <text:p>0.290413470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51075690201319" calcext:value-type="float">
            <text:p>0.2510756902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0.251075690201319" calcext:value-type="float">
            <text:p>0.2510756902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0.211737909669276" calcext:value-type="float">
            <text:p>0.2117379097</text:p>
          </table:table-cell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0.0937245680731449" calcext:value-type="float">
            <text:p>0.093724568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937245680731449" calcext:value-type="float">
            <text:p>0.0937245681</text:p>
          </table:table-cell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-0.299653237247291" calcext:value-type="float">
            <text:p>-0.2996532372</text:p>
          </table:table-cell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-0.338991017779335" calcext:value-type="float">
            <text:p>-0.3389910178</text:p>
          </table:table-cell>
        </table:table-row>
        <table:table-row table:style-name="ro1">
          <table:table-cell office:value-type="float" office:value="41.8" calcext:value-type="float">
            <text:p>41.8</text:p>
          </table:table-cell>
          <table:table-cell office:value-type="float" office:value="-0.338991017779335" calcext:value-type="float">
            <text:p>-0.338991017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0.378328798311379" calcext:value-type="float">
            <text:p>-0.3783287983</text:p>
          </table:table-cell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-0.417666578843423" calcext:value-type="float">
            <text:p>-0.4176665788</text:p>
          </table:table-cell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-0.417666578843423" calcext:value-type="float">
            <text:p>-0.4176665788</text:p>
          </table:table-cell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-0.417666578843423" calcext:value-type="float">
            <text:p>-0.4176665788</text:p>
          </table:table-cell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-0.378328798311379" calcext:value-type="float">
            <text:p>-0.378328798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0.417666578843423" calcext:value-type="float">
            <text:p>-0.4176665788</text:p>
          </table:table-cell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-0.378328798311379" calcext:value-type="float">
            <text:p>-0.3783287983</text:p>
          </table:table-cell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-0.378328798311379" calcext:value-type="float">
            <text:p>-0.3783287983</text:p>
          </table:table-cell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-0.378328798311379" calcext:value-type="float">
            <text:p>-0.3783287983</text:p>
          </table:table-cell>
        </table:table-row>
        <table:table-row table:style-name="ro1">
          <table:table-cell office:value-type="float" office:value="43.8" calcext:value-type="float">
            <text:p>43.8</text:p>
          </table:table-cell>
          <table:table-cell office:value-type="float" office:value="-0.338991017779335" calcext:value-type="float">
            <text:p>-0.338991017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0.299653237247291" calcext:value-type="float">
            <text:p>-0.2996532372</text:p>
          </table:table-cell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-0.181639895651161" calcext:value-type="float">
            <text:p>-0.1816398957</text:p>
          </table:table-cell>
        </table:table-row>
        <table:table-row table:style-name="ro1">
          <table:table-cell office:value-type="float" office:value="44.4" calcext:value-type="float">
            <text:p>44.4</text:p>
          </table:table-cell>
          <table:table-cell office:value-type="float" office:value="-0.181639895651161" calcext:value-type="float">
            <text:p>-0.1816398957</text:p>
          </table:table-cell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-0.142302115119117" calcext:value-type="float">
            <text:p>-0.1423021151</text:p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-0.142302115119117" calcext:value-type="float">
            <text:p>-0.142302115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0.142302115119117" calcext:value-type="float">
            <text:p>-0.1423021151</text:p>
          </table:table-cell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-0.102964334587074" calcext:value-type="float">
            <text:p>-0.1029643346</text:p>
          </table:table-cell>
        </table:table-row>
        <table:table-row table:style-name="ro1">
          <table:table-cell office:value-type="float" office:value="45.4" calcext:value-type="float">
            <text:p>45.4</text:p>
          </table:table-cell>
          <table:table-cell office:value-type="float" office:value="-0.0636265540550296" calcext:value-type="float">
            <text:p>-0.0636265541</text:p>
          </table:table-cell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-0.0636265540550296" calcext:value-type="float">
            <text:p>-0.0636265541</text:p>
          </table:table-cell>
        </table:table-row>
        <table:table-row table:style-name="ro1">
          <table:table-cell office:value-type="float" office:value="45.8" calcext:value-type="float">
            <text:p>45.8</text:p>
          </table:table-cell>
          <table:table-cell office:value-type="float" office:value="-0.0636265540550296" calcext:value-type="float">
            <text:p>-0.063626554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46.4" calcext:value-type="float">
            <text:p>46.4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47.4" calcext:value-type="float">
            <text:p>47.4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47.6" calcext:value-type="float">
            <text:p>47.6</text:p>
          </table:table-cell>
          <table:table-cell office:value-type="float" office:value="0.0937245680731449" calcext:value-type="float">
            <text:p>0.0937245681</text:p>
          </table:table-cell>
        </table:table-row>
        <table:table-row table:style-name="ro1">
          <table:table-cell office:value-type="float" office:value="47.8" calcext:value-type="float">
            <text:p>47.8</text:p>
          </table:table-cell>
          <table:table-cell office:value-type="float" office:value="0.0937245680731449" calcext:value-type="float">
            <text:p>0.093724568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48.4" calcext:value-type="float">
            <text:p>48.4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49.2" calcext:value-type="float">
            <text:p>49.2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49.6" calcext:value-type="float">
            <text:p>49.6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49.8" calcext:value-type="float">
            <text:p>49.8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50.2" calcext:value-type="float">
            <text:p>50.2</text:p>
          </table:table-cell>
          <table:table-cell office:value-type="float" office:value="0.172400129137232" calcext:value-type="float">
            <text:p>0.1724001291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0.172400129137232" calcext:value-type="float">
            <text:p>0.1724001291</text:p>
          </table:table-cell>
        </table:table-row>
        <table:table-row table:style-name="ro1">
          <table:table-cell office:value-type="float" office:value="50.8" calcext:value-type="float">
            <text:p>50.8</text:p>
          </table:table-cell>
          <table:table-cell office:value-type="float" office:value="0.172400129137232" calcext:value-type="float">
            <text:p>0.172400129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251075690201319" calcext:value-type="float">
            <text:p>0.2510756902</text:p>
          </table:table-cell>
        </table:table-row>
        <table:table-row table:style-name="ro1">
          <table:table-cell office:value-type="float" office:value="51.2" calcext:value-type="float">
            <text:p>51.2</text:p>
          </table:table-cell>
          <table:table-cell office:value-type="float" office:value="0.526440153925625" calcext:value-type="float">
            <text:p>0.5264401539</text:p>
          </table:table-cell>
        </table:table-row>
        <table:table-row table:style-name="ro1">
          <table:table-cell office:value-type="float" office:value="51.4" calcext:value-type="float">
            <text:p>51.4</text:p>
          </table:table-cell>
          <table:table-cell office:value-type="float" office:value="0.565777934457668" calcext:value-type="float">
            <text:p>0.5657779345</text:p>
          </table:table-cell>
        </table:table-row>
        <table:table-row table:style-name="ro1">
          <table:table-cell office:value-type="float" office:value="51.6" calcext:value-type="float">
            <text:p>51.6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51.8" calcext:value-type="float">
            <text:p>51.8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52.2" calcext:value-type="float">
            <text:p>52.2</text:p>
          </table:table-cell>
          <table:table-cell office:value-type="float" office:value="0.644453495521756" calcext:value-type="float">
            <text:p>0.6444534955</text:p>
          </table:table-cell>
        </table:table-row>
        <table:table-row table:style-name="ro1">
          <table:table-cell office:value-type="float" office:value="52.4" calcext:value-type="float">
            <text:p>52.4</text:p>
          </table:table-cell>
          <table:table-cell office:value-type="float" office:value="0.644453495521756" calcext:value-type="float">
            <text:p>0.6444534955</text:p>
          </table:table-cell>
        </table:table-row>
        <table:table-row table:style-name="ro1">
          <table:table-cell office:value-type="float" office:value="52.6" calcext:value-type="float">
            <text:p>52.6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52.8" calcext:value-type="float">
            <text:p>52.8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53.2" calcext:value-type="float">
            <text:p>53.2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53.4" calcext:value-type="float">
            <text:p>53.4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53.6" calcext:value-type="float">
            <text:p>53.6</text:p>
          </table:table-cell>
          <table:table-cell office:value-type="float" office:value="0.565777934457668" calcext:value-type="float">
            <text:p>0.5657779345</text:p>
          </table:table-cell>
        </table:table-row>
        <table:table-row table:style-name="ro1">
          <table:table-cell office:value-type="float" office:value="53.8" calcext:value-type="float">
            <text:p>53.8</text:p>
          </table:table-cell>
          <table:table-cell office:value-type="float" office:value="0.565777934457668" calcext:value-type="float">
            <text:p>0.565777934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7764592861538" calcext:value-type="float">
            <text:p>0.4477645929</text:p>
          </table:table-cell>
        </table:table-row>
        <table:table-row table:style-name="ro1">
          <table:table-cell office:value-type="float" office:value="54.2" calcext:value-type="float">
            <text:p>54.2</text:p>
          </table:table-cell>
          <table:table-cell office:value-type="float" office:value="0.447764592861538" calcext:value-type="float">
            <text:p>0.4477645929</text:p>
          </table:table-cell>
        </table:table-row>
        <table:table-row table:style-name="ro1">
          <table:table-cell office:value-type="float" office:value="54.4" calcext:value-type="float">
            <text:p>54.4</text:p>
          </table:table-cell>
          <table:table-cell office:value-type="float" office:value="0.408426812329494" calcext:value-type="float">
            <text:p>0.4084268123</text:p>
          </table:table-cell>
        </table:table-row>
        <table:table-row table:style-name="ro1">
          <table:table-cell office:value-type="float" office:value="54.6" calcext:value-type="float">
            <text:p>54.6</text:p>
          </table:table-cell>
          <table:table-cell office:value-type="float" office:value="0.369089031797451" calcext:value-type="float">
            <text:p>0.3690890318</text:p>
          </table:table-cell>
        </table:table-row>
        <table:table-row table:style-name="ro1">
          <table:table-cell office:value-type="float" office:value="54.8" calcext:value-type="float">
            <text:p>54.8</text:p>
          </table:table-cell>
          <table:table-cell office:value-type="float" office:value="0.369089031797451" calcext:value-type="float">
            <text:p>0.36908903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29751251265407" calcext:value-type="float">
            <text:p>0.3297512513</text:p>
          </table:table-cell>
        </table:table-row>
        <table:table-row table:style-name="ro1">
          <table:table-cell office:value-type="float" office:value="55.2" calcext:value-type="float">
            <text:p>55.2</text:p>
          </table:table-cell>
          <table:table-cell office:value-type="float" office:value="0.329751251265407" calcext:value-type="float">
            <text:p>0.3297512513</text:p>
          </table:table-cell>
        </table:table-row>
        <table:table-row table:style-name="ro1">
          <table:table-cell office:value-type="float" office:value="55.4" calcext:value-type="float">
            <text:p>55.4</text:p>
          </table:table-cell>
          <table:table-cell office:value-type="float" office:value="0.290413470733363" calcext:value-type="float">
            <text:p>0.2904134707</text:p>
          </table:table-cell>
        </table:table-row>
        <table:table-row table:style-name="ro1">
          <table:table-cell office:value-type="float" office:value="55.6" calcext:value-type="float">
            <text:p>55.6</text:p>
          </table:table-cell>
          <table:table-cell office:value-type="float" office:value="0.290413470733363" calcext:value-type="float">
            <text:p>0.2904134707</text:p>
          </table:table-cell>
        </table:table-row>
        <table:table-row table:style-name="ro1">
          <table:table-cell office:value-type="float" office:value="55.8" calcext:value-type="float">
            <text:p>55.8</text:p>
          </table:table-cell>
          <table:table-cell office:value-type="float" office:value="0.290413470733363" calcext:value-type="float">
            <text:p>0.290413470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251075690201319" calcext:value-type="float">
            <text:p>0.2510756902</text:p>
          </table:table-cell>
        </table:table-row>
        <table:table-row table:style-name="ro1">
          <table:table-cell office:value-type="float" office:value="56.2" calcext:value-type="float">
            <text:p>56.2</text:p>
          </table:table-cell>
          <table:table-cell office:value-type="float" office:value="0.211737909669276" calcext:value-type="float">
            <text:p>0.2117379097</text:p>
          </table:table-cell>
        </table:table-row>
        <table:table-row table:style-name="ro1">
          <table:table-cell office:value-type="float" office:value="56.4" calcext:value-type="float">
            <text:p>56.4</text:p>
          </table:table-cell>
          <table:table-cell office:value-type="float" office:value="0.172400129137232" calcext:value-type="float">
            <text:p>0.1724001291</text:p>
          </table:table-cell>
        </table:table-row>
        <table:table-row table:style-name="ro1">
          <table:table-cell office:value-type="float" office:value="56.6" calcext:value-type="float">
            <text:p>56.6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56.8" calcext:value-type="float">
            <text:p>56.8</text:p>
          </table:table-cell>
          <table:table-cell office:value-type="float" office:value="0.0937245680731449" calcext:value-type="float">
            <text:p>0.093724568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57.2" calcext:value-type="float">
            <text:p>57.2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57.4" calcext:value-type="float">
            <text:p>57.4</text:p>
          </table:table-cell>
          <table:table-cell office:value-type="float" office:value="0.0937245680731449" calcext:value-type="float">
            <text:p>0.0937245681</text:p>
          </table:table-cell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57.8" calcext:value-type="float">
            <text:p>57.8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58.2" calcext:value-type="float">
            <text:p>58.2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58.4" calcext:value-type="float">
            <text:p>58.4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58.6" calcext:value-type="float">
            <text:p>58.6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58.8" calcext:value-type="float">
            <text:p>58.8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59.2" calcext:value-type="float">
            <text:p>59.2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59.4" calcext:value-type="float">
            <text:p>59.4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59.6" calcext:value-type="float">
            <text:p>59.6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59.8" calcext:value-type="float">
            <text:p>59.8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60.2" calcext:value-type="float">
            <text:p>60.2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60.4" calcext:value-type="float">
            <text:p>60.4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60.6" calcext:value-type="float">
            <text:p>60.6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60.8" calcext:value-type="float">
            <text:p>60.8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61.2" calcext:value-type="float">
            <text:p>61.2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61.4" calcext:value-type="float">
            <text:p>61.4</text:p>
          </table:table-cell>
          <table:table-cell office:value-type="float" office:value="-0.260315456715248" calcext:value-type="float">
            <text:p>-0.2603154567</text:p>
          </table:table-cell>
        </table:table-row>
        <table:table-row table:style-name="ro1">
          <table:table-cell office:value-type="float" office:value="61.6" calcext:value-type="float">
            <text:p>61.6</text:p>
          </table:table-cell>
          <table:table-cell office:value-type="float" office:value="-0.299653237247291" calcext:value-type="float">
            <text:p>-0.2996532372</text:p>
          </table:table-cell>
        </table:table-row>
        <table:table-row table:style-name="ro1">
          <table:table-cell office:value-type="float" office:value="61.8" calcext:value-type="float">
            <text:p>61.8</text:p>
          </table:table-cell>
          <table:table-cell office:value-type="float" office:value="-0.378328798311379" calcext:value-type="float">
            <text:p>-0.378328798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0.378328798311379" calcext:value-type="float">
            <text:p>-0.3783287983</text:p>
          </table:table-cell>
        </table:table-row>
        <table:table-row table:style-name="ro1">
          <table:table-cell office:value-type="float" office:value="62.2" calcext:value-type="float">
            <text:p>62.2</text:p>
          </table:table-cell>
          <table:table-cell office:value-type="float" office:value="-0.417666578843423" calcext:value-type="float">
            <text:p>-0.4176665788</text:p>
          </table:table-cell>
        </table:table-row>
        <table:table-row table:style-name="ro1">
          <table:table-cell office:value-type="float" office:value="62.4" calcext:value-type="float">
            <text:p>62.4</text:p>
          </table:table-cell>
          <table:table-cell office:value-type="float" office:value="-0.457004359375466" calcext:value-type="float">
            <text:p>-0.4570043594</text:p>
          </table:table-cell>
        </table:table-row>
        <table:table-row table:style-name="ro1">
          <table:table-cell office:value-type="float" office:value="62.6" calcext:value-type="float">
            <text:p>62.6</text:p>
          </table:table-cell>
          <table:table-cell office:value-type="float" office:value="-0.417666578843423" calcext:value-type="float">
            <text:p>-0.4176665788</text:p>
          </table:table-cell>
        </table:table-row>
        <table:table-row table:style-name="ro1">
          <table:table-cell office:value-type="float" office:value="62.8" calcext:value-type="float">
            <text:p>62.8</text:p>
          </table:table-cell>
          <table:table-cell office:value-type="float" office:value="-0.417666578843423" calcext:value-type="float">
            <text:p>-0.417666578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0.378328798311379" calcext:value-type="float">
            <text:p>-0.3783287983</text:p>
          </table:table-cell>
        </table:table-row>
        <table:table-row table:style-name="ro1">
          <table:table-cell office:value-type="float" office:value="63.2" calcext:value-type="float">
            <text:p>63.2</text:p>
          </table:table-cell>
          <table:table-cell office:value-type="float" office:value="-0.378328798311379" calcext:value-type="float">
            <text:p>-0.3783287983</text:p>
          </table:table-cell>
        </table:table-row>
        <table:table-row table:style-name="ro1">
          <table:table-cell office:value-type="float" office:value="63.4" calcext:value-type="float">
            <text:p>63.4</text:p>
          </table:table-cell>
          <table:table-cell office:value-type="float" office:value="-0.378328798311379" calcext:value-type="float">
            <text:p>-0.3783287983</text:p>
          </table:table-cell>
        </table:table-row>
        <table:table-row table:style-name="ro1">
          <table:table-cell office:value-type="float" office:value="63.6" calcext:value-type="float">
            <text:p>63.6</text:p>
          </table:table-cell>
          <table:table-cell office:value-type="float" office:value="-0.378328798311379" calcext:value-type="float">
            <text:p>-0.3783287983</text:p>
          </table:table-cell>
        </table:table-row>
        <table:table-row table:style-name="ro1">
          <table:table-cell office:value-type="float" office:value="63.8" calcext:value-type="float">
            <text:p>63.8</text:p>
          </table:table-cell>
          <table:table-cell office:value-type="float" office:value="-0.299653237247291" calcext:value-type="float">
            <text:p>-0.29965323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0.260315456715248" calcext:value-type="float">
            <text:p>-0.2603154567</text:p>
          </table:table-cell>
        </table:table-row>
        <table:table-row table:style-name="ro1">
          <table:table-cell office:value-type="float" office:value="64.2" calcext:value-type="float">
            <text:p>64.2</text:p>
          </table:table-cell>
          <table:table-cell office:value-type="float" office:value="-0.181639895651161" calcext:value-type="float">
            <text:p>-0.1816398957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-0.181639895651161" calcext:value-type="float">
            <text:p>-0.1816398957</text:p>
          </table:table-cell>
        </table:table-row>
        <table:table-row table:style-name="ro1">
          <table:table-cell office:value-type="float" office:value="64.6" calcext:value-type="float">
            <text:p>64.6</text:p>
          </table:table-cell>
          <table:table-cell office:value-type="float" office:value="-0.181639895651161" calcext:value-type="float">
            <text:p>-0.1816398957</text:p>
          </table:table-cell>
        </table:table-row>
        <table:table-row table:style-name="ro1">
          <table:table-cell office:value-type="float" office:value="64.8" calcext:value-type="float">
            <text:p>64.8</text:p>
          </table:table-cell>
          <table:table-cell office:value-type="float" office:value="-0.142302115119117" calcext:value-type="float">
            <text:p>-0.142302115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0.142302115119117" calcext:value-type="float">
            <text:p>-0.1423021151</text:p>
          </table:table-cell>
        </table:table-row>
        <table:table-row table:style-name="ro1">
          <table:table-cell office:value-type="float" office:value="65.2" calcext:value-type="float">
            <text:p>65.2</text:p>
          </table:table-cell>
          <table:table-cell office:value-type="float" office:value="-0.102964334587074" calcext:value-type="float">
            <text:p>-0.1029643346</text:p>
          </table:table-cell>
        </table:table-row>
        <table:table-row table:style-name="ro1">
          <table:table-cell office:value-type="float" office:value="65.4" calcext:value-type="float">
            <text:p>65.4</text:p>
          </table:table-cell>
          <table:table-cell office:value-type="float" office:value="-0.0636265540550296" calcext:value-type="float">
            <text:p>-0.0636265541</text:p>
          </table:table-cell>
        </table:table-row>
        <table:table-row table:style-name="ro1">
          <table:table-cell office:value-type="float" office:value="65.6" calcext:value-type="float">
            <text:p>65.6</text:p>
          </table:table-cell>
          <table:table-cell office:value-type="float" office:value="-0.0636265540550296" calcext:value-type="float">
            <text:p>-0.0636265541</text:p>
          </table:table-cell>
        </table:table-row>
        <table:table-row table:style-name="ro1">
          <table:table-cell office:value-type="float" office:value="65.8" calcext:value-type="float">
            <text:p>65.8</text:p>
          </table:table-cell>
          <table:table-cell office:value-type="float" office:value="-0.0636265540550296" calcext:value-type="float">
            <text:p>-0.063626554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0.0242887735229864" calcext:value-type="float">
            <text:p>-0.0242887735</text:p>
          </table:table-cell>
        </table:table-row>
        <table:table-row table:style-name="ro1">
          <table:table-cell office:value-type="float" office:value="66.2" calcext:value-type="float">
            <text:p>66.2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66.4" calcext:value-type="float">
            <text:p>66.4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66.6" calcext:value-type="float">
            <text:p>66.6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66.8" calcext:value-type="float">
            <text:p>66.8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937245680731449" calcext:value-type="float">
            <text:p>0.0937245681</text:p>
          </table:table-cell>
        </table:table-row>
        <table:table-row table:style-name="ro1">
          <table:table-cell office:value-type="float" office:value="67.2" calcext:value-type="float">
            <text:p>67.2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67.4" calcext:value-type="float">
            <text:p>67.4</text:p>
          </table:table-cell>
          <table:table-cell office:value-type="float" office:value="0.0937245680731449" calcext:value-type="float">
            <text:p>0.0937245681</text:p>
          </table:table-cell>
        </table:table-row>
        <table:table-row table:style-name="ro1">
          <table:table-cell office:value-type="float" office:value="67.6" calcext:value-type="float">
            <text:p>67.6</text:p>
          </table:table-cell>
          <table:table-cell office:value-type="float" office:value="0.0937245680731449" calcext:value-type="float">
            <text:p>0.0937245681</text:p>
          </table:table-cell>
        </table:table-row>
        <table:table-row table:style-name="ro1">
          <table:table-cell office:value-type="float" office:value="67.8" calcext:value-type="float">
            <text:p>67.8</text:p>
          </table:table-cell>
          <table:table-cell office:value-type="float" office:value="0.0937245680731449" calcext:value-type="float">
            <text:p>0.093724568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68.2" calcext:value-type="float">
            <text:p>68.2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68.6" calcext:value-type="float">
            <text:p>68.6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68.8" calcext:value-type="float">
            <text:p>68.8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69.2" calcext:value-type="float">
            <text:p>69.2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69.4" calcext:value-type="float">
            <text:p>69.4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69.6" calcext:value-type="float">
            <text:p>69.6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69.8" calcext:value-type="float">
            <text:p>69.8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70.2" calcext:value-type="float">
            <text:p>70.2</text:p>
          </table:table-cell>
          <table:table-cell office:value-type="float" office:value="0.172400129137232" calcext:value-type="float">
            <text:p>0.1724001291</text:p>
          </table:table-cell>
        </table:table-row>
        <table:table-row table:style-name="ro1">
          <table:table-cell office:value-type="float" office:value="70.4" calcext:value-type="float">
            <text:p>70.4</text:p>
          </table:table-cell>
          <table:table-cell office:value-type="float" office:value="0.172400129137232" calcext:value-type="float">
            <text:p>0.1724001291</text:p>
          </table:table-cell>
        </table:table-row>
        <table:table-row table:style-name="ro1">
          <table:table-cell office:value-type="float" office:value="70.6" calcext:value-type="float">
            <text:p>70.6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70.8" calcext:value-type="float">
            <text:p>70.8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251075690201319" calcext:value-type="float">
            <text:p>0.2510756902</text:p>
          </table:table-cell>
        </table:table-row>
        <table:table-row table:style-name="ro1">
          <table:table-cell office:value-type="float" office:value="71.2" calcext:value-type="float">
            <text:p>71.2</text:p>
          </table:table-cell>
          <table:table-cell office:value-type="float" office:value="0.565777934457668" calcext:value-type="float">
            <text:p>0.5657779345</text:p>
          </table:table-cell>
        </table:table-row>
        <table:table-row table:style-name="ro1">
          <table:table-cell office:value-type="float" office:value="71.4" calcext:value-type="float">
            <text:p>71.4</text:p>
          </table:table-cell>
          <table:table-cell office:value-type="float" office:value="0.565777934457668" calcext:value-type="float">
            <text:p>0.5657779345</text:p>
          </table:table-cell>
        </table:table-row>
        <table:table-row table:style-name="ro1">
          <table:table-cell office:value-type="float" office:value="71.6" calcext:value-type="float">
            <text:p>71.6</text:p>
          </table:table-cell>
          <table:table-cell office:value-type="float" office:value="0.565777934457668" calcext:value-type="float">
            <text:p>0.5657779345</text:p>
          </table:table-cell>
        </table:table-row>
        <table:table-row table:style-name="ro1">
          <table:table-cell office:value-type="float" office:value="71.8" calcext:value-type="float">
            <text:p>71.8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44453495521756" calcext:value-type="float">
            <text:p>0.6444534955</text:p>
          </table:table-cell>
        </table:table-row>
        <table:table-row table:style-name="ro1">
          <table:table-cell office:value-type="float" office:value="72.2" calcext:value-type="float">
            <text:p>72.2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72.4" calcext:value-type="float">
            <text:p>72.4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72.6" calcext:value-type="float">
            <text:p>72.6</text:p>
          </table:table-cell>
          <table:table-cell office:value-type="float" office:value="0.644453495521756" calcext:value-type="float">
            <text:p>0.6444534955</text:p>
          </table:table-cell>
        </table:table-row>
        <table:table-row table:style-name="ro1">
          <table:table-cell office:value-type="float" office:value="72.8" calcext:value-type="float">
            <text:p>72.8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73.2" calcext:value-type="float">
            <text:p>73.2</text:p>
          </table:table-cell>
          <table:table-cell office:value-type="float" office:value="0.565777934457668" calcext:value-type="float">
            <text:p>0.5657779345</text:p>
          </table:table-cell>
        </table:table-row>
        <table:table-row table:style-name="ro1">
          <table:table-cell office:value-type="float" office:value="73.4" calcext:value-type="float">
            <text:p>73.4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73.6" calcext:value-type="float">
            <text:p>73.6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73.8" calcext:value-type="float">
            <text:p>73.8</text:p>
          </table:table-cell>
          <table:table-cell office:value-type="float" office:value="0.487102373393581" calcext:value-type="float">
            <text:p>0.487102373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447764592861538" calcext:value-type="float">
            <text:p>0.4477645929</text:p>
          </table:table-cell>
        </table:table-row>
        <table:table-row table:style-name="ro1">
          <table:table-cell office:value-type="float" office:value="74.2" calcext:value-type="float">
            <text:p>74.2</text:p>
          </table:table-cell>
          <table:table-cell office:value-type="float" office:value="0.447764592861538" calcext:value-type="float">
            <text:p>0.4477645929</text:p>
          </table:table-cell>
        </table:table-row>
        <table:table-row table:style-name="ro1">
          <table:table-cell office:value-type="float" office:value="74.4" calcext:value-type="float">
            <text:p>74.4</text:p>
          </table:table-cell>
          <table:table-cell office:value-type="float" office:value="0.408426812329494" calcext:value-type="float">
            <text:p>0.4084268123</text:p>
          </table:table-cell>
        </table:table-row>
        <table:table-row table:style-name="ro1">
          <table:table-cell office:value-type="float" office:value="74.6" calcext:value-type="float">
            <text:p>74.6</text:p>
          </table:table-cell>
          <table:table-cell office:value-type="float" office:value="0.369089031797451" calcext:value-type="float">
            <text:p>0.3690890318</text:p>
          </table:table-cell>
        </table:table-row>
        <table:table-row table:style-name="ro1">
          <table:table-cell office:value-type="float" office:value="74.8" calcext:value-type="float">
            <text:p>74.8</text:p>
          </table:table-cell>
          <table:table-cell office:value-type="float" office:value="0.369089031797451" calcext:value-type="float">
            <text:p>0.36908903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29751251265407" calcext:value-type="float">
            <text:p>0.3297512513</text:p>
          </table:table-cell>
        </table:table-row>
        <table:table-row table:style-name="ro1">
          <table:table-cell office:value-type="float" office:value="75.2" calcext:value-type="float">
            <text:p>75.2</text:p>
          </table:table-cell>
          <table:table-cell office:value-type="float" office:value="0.329751251265407" calcext:value-type="float">
            <text:p>0.3297512513</text:p>
          </table:table-cell>
        </table:table-row>
        <table:table-row table:style-name="ro1">
          <table:table-cell office:value-type="float" office:value="75.4" calcext:value-type="float">
            <text:p>75.4</text:p>
          </table:table-cell>
          <table:table-cell office:value-type="float" office:value="0.329751251265407" calcext:value-type="float">
            <text:p>0.3297512513</text:p>
          </table:table-cell>
        </table:table-row>
        <table:table-row table:style-name="ro1">
          <table:table-cell office:value-type="float" office:value="75.6" calcext:value-type="float">
            <text:p>75.6</text:p>
          </table:table-cell>
          <table:table-cell office:value-type="float" office:value="0.290413470733363" calcext:value-type="float">
            <text:p>0.2904134707</text:p>
          </table:table-cell>
        </table:table-row>
        <table:table-row table:style-name="ro1">
          <table:table-cell office:value-type="float" office:value="75.8" calcext:value-type="float">
            <text:p>75.8</text:p>
          </table:table-cell>
          <table:table-cell office:value-type="float" office:value="0.290413470733363" calcext:value-type="float">
            <text:p>0.290413470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251075690201319" calcext:value-type="float">
            <text:p>0.2510756902</text:p>
          </table:table-cell>
        </table:table-row>
        <table:table-row table:style-name="ro1">
          <table:table-cell office:value-type="float" office:value="76.2" calcext:value-type="float">
            <text:p>76.2</text:p>
          </table:table-cell>
          <table:table-cell office:value-type="float" office:value="0.251075690201319" calcext:value-type="float">
            <text:p>0.2510756902</text:p>
          </table:table-cell>
        </table:table-row>
        <table:table-row table:style-name="ro1">
          <table:table-cell office:value-type="float" office:value="76.4" calcext:value-type="float">
            <text:p>76.4</text:p>
          </table:table-cell>
          <table:table-cell office:value-type="float" office:value="0.172400129137232" calcext:value-type="float">
            <text:p>0.1724001291</text:p>
          </table:table-cell>
        </table:table-row>
        <table:table-row table:style-name="ro1">
          <table:table-cell office:value-type="float" office:value="76.6" calcext:value-type="float">
            <text:p>76.6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76.8" calcext:value-type="float">
            <text:p>76.8</text:p>
          </table:table-cell>
          <table:table-cell office:value-type="float" office:value="0.0937245680731449" calcext:value-type="float">
            <text:p>0.093724568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937245680731449" calcext:value-type="float">
            <text:p>0.0937245681</text:p>
          </table:table-cell>
        </table:table-row>
        <table:table-row table:style-name="ro1">
          <table:table-cell office:value-type="float" office:value="77.2" calcext:value-type="float">
            <text:p>77.2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77.4" calcext:value-type="float">
            <text:p>77.4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77.6" calcext:value-type="float">
            <text:p>77.6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77.8" calcext:value-type="float">
            <text:p>77.8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78.2" calcext:value-type="float">
            <text:p>78.2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78.4" calcext:value-type="float">
            <text:p>78.4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78.6" calcext:value-type="float">
            <text:p>78.6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78.8" calcext:value-type="float">
            <text:p>78.8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79.2" calcext:value-type="float">
            <text:p>79.2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79.4" calcext:value-type="float">
            <text:p>79.4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79.6" calcext:value-type="float">
            <text:p>79.6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79.8" calcext:value-type="float">
            <text:p>79.8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80.2" calcext:value-type="float">
            <text:p>80.2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80.4" calcext:value-type="float">
            <text:p>80.4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80.6" calcext:value-type="float">
            <text:p>80.6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80.8" calcext:value-type="float">
            <text:p>80.8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81.2" calcext:value-type="float">
            <text:p>81.2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81.4" calcext:value-type="float">
            <text:p>81.4</text:p>
          </table:table-cell>
          <table:table-cell office:value-type="float" office:value="-0.260315456715248" calcext:value-type="float">
            <text:p>-0.2603154567</text:p>
          </table:table-cell>
        </table:table-row>
        <table:table-row table:style-name="ro1">
          <table:table-cell office:value-type="float" office:value="81.6" calcext:value-type="float">
            <text:p>81.6</text:p>
          </table:table-cell>
          <table:table-cell office:value-type="float" office:value="-0.338991017779335" calcext:value-type="float">
            <text:p>-0.3389910178</text:p>
          </table:table-cell>
        </table:table-row>
        <table:table-row table:style-name="ro1">
          <table:table-cell office:value-type="float" office:value="81.8" calcext:value-type="float">
            <text:p>81.8</text:p>
          </table:table-cell>
          <table:table-cell office:value-type="float" office:value="-0.338991017779335" calcext:value-type="float">
            <text:p>-0.338991017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0.378328798311379" calcext:value-type="float">
            <text:p>-0.3783287983</text:p>
          </table:table-cell>
        </table:table-row>
        <table:table-row table:style-name="ro1">
          <table:table-cell office:value-type="float" office:value="82.2" calcext:value-type="float">
            <text:p>82.2</text:p>
          </table:table-cell>
          <table:table-cell office:value-type="float" office:value="-0.417666578843423" calcext:value-type="float">
            <text:p>-0.4176665788</text:p>
          </table:table-cell>
        </table:table-row>
        <table:table-row table:style-name="ro1">
          <table:table-cell office:value-type="float" office:value="82.4" calcext:value-type="float">
            <text:p>82.4</text:p>
          </table:table-cell>
          <table:table-cell office:value-type="float" office:value="-0.457004359375466" calcext:value-type="float">
            <text:p>-0.4570043594</text:p>
          </table:table-cell>
        </table:table-row>
        <table:table-row table:style-name="ro1">
          <table:table-cell office:value-type="float" office:value="82.6" calcext:value-type="float">
            <text:p>82.6</text:p>
          </table:table-cell>
          <table:table-cell office:value-type="float" office:value="-0.417666578843423" calcext:value-type="float">
            <text:p>-0.4176665788</text:p>
          </table:table-cell>
        </table:table-row>
        <table:table-row table:style-name="ro1">
          <table:table-cell office:value-type="float" office:value="82.8" calcext:value-type="float">
            <text:p>82.8</text:p>
          </table:table-cell>
          <table:table-cell office:value-type="float" office:value="-0.417666578843423" calcext:value-type="float">
            <text:p>-0.417666578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0.378328798311379" calcext:value-type="float">
            <text:p>-0.3783287983</text:p>
          </table:table-cell>
        </table:table-row>
        <table:table-row table:style-name="ro1">
          <table:table-cell office:value-type="float" office:value="83.2" calcext:value-type="float">
            <text:p>83.2</text:p>
          </table:table-cell>
          <table:table-cell office:value-type="float" office:value="-0.378328798311379" calcext:value-type="float">
            <text:p>-0.3783287983</text:p>
          </table:table-cell>
        </table:table-row>
        <table:table-row table:style-name="ro1">
          <table:table-cell office:value-type="float" office:value="83.4" calcext:value-type="float">
            <text:p>83.4</text:p>
          </table:table-cell>
          <table:table-cell office:value-type="float" office:value="-0.378328798311379" calcext:value-type="float">
            <text:p>-0.3783287983</text:p>
          </table:table-cell>
        </table:table-row>
        <table:table-row table:style-name="ro1">
          <table:table-cell office:value-type="float" office:value="83.6" calcext:value-type="float">
            <text:p>83.6</text:p>
          </table:table-cell>
          <table:table-cell office:value-type="float" office:value="-0.378328798311379" calcext:value-type="float">
            <text:p>-0.3783287983</text:p>
          </table:table-cell>
        </table:table-row>
        <table:table-row table:style-name="ro1">
          <table:table-cell office:value-type="float" office:value="83.8" calcext:value-type="float">
            <text:p>83.8</text:p>
          </table:table-cell>
          <table:table-cell office:value-type="float" office:value="-0.338991017779335" calcext:value-type="float">
            <text:p>-0.338991017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0.260315456715248" calcext:value-type="float">
            <text:p>-0.2603154567</text:p>
          </table:table-cell>
        </table:table-row>
        <table:table-row table:style-name="ro1">
          <table:table-cell office:value-type="float" office:value="84.2" calcext:value-type="float">
            <text:p>84.2</text:p>
          </table:table-cell>
          <table:table-cell office:value-type="float" office:value="-0.181639895651161" calcext:value-type="float">
            <text:p>-0.1816398957</text:p>
          </table:table-cell>
        </table:table-row>
        <table:table-row table:style-name="ro1">
          <table:table-cell office:value-type="float" office:value="84.4" calcext:value-type="float">
            <text:p>84.4</text:p>
          </table:table-cell>
          <table:table-cell office:value-type="float" office:value="-0.181639895651161" calcext:value-type="float">
            <text:p>-0.1816398957</text:p>
          </table:table-cell>
        </table:table-row>
        <table:table-row table:style-name="ro1">
          <table:table-cell office:value-type="float" office:value="84.6" calcext:value-type="float">
            <text:p>84.6</text:p>
          </table:table-cell>
          <table:table-cell office:value-type="float" office:value="-0.181639895651161" calcext:value-type="float">
            <text:p>-0.1816398957</text:p>
          </table:table-cell>
        </table:table-row>
        <table:table-row table:style-name="ro1">
          <table:table-cell office:value-type="float" office:value="84.8" calcext:value-type="float">
            <text:p>84.8</text:p>
          </table:table-cell>
          <table:table-cell office:value-type="float" office:value="-0.142302115119117" calcext:value-type="float">
            <text:p>-0.142302115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0.102964334587074" calcext:value-type="float">
            <text:p>-0.1029643346</text:p>
          </table:table-cell>
        </table:table-row>
        <table:table-row table:style-name="ro1">
          <table:table-cell office:value-type="float" office:value="85.2" calcext:value-type="float">
            <text:p>85.2</text:p>
          </table:table-cell>
          <table:table-cell office:value-type="float" office:value="-0.102964334587074" calcext:value-type="float">
            <text:p>-0.1029643346</text:p>
          </table:table-cell>
        </table:table-row>
        <table:table-row table:style-name="ro1">
          <table:table-cell office:value-type="float" office:value="85.4" calcext:value-type="float">
            <text:p>85.4</text:p>
          </table:table-cell>
          <table:table-cell office:value-type="float" office:value="-0.102964334587074" calcext:value-type="float">
            <text:p>-0.1029643346</text:p>
          </table:table-cell>
        </table:table-row>
        <table:table-row table:style-name="ro1">
          <table:table-cell office:value-type="float" office:value="85.6" calcext:value-type="float">
            <text:p>85.6</text:p>
          </table:table-cell>
          <table:table-cell office:value-type="float" office:value="-0.0636265540550296" calcext:value-type="float">
            <text:p>-0.0636265541</text:p>
          </table:table-cell>
        </table:table-row>
        <table:table-row table:style-name="ro1">
          <table:table-cell office:value-type="float" office:value="85.8" calcext:value-type="float">
            <text:p>85.8</text:p>
          </table:table-cell>
          <table:table-cell office:value-type="float" office:value="-0.0242887735229864" calcext:value-type="float">
            <text:p>-0.024288773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0.0242887735229864" calcext:value-type="float">
            <text:p>-0.0242887735</text:p>
          </table:table-cell>
        </table:table-row>
        <table:table-row table:style-name="ro1">
          <table:table-cell office:value-type="float" office:value="86.2" calcext:value-type="float">
            <text:p>86.2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86.8" calcext:value-type="float">
            <text:p>86.8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87.2" calcext:value-type="float">
            <text:p>87.2</text:p>
          </table:table-cell>
          <table:table-cell office:value-type="float" office:value="0.0937245680731449" calcext:value-type="float">
            <text:p>0.0937245681</text:p>
          </table:table-cell>
        </table:table-row>
        <table:table-row table:style-name="ro1">
          <table:table-cell office:value-type="float" office:value="87.4" calcext:value-type="float">
            <text:p>87.4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87.6" calcext:value-type="float">
            <text:p>87.6</text:p>
          </table:table-cell>
          <table:table-cell office:value-type="float" office:value="0.0937245680731449" calcext:value-type="float">
            <text:p>0.0937245681</text:p>
          </table:table-cell>
        </table:table-row>
        <table:table-row table:style-name="ro1">
          <table:table-cell office:value-type="float" office:value="87.8" calcext:value-type="float">
            <text:p>87.8</text:p>
          </table:table-cell>
          <table:table-cell office:value-type="float" office:value="0.0937245680731449" calcext:value-type="float">
            <text:p>0.093724568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88.4" calcext:value-type="float">
            <text:p>88.4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88.6" calcext:value-type="float">
            <text:p>88.6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88.8" calcext:value-type="float">
            <text:p>88.8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89.2" calcext:value-type="float">
            <text:p>89.2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89.4" calcext:value-type="float">
            <text:p>89.4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89.6" calcext:value-type="float">
            <text:p>89.6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89.8" calcext:value-type="float">
            <text:p>89.8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90.2" calcext:value-type="float">
            <text:p>90.2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90.4" calcext:value-type="float">
            <text:p>90.4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90.6" calcext:value-type="float">
            <text:p>90.6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90.8" calcext:value-type="float">
            <text:p>90.8</text:p>
          </table:table-cell>
          <table:table-cell office:value-type="float" office:value="0.172400129137232" calcext:value-type="float">
            <text:p>0.17240012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211737909669276" calcext:value-type="float">
            <text:p>0.2117379097</text:p>
          </table:table-cell>
        </table:table-row>
        <table:table-row table:style-name="ro1">
          <table:table-cell office:value-type="float" office:value="91.2" calcext:value-type="float">
            <text:p>91.2</text:p>
          </table:table-cell>
          <table:table-cell office:value-type="float" office:value="0.526440153925625" calcext:value-type="float">
            <text:p>0.5264401539</text:p>
          </table:table-cell>
        </table:table-row>
        <table:table-row table:style-name="ro1">
          <table:table-cell office:value-type="float" office:value="91.4" calcext:value-type="float">
            <text:p>91.4</text:p>
          </table:table-cell>
          <table:table-cell office:value-type="float" office:value="0.565777934457668" calcext:value-type="float">
            <text:p>0.5657779345</text:p>
          </table:table-cell>
        </table:table-row>
        <table:table-row table:style-name="ro1">
          <table:table-cell office:value-type="float" office:value="91.6" calcext:value-type="float">
            <text:p>91.6</text:p>
          </table:table-cell>
          <table:table-cell office:value-type="float" office:value="0.565777934457668" calcext:value-type="float">
            <text:p>0.5657779345</text:p>
          </table:table-cell>
        </table:table-row>
        <table:table-row table:style-name="ro1">
          <table:table-cell office:value-type="float" office:value="91.8" calcext:value-type="float">
            <text:p>91.8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92.2" calcext:value-type="float">
            <text:p>92.2</text:p>
          </table:table-cell>
          <table:table-cell office:value-type="float" office:value="0.644453495521756" calcext:value-type="float">
            <text:p>0.6444534955</text:p>
          </table:table-cell>
        </table:table-row>
        <table:table-row table:style-name="ro1">
          <table:table-cell office:value-type="float" office:value="92.4" calcext:value-type="float">
            <text:p>92.4</text:p>
          </table:table-cell>
          <table:table-cell office:value-type="float" office:value="0.644453495521756" calcext:value-type="float">
            <text:p>0.6444534955</text:p>
          </table:table-cell>
        </table:table-row>
        <table:table-row table:style-name="ro1">
          <table:table-cell office:value-type="float" office:value="92.6" calcext:value-type="float">
            <text:p>92.6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92.8" calcext:value-type="float">
            <text:p>92.8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93.2" calcext:value-type="float">
            <text:p>93.2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93.4" calcext:value-type="float">
            <text:p>93.4</text:p>
          </table:table-cell>
          <table:table-cell office:value-type="float" office:value="0.565777934457668" calcext:value-type="float">
            <text:p>0.5657779345</text:p>
          </table:table-cell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0.565777934457668" calcext:value-type="float">
            <text:p>0.5657779345</text:p>
          </table:table-cell>
        </table:table-row>
        <table:table-row table:style-name="ro1">
          <table:table-cell office:value-type="float" office:value="93.8" calcext:value-type="float">
            <text:p>93.8</text:p>
          </table:table-cell>
          <table:table-cell office:value-type="float" office:value="0.526440153925625" calcext:value-type="float">
            <text:p>0.526440153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447764592861538" calcext:value-type="float">
            <text:p>0.4477645929</text:p>
          </table:table-cell>
        </table:table-row>
        <table:table-row table:style-name="ro1">
          <table:table-cell office:value-type="float" office:value="94.2" calcext:value-type="float">
            <text:p>94.2</text:p>
          </table:table-cell>
          <table:table-cell office:value-type="float" office:value="0.447764592861538" calcext:value-type="float">
            <text:p>0.4477645929</text:p>
          </table:table-cell>
        </table:table-row>
        <table:table-row table:style-name="ro1">
          <table:table-cell office:value-type="float" office:value="94.4" calcext:value-type="float">
            <text:p>94.4</text:p>
          </table:table-cell>
          <table:table-cell office:value-type="float" office:value="0.447764592861538" calcext:value-type="float">
            <text:p>0.4477645929</text:p>
          </table:table-cell>
        </table:table-row>
        <table:table-row table:style-name="ro1">
          <table:table-cell office:value-type="float" office:value="94.6" calcext:value-type="float">
            <text:p>94.6</text:p>
          </table:table-cell>
          <table:table-cell office:value-type="float" office:value="0.408426812329494" calcext:value-type="float">
            <text:p>0.4084268123</text:p>
          </table:table-cell>
        </table:table-row>
        <table:table-row table:style-name="ro1">
          <table:table-cell office:value-type="float" office:value="94.8" calcext:value-type="float">
            <text:p>94.8</text:p>
          </table:table-cell>
          <table:table-cell office:value-type="float" office:value="0.369089031797451" calcext:value-type="float">
            <text:p>0.369089031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29751251265407" calcext:value-type="float">
            <text:p>0.3297512513</text:p>
          </table:table-cell>
        </table:table-row>
        <table:table-row table:style-name="ro1">
          <table:table-cell office:value-type="float" office:value="95.2" calcext:value-type="float">
            <text:p>95.2</text:p>
          </table:table-cell>
          <table:table-cell office:value-type="float" office:value="0.329751251265407" calcext:value-type="float">
            <text:p>0.3297512513</text:p>
          </table:table-cell>
        </table:table-row>
        <table:table-row table:style-name="ro1">
          <table:table-cell office:value-type="float" office:value="95.4" calcext:value-type="float">
            <text:p>95.4</text:p>
          </table:table-cell>
          <table:table-cell office:value-type="float" office:value="0.329751251265407" calcext:value-type="float">
            <text:p>0.3297512513</text:p>
          </table:table-cell>
        </table:table-row>
        <table:table-row table:style-name="ro1">
          <table:table-cell office:value-type="float" office:value="95.6" calcext:value-type="float">
            <text:p>95.6</text:p>
          </table:table-cell>
          <table:table-cell office:value-type="float" office:value="0.290413470733363" calcext:value-type="float">
            <text:p>0.2904134707</text:p>
          </table:table-cell>
        </table:table-row>
        <table:table-row table:style-name="ro1">
          <table:table-cell office:value-type="float" office:value="95.8" calcext:value-type="float">
            <text:p>95.8</text:p>
          </table:table-cell>
          <table:table-cell office:value-type="float" office:value="0.290413470733363" calcext:value-type="float">
            <text:p>0.290413470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251075690201319" calcext:value-type="float">
            <text:p>0.2510756902</text:p>
          </table:table-cell>
        </table:table-row>
        <table:table-row table:style-name="ro1">
          <table:table-cell office:value-type="float" office:value="96.2" calcext:value-type="float">
            <text:p>96.2</text:p>
          </table:table-cell>
          <table:table-cell office:value-type="float" office:value="0.251075690201319" calcext:value-type="float">
            <text:p>0.2510756902</text:p>
          </table:table-cell>
        </table:table-row>
        <table:table-row table:style-name="ro1">
          <table:table-cell office:value-type="float" office:value="96.4" calcext:value-type="float">
            <text:p>96.4</text:p>
          </table:table-cell>
          <table:table-cell office:value-type="float" office:value="0.211737909669276" calcext:value-type="float">
            <text:p>0.2117379097</text:p>
          </table:table-cell>
        </table:table-row>
        <table:table-row table:style-name="ro1">
          <table:table-cell office:value-type="float" office:value="96.6" calcext:value-type="float">
            <text:p>96.6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96.8" calcext:value-type="float">
            <text:p>96.8</text:p>
          </table:table-cell>
          <table:table-cell office:value-type="float" office:value="0.0937245680731449" calcext:value-type="float">
            <text:p>0.093724568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937245680731449" calcext:value-type="float">
            <text:p>0.0937245681</text:p>
          </table:table-cell>
        </table:table-row>
        <table:table-row table:style-name="ro1">
          <table:table-cell office:value-type="float" office:value="97.2" calcext:value-type="float">
            <text:p>97.2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97.4" calcext:value-type="float">
            <text:p>97.4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97.6" calcext:value-type="float">
            <text:p>97.6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97.8" calcext:value-type="float">
            <text:p>97.8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98.2" calcext:value-type="float">
            <text:p>98.2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98.4" calcext:value-type="float">
            <text:p>98.4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98.6" calcext:value-type="float">
            <text:p>98.6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98.8" calcext:value-type="float">
            <text:p>98.8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99.2" calcext:value-type="float">
            <text:p>99.2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99.6" calcext:value-type="float">
            <text:p>99.6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00.6" calcext:value-type="float">
            <text:p>100.6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01.2" calcext:value-type="float">
            <text:p>101.2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-0.260315456715248" calcext:value-type="float">
            <text:p>-0.2603154567</text:p>
          </table:table-cell>
        </table:table-row>
        <table:table-row table:style-name="ro1">
          <table:table-cell office:value-type="float" office:value="101.6" calcext:value-type="float">
            <text:p>101.6</text:p>
          </table:table-cell>
          <table:table-cell office:value-type="float" office:value="-0.338991017779335" calcext:value-type="float">
            <text:p>-0.3389910178</text:p>
          </table:table-cell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-0.338991017779335" calcext:value-type="float">
            <text:p>-0.338991017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0.378328798311379" calcext:value-type="float">
            <text:p>-0.3783287983</text:p>
          </table:table-cell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-0.417666578843423" calcext:value-type="float">
            <text:p>-0.4176665788</text:p>
          </table:table-cell>
        </table:table-row>
        <table:table-row table:style-name="ro1">
          <table:table-cell office:value-type="float" office:value="102.4" calcext:value-type="float">
            <text:p>102.4</text:p>
          </table:table-cell>
          <table:table-cell office:value-type="float" office:value="-0.457004359375466" calcext:value-type="float">
            <text:p>-0.4570043594</text:p>
          </table:table-cell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-0.378328798311379" calcext:value-type="float">
            <text:p>-0.3783287983</text:p>
          </table:table-cell>
        </table:table-row>
        <table:table-row table:style-name="ro1">
          <table:table-cell office:value-type="float" office:value="102.8" calcext:value-type="float">
            <text:p>102.8</text:p>
          </table:table-cell>
          <table:table-cell office:value-type="float" office:value="-0.378328798311379" calcext:value-type="float">
            <text:p>-0.378328798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0.417666578843423" calcext:value-type="float">
            <text:p>-0.4176665788</text:p>
          </table:table-cell>
        </table:table-row>
        <table:table-row table:style-name="ro1">
          <table:table-cell office:value-type="float" office:value="103.2" calcext:value-type="float">
            <text:p>103.2</text:p>
          </table:table-cell>
          <table:table-cell office:value-type="float" office:value="-0.378328798311379" calcext:value-type="float">
            <text:p>-0.3783287983</text:p>
          </table:table-cell>
        </table:table-row>
        <table:table-row table:style-name="ro1">
          <table:table-cell office:value-type="float" office:value="103.4" calcext:value-type="float">
            <text:p>103.4</text:p>
          </table:table-cell>
          <table:table-cell office:value-type="float" office:value="-0.378328798311379" calcext:value-type="float">
            <text:p>-0.3783287983</text:p>
          </table:table-cell>
        </table:table-row>
        <table:table-row table:style-name="ro1">
          <table:table-cell office:value-type="float" office:value="103.6" calcext:value-type="float">
            <text:p>103.6</text:p>
          </table:table-cell>
          <table:table-cell office:value-type="float" office:value="-0.378328798311379" calcext:value-type="float">
            <text:p>-0.3783287983</text:p>
          </table:table-cell>
        </table:table-row>
        <table:table-row table:style-name="ro1">
          <table:table-cell office:value-type="float" office:value="103.8" calcext:value-type="float">
            <text:p>103.8</text:p>
          </table:table-cell>
          <table:table-cell office:value-type="float" office:value="-0.338991017779335" calcext:value-type="float">
            <text:p>-0.338991017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0.260315456715248" calcext:value-type="float">
            <text:p>-0.2603154567</text:p>
          </table:table-cell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-0.181639895651161" calcext:value-type="float">
            <text:p>-0.1816398957</text:p>
          </table:table-cell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-0.181639895651161" calcext:value-type="float">
            <text:p>-0.1816398957</text:p>
          </table:table-cell>
        </table:table-row>
        <table:table-row table:style-name="ro1">
          <table:table-cell office:value-type="float" office:value="104.6" calcext:value-type="float">
            <text:p>104.6</text:p>
          </table:table-cell>
          <table:table-cell office:value-type="float" office:value="-0.181639895651161" calcext:value-type="float">
            <text:p>-0.1816398957</text:p>
          </table:table-cell>
        </table:table-row>
        <table:table-row table:style-name="ro1">
          <table:table-cell office:value-type="float" office:value="104.8" calcext:value-type="float">
            <text:p>104.8</text:p>
          </table:table-cell>
          <table:table-cell office:value-type="float" office:value="-0.142302115119117" calcext:value-type="float">
            <text:p>-0.142302115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0.102964334587074" calcext:value-type="float">
            <text:p>-0.1029643346</text:p>
          </table:table-cell>
        </table:table-row>
        <table:table-row table:style-name="ro1">
          <table:table-cell office:value-type="float" office:value="105.2" calcext:value-type="float">
            <text:p>105.2</text:p>
          </table:table-cell>
          <table:table-cell office:value-type="float" office:value="-0.102964334587074" calcext:value-type="float">
            <text:p>-0.1029643346</text:p>
          </table:table-cell>
        </table:table-row>
        <table:table-row table:style-name="ro1">
          <table:table-cell office:value-type="float" office:value="105.4" calcext:value-type="float">
            <text:p>105.4</text:p>
          </table:table-cell>
          <table:table-cell office:value-type="float" office:value="-0.0636265540550296" calcext:value-type="float">
            <text:p>-0.0636265541</text:p>
          </table:table-cell>
        </table:table-row>
        <table:table-row table:style-name="ro1">
          <table:table-cell office:value-type="float" office:value="105.6" calcext:value-type="float">
            <text:p>105.6</text:p>
          </table:table-cell>
          <table:table-cell office:value-type="float" office:value="-0.0636265540550296" calcext:value-type="float">
            <text:p>-0.0636265541</text:p>
          </table:table-cell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-0.0636265540550296" calcext:value-type="float">
            <text:p>-0.063626554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06.2" calcext:value-type="float">
            <text:p>106.2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06.6" calcext:value-type="float">
            <text:p>106.6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106.8" calcext:value-type="float">
            <text:p>106.8</text:p>
          </table:table-cell>
          <table:table-cell office:value-type="float" office:value="0.0937245680731449" calcext:value-type="float">
            <text:p>0.093724568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107.2" calcext:value-type="float">
            <text:p>107.2</text:p>
          </table:table-cell>
          <table:table-cell office:value-type="float" office:value="0.0937245680731449" calcext:value-type="float">
            <text:p>0.0937245681</text:p>
          </table:table-cell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0.0937245680731449" calcext:value-type="float">
            <text:p>0.0937245681</text:p>
          </table:table-cell>
        </table:table-row>
        <table:table-row table:style-name="ro1">
          <table:table-cell office:value-type="float" office:value="107.6" calcext:value-type="float">
            <text:p>107.6</text:p>
          </table:table-cell>
          <table:table-cell office:value-type="float" office:value="0.0937245680731449" calcext:value-type="float">
            <text:p>0.0937245681</text:p>
          </table:table-cell>
        </table:table-row>
        <table:table-row table:style-name="ro1">
          <table:table-cell office:value-type="float" office:value="107.8" calcext:value-type="float">
            <text:p>107.8</text:p>
          </table:table-cell>
          <table:table-cell office:value-type="float" office:value="0.0937245680731449" calcext:value-type="float">
            <text:p>0.093724568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937245680731449" calcext:value-type="float">
            <text:p>0.0937245681</text:p>
          </table:table-cell>
        </table:table-row>
        <table:table-row table:style-name="ro1">
          <table:table-cell office:value-type="float" office:value="108.2" calcext:value-type="float">
            <text:p>108.2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08.4" calcext:value-type="float">
            <text:p>108.4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08.8" calcext:value-type="float">
            <text:p>108.8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937245680731449" calcext:value-type="float">
            <text:p>0.0937245681</text:p>
          </table:table-cell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09.4" calcext:value-type="float">
            <text:p>109.4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09.6" calcext:value-type="float">
            <text:p>109.6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09.8" calcext:value-type="float">
            <text:p>109.8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10.2" calcext:value-type="float">
            <text:p>110.2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10.4" calcext:value-type="float">
            <text:p>110.4</text:p>
          </table:table-cell>
          <table:table-cell office:value-type="float" office:value="0.172400129137232" calcext:value-type="float">
            <text:p>0.1724001291</text:p>
          </table:table-cell>
        </table:table-row>
        <table:table-row table:style-name="ro1">
          <table:table-cell office:value-type="float" office:value="110.6" calcext:value-type="float">
            <text:p>110.6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10.8" calcext:value-type="float">
            <text:p>110.8</text:p>
          </table:table-cell>
          <table:table-cell office:value-type="float" office:value="0.172400129137232" calcext:value-type="float">
            <text:p>0.172400129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251075690201319" calcext:value-type="float">
            <text:p>0.2510756902</text:p>
          </table:table-cell>
        </table:table-row>
        <table:table-row table:style-name="ro1">
          <table:table-cell office:value-type="float" office:value="111.2" calcext:value-type="float">
            <text:p>111.2</text:p>
          </table:table-cell>
          <table:table-cell office:value-type="float" office:value="0.487102373393581" calcext:value-type="float">
            <text:p>0.4871023734</text:p>
          </table:table-cell>
        </table:table-row>
        <table:table-row table:style-name="ro1">
          <table:table-cell office:value-type="float" office:value="111.4" calcext:value-type="float">
            <text:p>111.4</text:p>
          </table:table-cell>
          <table:table-cell office:value-type="float" office:value="0.565777934457668" calcext:value-type="float">
            <text:p>0.5657779345</text:p>
          </table:table-cell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0.565777934457668" calcext:value-type="float">
            <text:p>0.5657779345</text:p>
          </table:table-cell>
        </table:table-row>
        <table:table-row table:style-name="ro1">
          <table:table-cell office:value-type="float" office:value="111.8" calcext:value-type="float">
            <text:p>111.8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0.644453495521756" calcext:value-type="float">
            <text:p>0.6444534955</text:p>
          </table:table-cell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0.644453495521756" calcext:value-type="float">
            <text:p>0.6444534955</text:p>
          </table:table-cell>
        </table:table-row>
        <table:table-row table:style-name="ro1">
          <table:table-cell office:value-type="float" office:value="112.6" calcext:value-type="float">
            <text:p>112.6</text:p>
          </table:table-cell>
          <table:table-cell office:value-type="float" office:value="0.644453495521756" calcext:value-type="float">
            <text:p>0.6444534955</text:p>
          </table:table-cell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0.644453495521756" calcext:value-type="float">
            <text:p>0.644453495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113.2" calcext:value-type="float">
            <text:p>113.2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113.6" calcext:value-type="float">
            <text:p>113.6</text:p>
          </table:table-cell>
          <table:table-cell office:value-type="float" office:value="0.565777934457668" calcext:value-type="float">
            <text:p>0.5657779345</text:p>
          </table:table-cell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0.526440153925625" calcext:value-type="float">
            <text:p>0.526440153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447764592861538" calcext:value-type="float">
            <text:p>0.4477645929</text:p>
          </table:table-cell>
        </table:table-row>
        <table:table-row table:style-name="ro1">
          <table:table-cell office:value-type="float" office:value="114.2" calcext:value-type="float">
            <text:p>114.2</text:p>
          </table:table-cell>
          <table:table-cell office:value-type="float" office:value="0.447764592861538" calcext:value-type="float">
            <text:p>0.4477645929</text:p>
          </table:table-cell>
        </table:table-row>
        <table:table-row table:style-name="ro1">
          <table:table-cell office:value-type="float" office:value="114.4" calcext:value-type="float">
            <text:p>114.4</text:p>
          </table:table-cell>
          <table:table-cell office:value-type="float" office:value="0.408426812329494" calcext:value-type="float">
            <text:p>0.4084268123</text:p>
          </table:table-cell>
        </table:table-row>
        <table:table-row table:style-name="ro1">
          <table:table-cell office:value-type="float" office:value="114.6" calcext:value-type="float">
            <text:p>114.6</text:p>
          </table:table-cell>
          <table:table-cell office:value-type="float" office:value="0.369089031797451" calcext:value-type="float">
            <text:p>0.3690890318</text:p>
          </table:table-cell>
        </table:table-row>
        <table:table-row table:style-name="ro1">
          <table:table-cell office:value-type="float" office:value="114.8" calcext:value-type="float">
            <text:p>114.8</text:p>
          </table:table-cell>
          <table:table-cell office:value-type="float" office:value="0.369089031797451" calcext:value-type="float">
            <text:p>0.369089031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329751251265407" calcext:value-type="float">
            <text:p>0.3297512513</text:p>
          </table:table-cell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0.329751251265407" calcext:value-type="float">
            <text:p>0.3297512513</text:p>
          </table:table-cell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0.290413470733363" calcext:value-type="float">
            <text:p>0.2904134707</text:p>
          </table:table-cell>
        </table:table-row>
        <table:table-row table:style-name="ro1">
          <table:table-cell office:value-type="float" office:value="115.6" calcext:value-type="float">
            <text:p>115.6</text:p>
          </table:table-cell>
          <table:table-cell office:value-type="float" office:value="0.290413470733363" calcext:value-type="float">
            <text:p>0.2904134707</text:p>
          </table:table-cell>
        </table:table-row>
        <table:table-row table:style-name="ro1">
          <table:table-cell office:value-type="float" office:value="115.8" calcext:value-type="float">
            <text:p>115.8</text:p>
          </table:table-cell>
          <table:table-cell office:value-type="float" office:value="0.290413470733363" calcext:value-type="float">
            <text:p>0.290413470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251075690201319" calcext:value-type="float">
            <text:p>0.2510756902</text:p>
          </table:table-cell>
        </table:table-row>
        <table:table-row table:style-name="ro1">
          <table:table-cell office:value-type="float" office:value="116.2" calcext:value-type="float">
            <text:p>116.2</text:p>
          </table:table-cell>
          <table:table-cell office:value-type="float" office:value="0.211737909669276" calcext:value-type="float">
            <text:p>0.2117379097</text:p>
          </table:table-cell>
        </table:table-row>
        <table:table-row table:style-name="ro1">
          <table:table-cell office:value-type="float" office:value="116.4" calcext:value-type="float">
            <text:p>116.4</text:p>
          </table:table-cell>
          <table:table-cell office:value-type="float" office:value="0.172400129137232" calcext:value-type="float">
            <text:p>0.1724001291</text:p>
          </table:table-cell>
        </table:table-row>
        <table:table-row table:style-name="ro1">
          <table:table-cell office:value-type="float" office:value="116.6" calcext:value-type="float">
            <text:p>116.6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16.8" calcext:value-type="float">
            <text:p>116.8</text:p>
          </table:table-cell>
          <table:table-cell office:value-type="float" office:value="0.0937245680731449" calcext:value-type="float">
            <text:p>0.093724568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117.4" calcext:value-type="float">
            <text:p>117.4</text:p>
          </table:table-cell>
          <table:table-cell office:value-type="float" office:value="0.0937245680731449" calcext:value-type="float">
            <text:p>0.0937245681</text:p>
          </table:table-cell>
        </table:table-row>
        <table:table-row table:style-name="ro1">
          <table:table-cell office:value-type="float" office:value="117.6" calcext:value-type="float">
            <text:p>117.6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117.8" calcext:value-type="float">
            <text:p>117.8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18.2" calcext:value-type="float">
            <text:p>118.2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118.4" calcext:value-type="float">
            <text:p>118.4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18.6" calcext:value-type="float">
            <text:p>118.6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18.8" calcext:value-type="float">
            <text:p>118.8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19.2" calcext:value-type="float">
            <text:p>119.2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19.4" calcext:value-type="float">
            <text:p>119.4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19.6" calcext:value-type="float">
            <text:p>119.6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19.8" calcext:value-type="float">
            <text:p>119.8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20.2" calcext:value-type="float">
            <text:p>120.2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20.4" calcext:value-type="float">
            <text:p>120.4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20.6" calcext:value-type="float">
            <text:p>120.6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20.8" calcext:value-type="float">
            <text:p>120.8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21.2" calcext:value-type="float">
            <text:p>121.2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21.4" calcext:value-type="float">
            <text:p>121.4</text:p>
          </table:table-cell>
          <table:table-cell office:value-type="float" office:value="-0.260315456715248" calcext:value-type="float">
            <text:p>-0.2603154567</text:p>
          </table:table-cell>
        </table:table-row>
        <table:table-row table:style-name="ro1">
          <table:table-cell office:value-type="float" office:value="121.6" calcext:value-type="float">
            <text:p>121.6</text:p>
          </table:table-cell>
          <table:table-cell office:value-type="float" office:value="-0.338991017779335" calcext:value-type="float">
            <text:p>-0.3389910178</text:p>
          </table:table-cell>
        </table:table-row>
        <table:table-row table:style-name="ro1">
          <table:table-cell office:value-type="float" office:value="121.8" calcext:value-type="float">
            <text:p>121.8</text:p>
          </table:table-cell>
          <table:table-cell office:value-type="float" office:value="-0.338991017779335" calcext:value-type="float">
            <text:p>-0.338991017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0.378328798311379" calcext:value-type="float">
            <text:p>-0.3783287983</text:p>
          </table:table-cell>
        </table:table-row>
        <table:table-row table:style-name="ro1">
          <table:table-cell office:value-type="float" office:value="122.2" calcext:value-type="float">
            <text:p>122.2</text:p>
          </table:table-cell>
          <table:table-cell office:value-type="float" office:value="-0.417666578843423" calcext:value-type="float">
            <text:p>-0.4176665788</text:p>
          </table:table-cell>
        </table:table-row>
        <table:table-row table:style-name="ro1">
          <table:table-cell office:value-type="float" office:value="122.4" calcext:value-type="float">
            <text:p>122.4</text:p>
          </table:table-cell>
          <table:table-cell office:value-type="float" office:value="-0.378328798311379" calcext:value-type="float">
            <text:p>-0.3783287983</text:p>
          </table:table-cell>
        </table:table-row>
        <table:table-row table:style-name="ro1">
          <table:table-cell office:value-type="float" office:value="122.6" calcext:value-type="float">
            <text:p>122.6</text:p>
          </table:table-cell>
          <table:table-cell office:value-type="float" office:value="-0.417666578843423" calcext:value-type="float">
            <text:p>-0.4176665788</text:p>
          </table:table-cell>
        </table:table-row>
        <table:table-row table:style-name="ro1">
          <table:table-cell office:value-type="float" office:value="122.8" calcext:value-type="float">
            <text:p>122.8</text:p>
          </table:table-cell>
          <table:table-cell office:value-type="float" office:value="-0.378328798311379" calcext:value-type="float">
            <text:p>-0.378328798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0.378328798311379" calcext:value-type="float">
            <text:p>-0.3783287983</text:p>
          </table:table-cell>
        </table:table-row>
        <table:table-row table:style-name="ro1">
          <table:table-cell office:value-type="float" office:value="123.2" calcext:value-type="float">
            <text:p>123.2</text:p>
          </table:table-cell>
          <table:table-cell office:value-type="float" office:value="-0.338991017779335" calcext:value-type="float">
            <text:p>-0.3389910178</text:p>
          </table:table-cell>
        </table:table-row>
        <table:table-row table:style-name="ro1">
          <table:table-cell office:value-type="float" office:value="123.4" calcext:value-type="float">
            <text:p>123.4</text:p>
          </table:table-cell>
          <table:table-cell office:value-type="float" office:value="-0.378328798311379" calcext:value-type="float">
            <text:p>-0.3783287983</text:p>
          </table:table-cell>
        </table:table-row>
        <table:table-row table:style-name="ro1">
          <table:table-cell office:value-type="float" office:value="123.6" calcext:value-type="float">
            <text:p>123.6</text:p>
          </table:table-cell>
          <table:table-cell office:value-type="float" office:value="-0.378328798311379" calcext:value-type="float">
            <text:p>-0.3783287983</text:p>
          </table:table-cell>
        </table:table-row>
        <table:table-row table:style-name="ro1">
          <table:table-cell office:value-type="float" office:value="123.8" calcext:value-type="float">
            <text:p>123.8</text:p>
          </table:table-cell>
          <table:table-cell office:value-type="float" office:value="-0.338991017779335" calcext:value-type="float">
            <text:p>-0.338991017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0.260315456715248" calcext:value-type="float">
            <text:p>-0.2603154567</text:p>
          </table:table-cell>
        </table:table-row>
        <table:table-row table:style-name="ro1">
          <table:table-cell office:value-type="float" office:value="124.2" calcext:value-type="float">
            <text:p>124.2</text:p>
          </table:table-cell>
          <table:table-cell office:value-type="float" office:value="-0.220977676183204" calcext:value-type="float">
            <text:p>-0.2209776762</text:p>
          </table:table-cell>
        </table:table-row>
        <table:table-row table:style-name="ro1">
          <table:table-cell office:value-type="float" office:value="124.4" calcext:value-type="float">
            <text:p>124.4</text:p>
          </table:table-cell>
          <table:table-cell office:value-type="float" office:value="-0.181639895651161" calcext:value-type="float">
            <text:p>-0.1816398957</text:p>
          </table:table-cell>
        </table:table-row>
        <table:table-row table:style-name="ro1">
          <table:table-cell office:value-type="float" office:value="124.6" calcext:value-type="float">
            <text:p>124.6</text:p>
          </table:table-cell>
          <table:table-cell office:value-type="float" office:value="-0.142302115119117" calcext:value-type="float">
            <text:p>-0.1423021151</text:p>
          </table:table-cell>
        </table:table-row>
        <table:table-row table:style-name="ro1">
          <table:table-cell office:value-type="float" office:value="124.8" calcext:value-type="float">
            <text:p>124.8</text:p>
          </table:table-cell>
          <table:table-cell office:value-type="float" office:value="-0.142302115119117" calcext:value-type="float">
            <text:p>-0.142302115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0.102964334587074" calcext:value-type="float">
            <text:p>-0.1029643346</text:p>
          </table:table-cell>
        </table:table-row>
        <table:table-row table:style-name="ro1">
          <table:table-cell office:value-type="float" office:value="125.2" calcext:value-type="float">
            <text:p>125.2</text:p>
          </table:table-cell>
          <table:table-cell office:value-type="float" office:value="-0.102964334587074" calcext:value-type="float">
            <text:p>-0.1029643346</text:p>
          </table:table-cell>
        </table:table-row>
        <table:table-row table:style-name="ro1">
          <table:table-cell office:value-type="float" office:value="125.4" calcext:value-type="float">
            <text:p>125.4</text:p>
          </table:table-cell>
          <table:table-cell office:value-type="float" office:value="-0.0636265540550296" calcext:value-type="float">
            <text:p>-0.0636265541</text:p>
          </table:table-cell>
        </table:table-row>
        <table:table-row table:style-name="ro1">
          <table:table-cell office:value-type="float" office:value="125.6" calcext:value-type="float">
            <text:p>125.6</text:p>
          </table:table-cell>
          <table:table-cell office:value-type="float" office:value="-0.0636265540550296" calcext:value-type="float">
            <text:p>-0.0636265541</text:p>
          </table:table-cell>
        </table:table-row>
        <table:table-row table:style-name="ro1">
          <table:table-cell office:value-type="float" office:value="125.8" calcext:value-type="float">
            <text:p>125.8</text:p>
          </table:table-cell>
          <table:table-cell office:value-type="float" office:value="-0.0636265540550296" calcext:value-type="float">
            <text:p>-0.063626554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0.0242887735229864" calcext:value-type="float">
            <text:p>-0.0242887735</text:p>
          </table:table-cell>
        </table:table-row>
        <table:table-row table:style-name="ro1">
          <table:table-cell office:value-type="float" office:value="126.2" calcext:value-type="float">
            <text:p>126.2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26.4" calcext:value-type="float">
            <text:p>126.4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26.6" calcext:value-type="float">
            <text:p>126.6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126.8" calcext:value-type="float">
            <text:p>126.8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937245680731449" calcext:value-type="float">
            <text:p>0.0937245681</text:p>
          </table:table-cell>
        </table:table-row>
        <table:table-row table:style-name="ro1">
          <table:table-cell office:value-type="float" office:value="127.2" calcext:value-type="float">
            <text:p>127.2</text:p>
          </table:table-cell>
          <table:table-cell office:value-type="float" office:value="0.0937245680731449" calcext:value-type="float">
            <text:p>0.0937245681</text:p>
          </table:table-cell>
        </table:table-row>
        <table:table-row table:style-name="ro1">
          <table:table-cell office:value-type="float" office:value="127.4" calcext:value-type="float">
            <text:p>127.4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27.6" calcext:value-type="float">
            <text:p>127.6</text:p>
          </table:table-cell>
          <table:table-cell office:value-type="float" office:value="0.0937245680731449" calcext:value-type="float">
            <text:p>0.0937245681</text:p>
          </table:table-cell>
        </table:table-row>
        <table:table-row table:style-name="ro1">
          <table:table-cell office:value-type="float" office:value="127.8" calcext:value-type="float">
            <text:p>127.8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28.2" calcext:value-type="float">
            <text:p>128.2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28.4" calcext:value-type="float">
            <text:p>128.4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28.6" calcext:value-type="float">
            <text:p>128.6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28.8" calcext:value-type="float">
            <text:p>128.8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29.2" calcext:value-type="float">
            <text:p>129.2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29.4" calcext:value-type="float">
            <text:p>129.4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29.6" calcext:value-type="float">
            <text:p>129.6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29.8" calcext:value-type="float">
            <text:p>129.8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30.2" calcext:value-type="float">
            <text:p>130.2</text:p>
          </table:table-cell>
          <table:table-cell office:value-type="float" office:value="0.172400129137232" calcext:value-type="float">
            <text:p>0.1724001291</text:p>
          </table:table-cell>
        </table:table-row>
        <table:table-row table:style-name="ro1">
          <table:table-cell office:value-type="float" office:value="130.4" calcext:value-type="float">
            <text:p>130.4</text:p>
          </table:table-cell>
          <table:table-cell office:value-type="float" office:value="0.172400129137232" calcext:value-type="float">
            <text:p>0.1724001291</text:p>
          </table:table-cell>
        </table:table-row>
        <table:table-row table:style-name="ro1">
          <table:table-cell office:value-type="float" office:value="130.6" calcext:value-type="float">
            <text:p>130.6</text:p>
          </table:table-cell>
          <table:table-cell office:value-type="float" office:value="0.172400129137232" calcext:value-type="float">
            <text:p>0.1724001291</text:p>
          </table:table-cell>
        </table:table-row>
        <table:table-row table:style-name="ro1">
          <table:table-cell office:value-type="float" office:value="130.8" calcext:value-type="float">
            <text:p>130.8</text:p>
          </table:table-cell>
          <table:table-cell office:value-type="float" office:value="0.172400129137232" calcext:value-type="float">
            <text:p>0.172400129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251075690201319" calcext:value-type="float">
            <text:p>0.2510756902</text:p>
          </table:table-cell>
        </table:table-row>
        <table:table-row table:style-name="ro1">
          <table:table-cell office:value-type="float" office:value="131.2" calcext:value-type="float">
            <text:p>131.2</text:p>
          </table:table-cell>
          <table:table-cell office:value-type="float" office:value="0.526440153925625" calcext:value-type="float">
            <text:p>0.5264401539</text:p>
          </table:table-cell>
        </table:table-row>
        <table:table-row table:style-name="ro1">
          <table:table-cell office:value-type="float" office:value="131.4" calcext:value-type="float">
            <text:p>131.4</text:p>
          </table:table-cell>
          <table:table-cell office:value-type="float" office:value="0.565777934457668" calcext:value-type="float">
            <text:p>0.5657779345</text:p>
          </table:table-cell>
        </table:table-row>
        <table:table-row table:style-name="ro1">
          <table:table-cell office:value-type="float" office:value="131.6" calcext:value-type="float">
            <text:p>131.6</text:p>
          </table:table-cell>
          <table:table-cell office:value-type="float" office:value="0.565777934457668" calcext:value-type="float">
            <text:p>0.5657779345</text:p>
          </table:table-cell>
        </table:table-row>
        <table:table-row table:style-name="ro1">
          <table:table-cell office:value-type="float" office:value="131.8" calcext:value-type="float">
            <text:p>131.8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132.2" calcext:value-type="float">
            <text:p>132.2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132.4" calcext:value-type="float">
            <text:p>132.4</text:p>
          </table:table-cell>
          <table:table-cell office:value-type="float" office:value="0.644453495521756" calcext:value-type="float">
            <text:p>0.6444534955</text:p>
          </table:table-cell>
        </table:table-row>
        <table:table-row table:style-name="ro1">
          <table:table-cell office:value-type="float" office:value="132.6" calcext:value-type="float">
            <text:p>132.6</text:p>
          </table:table-cell>
          <table:table-cell office:value-type="float" office:value="0.644453495521756" calcext:value-type="float">
            <text:p>0.6444534955</text:p>
          </table:table-cell>
        </table:table-row>
        <table:table-row table:style-name="ro1">
          <table:table-cell office:value-type="float" office:value="132.8" calcext:value-type="float">
            <text:p>132.8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133.2" calcext:value-type="float">
            <text:p>133.2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133.4" calcext:value-type="float">
            <text:p>133.4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133.6" calcext:value-type="float">
            <text:p>133.6</text:p>
          </table:table-cell>
          <table:table-cell office:value-type="float" office:value="0.565777934457668" calcext:value-type="float">
            <text:p>0.5657779345</text:p>
          </table:table-cell>
        </table:table-row>
        <table:table-row table:style-name="ro1">
          <table:table-cell office:value-type="float" office:value="133.8" calcext:value-type="float">
            <text:p>133.8</text:p>
          </table:table-cell>
          <table:table-cell office:value-type="float" office:value="0.526440153925625" calcext:value-type="float">
            <text:p>0.526440153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447764592861538" calcext:value-type="float">
            <text:p>0.4477645929</text:p>
          </table:table-cell>
        </table:table-row>
        <table:table-row table:style-name="ro1">
          <table:table-cell office:value-type="float" office:value="134.2" calcext:value-type="float">
            <text:p>134.2</text:p>
          </table:table-cell>
          <table:table-cell office:value-type="float" office:value="0.447764592861538" calcext:value-type="float">
            <text:p>0.4477645929</text:p>
          </table:table-cell>
        </table:table-row>
        <table:table-row table:style-name="ro1">
          <table:table-cell office:value-type="float" office:value="134.4" calcext:value-type="float">
            <text:p>134.4</text:p>
          </table:table-cell>
          <table:table-cell office:value-type="float" office:value="0.447764592861538" calcext:value-type="float">
            <text:p>0.4477645929</text:p>
          </table:table-cell>
        </table:table-row>
        <table:table-row table:style-name="ro1">
          <table:table-cell office:value-type="float" office:value="134.6" calcext:value-type="float">
            <text:p>134.6</text:p>
          </table:table-cell>
          <table:table-cell office:value-type="float" office:value="0.408426812329494" calcext:value-type="float">
            <text:p>0.4084268123</text:p>
          </table:table-cell>
        </table:table-row>
        <table:table-row table:style-name="ro1">
          <table:table-cell office:value-type="float" office:value="134.8" calcext:value-type="float">
            <text:p>134.8</text:p>
          </table:table-cell>
          <table:table-cell office:value-type="float" office:value="0.369089031797451" calcext:value-type="float">
            <text:p>0.369089031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369089031797451" calcext:value-type="float">
            <text:p>0.3690890318</text:p>
          </table:table-cell>
        </table:table-row>
        <table:table-row table:style-name="ro1">
          <table:table-cell office:value-type="float" office:value="135.2" calcext:value-type="float">
            <text:p>135.2</text:p>
          </table:table-cell>
          <table:table-cell office:value-type="float" office:value="0.329751251265407" calcext:value-type="float">
            <text:p>0.3297512513</text:p>
          </table:table-cell>
        </table:table-row>
        <table:table-row table:style-name="ro1">
          <table:table-cell office:value-type="float" office:value="135.4" calcext:value-type="float">
            <text:p>135.4</text:p>
          </table:table-cell>
          <table:table-cell office:value-type="float" office:value="0.290413470733363" calcext:value-type="float">
            <text:p>0.2904134707</text:p>
          </table:table-cell>
        </table:table-row>
        <table:table-row table:style-name="ro1">
          <table:table-cell office:value-type="float" office:value="135.6" calcext:value-type="float">
            <text:p>135.6</text:p>
          </table:table-cell>
          <table:table-cell office:value-type="float" office:value="0.290413470733363" calcext:value-type="float">
            <text:p>0.2904134707</text:p>
          </table:table-cell>
        </table:table-row>
        <table:table-row table:style-name="ro1">
          <table:table-cell office:value-type="float" office:value="135.8" calcext:value-type="float">
            <text:p>135.8</text:p>
          </table:table-cell>
          <table:table-cell office:value-type="float" office:value="0.290413470733363" calcext:value-type="float">
            <text:p>0.290413470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251075690201319" calcext:value-type="float">
            <text:p>0.2510756902</text:p>
          </table:table-cell>
        </table:table-row>
        <table:table-row table:style-name="ro1">
          <table:table-cell office:value-type="float" office:value="136.2" calcext:value-type="float">
            <text:p>136.2</text:p>
          </table:table-cell>
          <table:table-cell office:value-type="float" office:value="0.251075690201319" calcext:value-type="float">
            <text:p>0.2510756902</text:p>
          </table:table-cell>
        </table:table-row>
        <table:table-row table:style-name="ro1">
          <table:table-cell office:value-type="float" office:value="136.4" calcext:value-type="float">
            <text:p>136.4</text:p>
          </table:table-cell>
          <table:table-cell office:value-type="float" office:value="0.211737909669276" calcext:value-type="float">
            <text:p>0.2117379097</text:p>
          </table:table-cell>
        </table:table-row>
        <table:table-row table:style-name="ro1">
          <table:table-cell office:value-type="float" office:value="136.6" calcext:value-type="float">
            <text:p>136.6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36.8" calcext:value-type="float">
            <text:p>136.8</text:p>
          </table:table-cell>
          <table:table-cell office:value-type="float" office:value="0.0937245680731449" calcext:value-type="float">
            <text:p>0.093724568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937245680731449" calcext:value-type="float">
            <text:p>0.0937245681</text:p>
          </table:table-cell>
        </table:table-row>
        <table:table-row table:style-name="ro1">
          <table:table-cell office:value-type="float" office:value="137.2" calcext:value-type="float">
            <text:p>137.2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137.4" calcext:value-type="float">
            <text:p>137.4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137.6" calcext:value-type="float">
            <text:p>137.6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137.8" calcext:value-type="float">
            <text:p>137.8</text:p>
          </table:table-cell>
          <table:table-cell office:value-type="float" office:value="0.0937245680731449" calcext:value-type="float">
            <text:p>0.093724568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138.2" calcext:value-type="float">
            <text:p>138.2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38.4" calcext:value-type="float">
            <text:p>138.4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38.6" calcext:value-type="float">
            <text:p>138.6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38.8" calcext:value-type="float">
            <text:p>138.8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39.2" calcext:value-type="float">
            <text:p>139.2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39.4" calcext:value-type="float">
            <text:p>139.4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39.6" calcext:value-type="float">
            <text:p>139.6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39.8" calcext:value-type="float">
            <text:p>139.8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40.2" calcext:value-type="float">
            <text:p>140.2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40.4" calcext:value-type="float">
            <text:p>140.4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40.6" calcext:value-type="float">
            <text:p>140.6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40.8" calcext:value-type="float">
            <text:p>140.8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41.2" calcext:value-type="float">
            <text:p>141.2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41.4" calcext:value-type="float">
            <text:p>141.4</text:p>
          </table:table-cell>
          <table:table-cell office:value-type="float" office:value="-0.299653237247291" calcext:value-type="float">
            <text:p>-0.2996532372</text:p>
          </table:table-cell>
        </table:table-row>
        <table:table-row table:style-name="ro1">
          <table:table-cell office:value-type="float" office:value="141.6" calcext:value-type="float">
            <text:p>141.6</text:p>
          </table:table-cell>
          <table:table-cell office:value-type="float" office:value="-0.299653237247291" calcext:value-type="float">
            <text:p>-0.2996532372</text:p>
          </table:table-cell>
        </table:table-row>
        <table:table-row table:style-name="ro1">
          <table:table-cell office:value-type="float" office:value="141.8" calcext:value-type="float">
            <text:p>141.8</text:p>
          </table:table-cell>
          <table:table-cell office:value-type="float" office:value="-0.338991017779335" calcext:value-type="float">
            <text:p>-0.338991017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0.378328798311379" calcext:value-type="float">
            <text:p>-0.3783287983</text:p>
          </table:table-cell>
        </table:table-row>
        <table:table-row table:style-name="ro1">
          <table:table-cell office:value-type="float" office:value="142.2" calcext:value-type="float">
            <text:p>142.2</text:p>
          </table:table-cell>
          <table:table-cell office:value-type="float" office:value="-0.417666578843423" calcext:value-type="float">
            <text:p>-0.4176665788</text:p>
          </table:table-cell>
        </table:table-row>
        <table:table-row table:style-name="ro1">
          <table:table-cell office:value-type="float" office:value="142.4" calcext:value-type="float">
            <text:p>142.4</text:p>
          </table:table-cell>
          <table:table-cell office:value-type="float" office:value="-0.417666578843423" calcext:value-type="float">
            <text:p>-0.4176665788</text:p>
          </table:table-cell>
        </table:table-row>
        <table:table-row table:style-name="ro1">
          <table:table-cell office:value-type="float" office:value="142.6" calcext:value-type="float">
            <text:p>142.6</text:p>
          </table:table-cell>
          <table:table-cell office:value-type="float" office:value="-0.417666578843423" calcext:value-type="float">
            <text:p>-0.4176665788</text:p>
          </table:table-cell>
        </table:table-row>
        <table:table-row table:style-name="ro1">
          <table:table-cell office:value-type="float" office:value="142.8" calcext:value-type="float">
            <text:p>142.8</text:p>
          </table:table-cell>
          <table:table-cell office:value-type="float" office:value="-0.417666578843423" calcext:value-type="float">
            <text:p>-0.417666578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0.378328798311379" calcext:value-type="float">
            <text:p>-0.3783287983</text:p>
          </table:table-cell>
        </table:table-row>
        <table:table-row table:style-name="ro1">
          <table:table-cell office:value-type="float" office:value="143.2" calcext:value-type="float">
            <text:p>143.2</text:p>
          </table:table-cell>
          <table:table-cell office:value-type="float" office:value="-0.378328798311379" calcext:value-type="float">
            <text:p>-0.3783287983</text:p>
          </table:table-cell>
        </table:table-row>
        <table:table-row table:style-name="ro1">
          <table:table-cell office:value-type="float" office:value="143.4" calcext:value-type="float">
            <text:p>143.4</text:p>
          </table:table-cell>
          <table:table-cell office:value-type="float" office:value="-0.378328798311379" calcext:value-type="float">
            <text:p>-0.3783287983</text:p>
          </table:table-cell>
        </table:table-row>
        <table:table-row table:style-name="ro1">
          <table:table-cell office:value-type="float" office:value="143.6" calcext:value-type="float">
            <text:p>143.6</text:p>
          </table:table-cell>
          <table:table-cell office:value-type="float" office:value="-0.378328798311379" calcext:value-type="float">
            <text:p>-0.3783287983</text:p>
          </table:table-cell>
        </table:table-row>
        <table:table-row table:style-name="ro1">
          <table:table-cell office:value-type="float" office:value="143.8" calcext:value-type="float">
            <text:p>143.8</text:p>
          </table:table-cell>
          <table:table-cell office:value-type="float" office:value="-0.299653237247291" calcext:value-type="float">
            <text:p>-0.299653237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0.260315456715248" calcext:value-type="float">
            <text:p>-0.2603154567</text:p>
          </table:table-cell>
        </table:table-row>
        <table:table-row table:style-name="ro1">
          <table:table-cell office:value-type="float" office:value="144.2" calcext:value-type="float">
            <text:p>144.2</text:p>
          </table:table-cell>
          <table:table-cell office:value-type="float" office:value="-0.181639895651161" calcext:value-type="float">
            <text:p>-0.1816398957</text:p>
          </table:table-cell>
        </table:table-row>
        <table:table-row table:style-name="ro1">
          <table:table-cell office:value-type="float" office:value="144.4" calcext:value-type="float">
            <text:p>144.4</text:p>
          </table:table-cell>
          <table:table-cell office:value-type="float" office:value="-0.142302115119117" calcext:value-type="float">
            <text:p>-0.1423021151</text:p>
          </table:table-cell>
        </table:table-row>
        <table:table-row table:style-name="ro1">
          <table:table-cell office:value-type="float" office:value="144.6" calcext:value-type="float">
            <text:p>144.6</text:p>
          </table:table-cell>
          <table:table-cell office:value-type="float" office:value="-0.181639895651161" calcext:value-type="float">
            <text:p>-0.1816398957</text:p>
          </table:table-cell>
        </table:table-row>
        <table:table-row table:style-name="ro1">
          <table:table-cell office:value-type="float" office:value="144.8" calcext:value-type="float">
            <text:p>144.8</text:p>
          </table:table-cell>
          <table:table-cell office:value-type="float" office:value="-0.142302115119117" calcext:value-type="float">
            <text:p>-0.142302115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0.102964334587074" calcext:value-type="float">
            <text:p>-0.1029643346</text:p>
          </table:table-cell>
        </table:table-row>
        <table:table-row table:style-name="ro1">
          <table:table-cell office:value-type="float" office:value="145.2" calcext:value-type="float">
            <text:p>145.2</text:p>
          </table:table-cell>
          <table:table-cell office:value-type="float" office:value="-0.102964334587074" calcext:value-type="float">
            <text:p>-0.1029643346</text:p>
          </table:table-cell>
        </table:table-row>
        <table:table-row table:style-name="ro1">
          <table:table-cell office:value-type="float" office:value="145.4" calcext:value-type="float">
            <text:p>145.4</text:p>
          </table:table-cell>
          <table:table-cell office:value-type="float" office:value="-0.102964334587074" calcext:value-type="float">
            <text:p>-0.1029643346</text:p>
          </table:table-cell>
        </table:table-row>
        <table:table-row table:style-name="ro1">
          <table:table-cell office:value-type="float" office:value="145.6" calcext:value-type="float">
            <text:p>145.6</text:p>
          </table:table-cell>
          <table:table-cell office:value-type="float" office:value="-0.0636265540550296" calcext:value-type="float">
            <text:p>-0.0636265541</text:p>
          </table:table-cell>
        </table:table-row>
        <table:table-row table:style-name="ro1">
          <table:table-cell office:value-type="float" office:value="145.8" calcext:value-type="float">
            <text:p>145.8</text:p>
          </table:table-cell>
          <table:table-cell office:value-type="float" office:value="-0.0242887735229864" calcext:value-type="float">
            <text:p>-0.024288773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0.0242887735229864" calcext:value-type="float">
            <text:p>-0.0242887735</text:p>
          </table:table-cell>
        </table:table-row>
        <table:table-row table:style-name="ro1">
          <table:table-cell office:value-type="float" office:value="146.2" calcext:value-type="float">
            <text:p>146.2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46.4" calcext:value-type="float">
            <text:p>146.4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46.6" calcext:value-type="float">
            <text:p>146.6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146.8" calcext:value-type="float">
            <text:p>146.8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147.2" calcext:value-type="float">
            <text:p>147.2</text:p>
          </table:table-cell>
          <table:table-cell office:value-type="float" office:value="0.0937245680731449" calcext:value-type="float">
            <text:p>0.0937245681</text:p>
          </table:table-cell>
        </table:table-row>
        <table:table-row table:style-name="ro1">
          <table:table-cell office:value-type="float" office:value="147.4" calcext:value-type="float">
            <text:p>147.4</text:p>
          </table:table-cell>
          <table:table-cell office:value-type="float" office:value="0.0937245680731449" calcext:value-type="float">
            <text:p>0.0937245681</text:p>
          </table:table-cell>
        </table:table-row>
        <table:table-row table:style-name="ro1">
          <table:table-cell office:value-type="float" office:value="147.6" calcext:value-type="float">
            <text:p>147.6</text:p>
          </table:table-cell>
          <table:table-cell office:value-type="float" office:value="0.0937245680731449" calcext:value-type="float">
            <text:p>0.0937245681</text:p>
          </table:table-cell>
        </table:table-row>
        <table:table-row table:style-name="ro1">
          <table:table-cell office:value-type="float" office:value="147.8" calcext:value-type="float">
            <text:p>147.8</text:p>
          </table:table-cell>
          <table:table-cell office:value-type="float" office:value="0.0937245680731449" calcext:value-type="float">
            <text:p>0.093724568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48.2" calcext:value-type="float">
            <text:p>148.2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48.4" calcext:value-type="float">
            <text:p>148.4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48.6" calcext:value-type="float">
            <text:p>148.6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48.8" calcext:value-type="float">
            <text:p>148.8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49.2" calcext:value-type="float">
            <text:p>149.2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49.4" calcext:value-type="float">
            <text:p>149.4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49.6" calcext:value-type="float">
            <text:p>149.6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49.8" calcext:value-type="float">
            <text:p>149.8</text:p>
          </table:table-cell>
          <table:table-cell office:value-type="float" office:value="0.172400129137232" calcext:value-type="float">
            <text:p>0.17240012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72400129137232" calcext:value-type="float">
            <text:p>0.1724001291</text:p>
          </table:table-cell>
        </table:table-row>
        <table:table-row table:style-name="ro1">
          <table:table-cell office:value-type="float" office:value="150.2" calcext:value-type="float">
            <text:p>150.2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50.4" calcext:value-type="float">
            <text:p>150.4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50.6" calcext:value-type="float">
            <text:p>150.6</text:p>
          </table:table-cell>
          <table:table-cell office:value-type="float" office:value="0.172400129137232" calcext:value-type="float">
            <text:p>0.1724001291</text:p>
          </table:table-cell>
        </table:table-row>
        <table:table-row table:style-name="ro1">
          <table:table-cell office:value-type="float" office:value="150.8" calcext:value-type="float">
            <text:p>150.8</text:p>
          </table:table-cell>
          <table:table-cell office:value-type="float" office:value="0.172400129137232" calcext:value-type="float">
            <text:p>0.172400129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211737909669276" calcext:value-type="float">
            <text:p>0.2117379097</text:p>
          </table:table-cell>
        </table:table-row>
        <table:table-row table:style-name="ro1">
          <table:table-cell office:value-type="float" office:value="151.2" calcext:value-type="float">
            <text:p>151.2</text:p>
          </table:table-cell>
          <table:table-cell office:value-type="float" office:value="0.526440153925625" calcext:value-type="float">
            <text:p>0.5264401539</text:p>
          </table:table-cell>
        </table:table-row>
        <table:table-row table:style-name="ro1">
          <table:table-cell office:value-type="float" office:value="151.4" calcext:value-type="float">
            <text:p>151.4</text:p>
          </table:table-cell>
          <table:table-cell office:value-type="float" office:value="0.565777934457668" calcext:value-type="float">
            <text:p>0.5657779345</text:p>
          </table:table-cell>
        </table:table-row>
        <table:table-row table:style-name="ro1">
          <table:table-cell office:value-type="float" office:value="151.6" calcext:value-type="float">
            <text:p>151.6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151.8" calcext:value-type="float">
            <text:p>151.8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152.2" calcext:value-type="float">
            <text:p>152.2</text:p>
          </table:table-cell>
          <table:table-cell office:value-type="float" office:value="0.644453495521756" calcext:value-type="float">
            <text:p>0.6444534955</text:p>
          </table:table-cell>
        </table:table-row>
        <table:table-row table:style-name="ro1">
          <table:table-cell office:value-type="float" office:value="152.4" calcext:value-type="float">
            <text:p>152.4</text:p>
          </table:table-cell>
          <table:table-cell office:value-type="float" office:value="0.644453495521756" calcext:value-type="float">
            <text:p>0.6444534955</text:p>
          </table:table-cell>
        </table:table-row>
        <table:table-row table:style-name="ro1">
          <table:table-cell office:value-type="float" office:value="152.6" calcext:value-type="float">
            <text:p>152.6</text:p>
          </table:table-cell>
          <table:table-cell office:value-type="float" office:value="0.644453495521756" calcext:value-type="float">
            <text:p>0.6444534955</text:p>
          </table:table-cell>
        </table:table-row>
        <table:table-row table:style-name="ro1">
          <table:table-cell office:value-type="float" office:value="152.8" calcext:value-type="float">
            <text:p>152.8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644453495521756" calcext:value-type="float">
            <text:p>0.6444534955</text:p>
          </table:table-cell>
        </table:table-row>
        <table:table-row table:style-name="ro1">
          <table:table-cell office:value-type="float" office:value="153.2" calcext:value-type="float">
            <text:p>153.2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153.4" calcext:value-type="float">
            <text:p>153.4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153.6" calcext:value-type="float">
            <text:p>153.6</text:p>
          </table:table-cell>
          <table:table-cell office:value-type="float" office:value="0.565777934457668" calcext:value-type="float">
            <text:p>0.5657779345</text:p>
          </table:table-cell>
        </table:table-row>
        <table:table-row table:style-name="ro1">
          <table:table-cell office:value-type="float" office:value="153.8" calcext:value-type="float">
            <text:p>153.8</text:p>
          </table:table-cell>
          <table:table-cell office:value-type="float" office:value="0.526440153925625" calcext:value-type="float">
            <text:p>0.526440153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447764592861538" calcext:value-type="float">
            <text:p>0.4477645929</text:p>
          </table:table-cell>
        </table:table-row>
        <table:table-row table:style-name="ro1">
          <table:table-cell office:value-type="float" office:value="154.2" calcext:value-type="float">
            <text:p>154.2</text:p>
          </table:table-cell>
          <table:table-cell office:value-type="float" office:value="0.447764592861538" calcext:value-type="float">
            <text:p>0.4477645929</text:p>
          </table:table-cell>
        </table:table-row>
        <table:table-row table:style-name="ro1">
          <table:table-cell office:value-type="float" office:value="154.4" calcext:value-type="float">
            <text:p>154.4</text:p>
          </table:table-cell>
          <table:table-cell office:value-type="float" office:value="0.447764592861538" calcext:value-type="float">
            <text:p>0.4477645929</text:p>
          </table:table-cell>
        </table:table-row>
        <table:table-row table:style-name="ro1">
          <table:table-cell office:value-type="float" office:value="154.6" calcext:value-type="float">
            <text:p>154.6</text:p>
          </table:table-cell>
          <table:table-cell office:value-type="float" office:value="0.408426812329494" calcext:value-type="float">
            <text:p>0.4084268123</text:p>
          </table:table-cell>
        </table:table-row>
        <table:table-row table:style-name="ro1">
          <table:table-cell office:value-type="float" office:value="154.8" calcext:value-type="float">
            <text:p>154.8</text:p>
          </table:table-cell>
          <table:table-cell office:value-type="float" office:value="0.369089031797451" calcext:value-type="float">
            <text:p>0.369089031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369089031797451" calcext:value-type="float">
            <text:p>0.3690890318</text:p>
          </table:table-cell>
        </table:table-row>
        <table:table-row table:style-name="ro1">
          <table:table-cell office:value-type="float" office:value="155.2" calcext:value-type="float">
            <text:p>155.2</text:p>
          </table:table-cell>
          <table:table-cell office:value-type="float" office:value="0.329751251265407" calcext:value-type="float">
            <text:p>0.3297512513</text:p>
          </table:table-cell>
        </table:table-row>
        <table:table-row table:style-name="ro1">
          <table:table-cell office:value-type="float" office:value="155.4" calcext:value-type="float">
            <text:p>155.4</text:p>
          </table:table-cell>
          <table:table-cell office:value-type="float" office:value="0.290413470733363" calcext:value-type="float">
            <text:p>0.2904134707</text:p>
          </table:table-cell>
        </table:table-row>
        <table:table-row table:style-name="ro1">
          <table:table-cell office:value-type="float" office:value="155.6" calcext:value-type="float">
            <text:p>155.6</text:p>
          </table:table-cell>
          <table:table-cell office:value-type="float" office:value="0.290413470733363" calcext:value-type="float">
            <text:p>0.2904134707</text:p>
          </table:table-cell>
        </table:table-row>
        <table:table-row table:style-name="ro1">
          <table:table-cell office:value-type="float" office:value="155.8" calcext:value-type="float">
            <text:p>155.8</text:p>
          </table:table-cell>
          <table:table-cell office:value-type="float" office:value="0.251075690201319" calcext:value-type="float">
            <text:p>0.251075690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251075690201319" calcext:value-type="float">
            <text:p>0.2510756902</text:p>
          </table:table-cell>
        </table:table-row>
        <table:table-row table:style-name="ro1">
          <table:table-cell office:value-type="float" office:value="156.2" calcext:value-type="float">
            <text:p>156.2</text:p>
          </table:table-cell>
          <table:table-cell office:value-type="float" office:value="0.251075690201319" calcext:value-type="float">
            <text:p>0.2510756902</text:p>
          </table:table-cell>
        </table:table-row>
        <table:table-row table:style-name="ro1">
          <table:table-cell office:value-type="float" office:value="156.4" calcext:value-type="float">
            <text:p>156.4</text:p>
          </table:table-cell>
          <table:table-cell office:value-type="float" office:value="0.211737909669276" calcext:value-type="float">
            <text:p>0.2117379097</text:p>
          </table:table-cell>
        </table:table-row>
        <table:table-row table:style-name="ro1">
          <table:table-cell office:value-type="float" office:value="156.6" calcext:value-type="float">
            <text:p>156.6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56.8" calcext:value-type="float">
            <text:p>156.8</text:p>
          </table:table-cell>
          <table:table-cell office:value-type="float" office:value="0.0937245680731449" calcext:value-type="float">
            <text:p>0.093724568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937245680731449" calcext:value-type="float">
            <text:p>0.0937245681</text:p>
          </table:table-cell>
        </table:table-row>
        <table:table-row table:style-name="ro1">
          <table:table-cell office:value-type="float" office:value="157.2" calcext:value-type="float">
            <text:p>157.2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157.4" calcext:value-type="float">
            <text:p>157.4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157.6" calcext:value-type="float">
            <text:p>157.6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157.8" calcext:value-type="float">
            <text:p>157.8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158.2" calcext:value-type="float">
            <text:p>158.2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58.4" calcext:value-type="float">
            <text:p>158.4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58.6" calcext:value-type="float">
            <text:p>158.6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58.8" calcext:value-type="float">
            <text:p>158.8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59.2" calcext:value-type="float">
            <text:p>159.2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59.4" calcext:value-type="float">
            <text:p>159.4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59.6" calcext:value-type="float">
            <text:p>159.6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59.8" calcext:value-type="float">
            <text:p>159.8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60.2" calcext:value-type="float">
            <text:p>160.2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60.4" calcext:value-type="float">
            <text:p>160.4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60.6" calcext:value-type="float">
            <text:p>160.6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60.8" calcext:value-type="float">
            <text:p>160.8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61.2" calcext:value-type="float">
            <text:p>161.2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61.4" calcext:value-type="float">
            <text:p>161.4</text:p>
          </table:table-cell>
          <table:table-cell office:value-type="float" office:value="-0.299653237247291" calcext:value-type="float">
            <text:p>-0.2996532372</text:p>
          </table:table-cell>
        </table:table-row>
        <table:table-row table:style-name="ro1">
          <table:table-cell office:value-type="float" office:value="161.6" calcext:value-type="float">
            <text:p>161.6</text:p>
          </table:table-cell>
          <table:table-cell office:value-type="float" office:value="-0.338991017779335" calcext:value-type="float">
            <text:p>-0.3389910178</text:p>
          </table:table-cell>
        </table:table-row>
        <table:table-row table:style-name="ro1">
          <table:table-cell office:value-type="float" office:value="161.8" calcext:value-type="float">
            <text:p>161.8</text:p>
          </table:table-cell>
          <table:table-cell office:value-type="float" office:value="-0.378328798311379" calcext:value-type="float">
            <text:p>-0.378328798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0.378328798311379" calcext:value-type="float">
            <text:p>-0.3783287983</text:p>
          </table:table-cell>
        </table:table-row>
        <table:table-row table:style-name="ro1">
          <table:table-cell office:value-type="float" office:value="162.2" calcext:value-type="float">
            <text:p>162.2</text:p>
          </table:table-cell>
          <table:table-cell office:value-type="float" office:value="-0.378328798311379" calcext:value-type="float">
            <text:p>-0.3783287983</text:p>
          </table:table-cell>
        </table:table-row>
        <table:table-row table:style-name="ro1">
          <table:table-cell office:value-type="float" office:value="162.4" calcext:value-type="float">
            <text:p>162.4</text:p>
          </table:table-cell>
          <table:table-cell office:value-type="float" office:value="-0.417666578843423" calcext:value-type="float">
            <text:p>-0.4176665788</text:p>
          </table:table-cell>
        </table:table-row>
        <table:table-row table:style-name="ro1">
          <table:table-cell office:value-type="float" office:value="162.6" calcext:value-type="float">
            <text:p>162.6</text:p>
          </table:table-cell>
          <table:table-cell office:value-type="float" office:value="-0.417666578843423" calcext:value-type="float">
            <text:p>-0.4176665788</text:p>
          </table:table-cell>
        </table:table-row>
        <table:table-row table:style-name="ro1">
          <table:table-cell office:value-type="float" office:value="162.8" calcext:value-type="float">
            <text:p>162.8</text:p>
          </table:table-cell>
          <table:table-cell office:value-type="float" office:value="-0.417666578843423" calcext:value-type="float">
            <text:p>-0.417666578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0.378328798311379" calcext:value-type="float">
            <text:p>-0.3783287983</text:p>
          </table:table-cell>
        </table:table-row>
        <table:table-row table:style-name="ro1">
          <table:table-cell office:value-type="float" office:value="163.2" calcext:value-type="float">
            <text:p>163.2</text:p>
          </table:table-cell>
          <table:table-cell office:value-type="float" office:value="-0.378328798311379" calcext:value-type="float">
            <text:p>-0.3783287983</text:p>
          </table:table-cell>
        </table:table-row>
        <table:table-row table:style-name="ro1">
          <table:table-cell office:value-type="float" office:value="163.4" calcext:value-type="float">
            <text:p>163.4</text:p>
          </table:table-cell>
          <table:table-cell office:value-type="float" office:value="-0.378328798311379" calcext:value-type="float">
            <text:p>-0.3783287983</text:p>
          </table:table-cell>
        </table:table-row>
        <table:table-row table:style-name="ro1">
          <table:table-cell office:value-type="float" office:value="163.6" calcext:value-type="float">
            <text:p>163.6</text:p>
          </table:table-cell>
          <table:table-cell office:value-type="float" office:value="-0.378328798311379" calcext:value-type="float">
            <text:p>-0.3783287983</text:p>
          </table:table-cell>
        </table:table-row>
        <table:table-row table:style-name="ro1">
          <table:table-cell office:value-type="float" office:value="163.8" calcext:value-type="float">
            <text:p>163.8</text:p>
          </table:table-cell>
          <table:table-cell office:value-type="float" office:value="-0.338991017779335" calcext:value-type="float">
            <text:p>-0.338991017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0.260315456715248" calcext:value-type="float">
            <text:p>-0.2603154567</text:p>
          </table:table-cell>
        </table:table-row>
        <table:table-row table:style-name="ro1">
          <table:table-cell office:value-type="float" office:value="164.2" calcext:value-type="float">
            <text:p>164.2</text:p>
          </table:table-cell>
          <table:table-cell office:value-type="float" office:value="-0.220977676183204" calcext:value-type="float">
            <text:p>-0.2209776762</text:p>
          </table:table-cell>
        </table:table-row>
        <table:table-row table:style-name="ro1">
          <table:table-cell office:value-type="float" office:value="164.4" calcext:value-type="float">
            <text:p>164.4</text:p>
          </table:table-cell>
          <table:table-cell office:value-type="float" office:value="-0.181639895651161" calcext:value-type="float">
            <text:p>-0.1816398957</text:p>
          </table:table-cell>
        </table:table-row>
        <table:table-row table:style-name="ro1">
          <table:table-cell office:value-type="float" office:value="164.6" calcext:value-type="float">
            <text:p>164.6</text:p>
          </table:table-cell>
          <table:table-cell office:value-type="float" office:value="-0.142302115119117" calcext:value-type="float">
            <text:p>-0.1423021151</text:p>
          </table:table-cell>
        </table:table-row>
        <table:table-row table:style-name="ro1">
          <table:table-cell office:value-type="float" office:value="164.8" calcext:value-type="float">
            <text:p>164.8</text:p>
          </table:table-cell>
          <table:table-cell office:value-type="float" office:value="-0.142302115119117" calcext:value-type="float">
            <text:p>-0.142302115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0.142302115119117" calcext:value-type="float">
            <text:p>-0.1423021151</text:p>
          </table:table-cell>
        </table:table-row>
        <table:table-row table:style-name="ro1">
          <table:table-cell office:value-type="float" office:value="165.2" calcext:value-type="float">
            <text:p>165.2</text:p>
          </table:table-cell>
          <table:table-cell office:value-type="float" office:value="-0.102964334587074" calcext:value-type="float">
            <text:p>-0.1029643346</text:p>
          </table:table-cell>
        </table:table-row>
        <table:table-row table:style-name="ro1">
          <table:table-cell office:value-type="float" office:value="165.4" calcext:value-type="float">
            <text:p>165.4</text:p>
          </table:table-cell>
          <table:table-cell office:value-type="float" office:value="-0.0636265540550296" calcext:value-type="float">
            <text:p>-0.0636265541</text:p>
          </table:table-cell>
        </table:table-row>
        <table:table-row table:style-name="ro1">
          <table:table-cell office:value-type="float" office:value="165.6" calcext:value-type="float">
            <text:p>165.6</text:p>
          </table:table-cell>
          <table:table-cell office:value-type="float" office:value="-0.0636265540550296" calcext:value-type="float">
            <text:p>-0.0636265541</text:p>
          </table:table-cell>
        </table:table-row>
        <table:table-row table:style-name="ro1">
          <table:table-cell office:value-type="float" office:value="165.8" calcext:value-type="float">
            <text:p>165.8</text:p>
          </table:table-cell>
          <table:table-cell office:value-type="float" office:value="-0.0242887735229864" calcext:value-type="float">
            <text:p>-0.024288773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66.2" calcext:value-type="float">
            <text:p>166.2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66.4" calcext:value-type="float">
            <text:p>166.4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66.6" calcext:value-type="float">
            <text:p>166.6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166.8" calcext:value-type="float">
            <text:p>166.8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167.2" calcext:value-type="float">
            <text:p>167.2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67.4" calcext:value-type="float">
            <text:p>167.4</text:p>
          </table:table-cell>
          <table:table-cell office:value-type="float" office:value="0.0937245680731449" calcext:value-type="float">
            <text:p>0.0937245681</text:p>
          </table:table-cell>
        </table:table-row>
        <table:table-row table:style-name="ro1">
          <table:table-cell office:value-type="float" office:value="167.6" calcext:value-type="float">
            <text:p>167.6</text:p>
          </table:table-cell>
          <table:table-cell office:value-type="float" office:value="0.0937245680731449" calcext:value-type="float">
            <text:p>0.0937245681</text:p>
          </table:table-cell>
        </table:table-row>
        <table:table-row table:style-name="ro1">
          <table:table-cell office:value-type="float" office:value="167.8" calcext:value-type="float">
            <text:p>167.8</text:p>
          </table:table-cell>
          <table:table-cell office:value-type="float" office:value="0.0937245680731449" calcext:value-type="float">
            <text:p>0.093724568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68.2" calcext:value-type="float">
            <text:p>168.2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68.4" calcext:value-type="float">
            <text:p>168.4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68.6" calcext:value-type="float">
            <text:p>168.6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68.8" calcext:value-type="float">
            <text:p>168.8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69.2" calcext:value-type="float">
            <text:p>169.2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69.4" calcext:value-type="float">
            <text:p>169.4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69.6" calcext:value-type="float">
            <text:p>169.6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69.8" calcext:value-type="float">
            <text:p>169.8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70.2" calcext:value-type="float">
            <text:p>170.2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70.4" calcext:value-type="float">
            <text:p>170.4</text:p>
          </table:table-cell>
          <table:table-cell office:value-type="float" office:value="0.172400129137232" calcext:value-type="float">
            <text:p>0.1724001291</text:p>
          </table:table-cell>
        </table:table-row>
        <table:table-row table:style-name="ro1">
          <table:table-cell office:value-type="float" office:value="170.6" calcext:value-type="float">
            <text:p>170.6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70.8" calcext:value-type="float">
            <text:p>170.8</text:p>
          </table:table-cell>
          <table:table-cell office:value-type="float" office:value="0.172400129137232" calcext:value-type="float">
            <text:p>0.172400129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211737909669276" calcext:value-type="float">
            <text:p>0.2117379097</text:p>
          </table:table-cell>
        </table:table-row>
        <table:table-row table:style-name="ro1">
          <table:table-cell office:value-type="float" office:value="171.2" calcext:value-type="float">
            <text:p>171.2</text:p>
          </table:table-cell>
          <table:table-cell office:value-type="float" office:value="0.526440153925625" calcext:value-type="float">
            <text:p>0.5264401539</text:p>
          </table:table-cell>
        </table:table-row>
        <table:table-row table:style-name="ro1">
          <table:table-cell office:value-type="float" office:value="171.4" calcext:value-type="float">
            <text:p>171.4</text:p>
          </table:table-cell>
          <table:table-cell office:value-type="float" office:value="0.565777934457668" calcext:value-type="float">
            <text:p>0.5657779345</text:p>
          </table:table-cell>
        </table:table-row>
        <table:table-row table:style-name="ro1">
          <table:table-cell office:value-type="float" office:value="171.6" calcext:value-type="float">
            <text:p>171.6</text:p>
          </table:table-cell>
          <table:table-cell office:value-type="float" office:value="0.565777934457668" calcext:value-type="float">
            <text:p>0.5657779345</text:p>
          </table:table-cell>
        </table:table-row>
        <table:table-row table:style-name="ro1">
          <table:table-cell office:value-type="float" office:value="171.8" calcext:value-type="float">
            <text:p>171.8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172.2" calcext:value-type="float">
            <text:p>172.2</text:p>
          </table:table-cell>
          <table:table-cell office:value-type="float" office:value="0.644453495521756" calcext:value-type="float">
            <text:p>0.6444534955</text:p>
          </table:table-cell>
        </table:table-row>
        <table:table-row table:style-name="ro1">
          <table:table-cell office:value-type="float" office:value="172.4" calcext:value-type="float">
            <text:p>172.4</text:p>
          </table:table-cell>
          <table:table-cell office:value-type="float" office:value="0.644453495521756" calcext:value-type="float">
            <text:p>0.6444534955</text:p>
          </table:table-cell>
        </table:table-row>
        <table:table-row table:style-name="ro1">
          <table:table-cell office:value-type="float" office:value="172.6" calcext:value-type="float">
            <text:p>172.6</text:p>
          </table:table-cell>
          <table:table-cell office:value-type="float" office:value="0.644453495521756" calcext:value-type="float">
            <text:p>0.6444534955</text:p>
          </table:table-cell>
        </table:table-row>
        <table:table-row table:style-name="ro1">
          <table:table-cell office:value-type="float" office:value="172.8" calcext:value-type="float">
            <text:p>172.8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173.2" calcext:value-type="float">
            <text:p>173.2</text:p>
          </table:table-cell>
          <table:table-cell office:value-type="float" office:value="0.565777934457668" calcext:value-type="float">
            <text:p>0.5657779345</text:p>
          </table:table-cell>
        </table:table-row>
        <table:table-row table:style-name="ro1">
          <table:table-cell office:value-type="float" office:value="173.4" calcext:value-type="float">
            <text:p>173.4</text:p>
          </table:table-cell>
          <table:table-cell office:value-type="float" office:value="0.565777934457668" calcext:value-type="float">
            <text:p>0.5657779345</text:p>
          </table:table-cell>
        </table:table-row>
        <table:table-row table:style-name="ro1">
          <table:table-cell office:value-type="float" office:value="173.6" calcext:value-type="float">
            <text:p>173.6</text:p>
          </table:table-cell>
          <table:table-cell office:value-type="float" office:value="0.565777934457668" calcext:value-type="float">
            <text:p>0.5657779345</text:p>
          </table:table-cell>
        </table:table-row>
        <table:table-row table:style-name="ro1">
          <table:table-cell office:value-type="float" office:value="173.8" calcext:value-type="float">
            <text:p>173.8</text:p>
          </table:table-cell>
          <table:table-cell office:value-type="float" office:value="0.487102373393581" calcext:value-type="float">
            <text:p>0.487102373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447764592861538" calcext:value-type="float">
            <text:p>0.4477645929</text:p>
          </table:table-cell>
        </table:table-row>
        <table:table-row table:style-name="ro1">
          <table:table-cell office:value-type="float" office:value="174.2" calcext:value-type="float">
            <text:p>174.2</text:p>
          </table:table-cell>
          <table:table-cell office:value-type="float" office:value="0.447764592861538" calcext:value-type="float">
            <text:p>0.4477645929</text:p>
          </table:table-cell>
        </table:table-row>
        <table:table-row table:style-name="ro1">
          <table:table-cell office:value-type="float" office:value="174.4" calcext:value-type="float">
            <text:p>174.4</text:p>
          </table:table-cell>
          <table:table-cell office:value-type="float" office:value="0.408426812329494" calcext:value-type="float">
            <text:p>0.4084268123</text:p>
          </table:table-cell>
        </table:table-row>
        <table:table-row table:style-name="ro1">
          <table:table-cell office:value-type="float" office:value="174.6" calcext:value-type="float">
            <text:p>174.6</text:p>
          </table:table-cell>
          <table:table-cell office:value-type="float" office:value="0.369089031797451" calcext:value-type="float">
            <text:p>0.3690890318</text:p>
          </table:table-cell>
        </table:table-row>
        <table:table-row table:style-name="ro1">
          <table:table-cell office:value-type="float" office:value="174.8" calcext:value-type="float">
            <text:p>174.8</text:p>
          </table:table-cell>
          <table:table-cell office:value-type="float" office:value="0.369089031797451" calcext:value-type="float">
            <text:p>0.369089031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329751251265407" calcext:value-type="float">
            <text:p>0.3297512513</text:p>
          </table:table-cell>
        </table:table-row>
        <table:table-row table:style-name="ro1">
          <table:table-cell office:value-type="float" office:value="175.2" calcext:value-type="float">
            <text:p>175.2</text:p>
          </table:table-cell>
          <table:table-cell office:value-type="float" office:value="0.329751251265407" calcext:value-type="float">
            <text:p>0.3297512513</text:p>
          </table:table-cell>
        </table:table-row>
        <table:table-row table:style-name="ro1">
          <table:table-cell office:value-type="float" office:value="175.4" calcext:value-type="float">
            <text:p>175.4</text:p>
          </table:table-cell>
          <table:table-cell office:value-type="float" office:value="0.290413470733363" calcext:value-type="float">
            <text:p>0.2904134707</text:p>
          </table:table-cell>
        </table:table-row>
        <table:table-row table:style-name="ro1">
          <table:table-cell office:value-type="float" office:value="175.6" calcext:value-type="float">
            <text:p>175.6</text:p>
          </table:table-cell>
          <table:table-cell office:value-type="float" office:value="0.290413470733363" calcext:value-type="float">
            <text:p>0.2904134707</text:p>
          </table:table-cell>
        </table:table-row>
        <table:table-row table:style-name="ro1">
          <table:table-cell office:value-type="float" office:value="175.8" calcext:value-type="float">
            <text:p>175.8</text:p>
          </table:table-cell>
          <table:table-cell office:value-type="float" office:value="0.290413470733363" calcext:value-type="float">
            <text:p>0.290413470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251075690201319" calcext:value-type="float">
            <text:p>0.2510756902</text:p>
          </table:table-cell>
        </table:table-row>
        <table:table-row table:style-name="ro1">
          <table:table-cell office:value-type="float" office:value="176.2" calcext:value-type="float">
            <text:p>176.2</text:p>
          </table:table-cell>
          <table:table-cell office:value-type="float" office:value="0.251075690201319" calcext:value-type="float">
            <text:p>0.2510756902</text:p>
          </table:table-cell>
        </table:table-row>
        <table:table-row table:style-name="ro1">
          <table:table-cell office:value-type="float" office:value="176.4" calcext:value-type="float">
            <text:p>176.4</text:p>
          </table:table-cell>
          <table:table-cell office:value-type="float" office:value="0.211737909669276" calcext:value-type="float">
            <text:p>0.2117379097</text:p>
          </table:table-cell>
        </table:table-row>
        <table:table-row table:style-name="ro1">
          <table:table-cell office:value-type="float" office:value="176.6" calcext:value-type="float">
            <text:p>176.6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76.8" calcext:value-type="float">
            <text:p>176.8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177.2" calcext:value-type="float">
            <text:p>177.2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177.4" calcext:value-type="float">
            <text:p>177.4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177.6" calcext:value-type="float">
            <text:p>177.6</text:p>
          </table:table-cell>
          <table:table-cell office:value-type="float" office:value="0.0937245680731449" calcext:value-type="float">
            <text:p>0.0937245681</text:p>
          </table:table-cell>
        </table:table-row>
        <table:table-row table:style-name="ro1">
          <table:table-cell office:value-type="float" office:value="177.8" calcext:value-type="float">
            <text:p>177.8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178.2" calcext:value-type="float">
            <text:p>178.2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178.4" calcext:value-type="float">
            <text:p>178.4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178.6" calcext:value-type="float">
            <text:p>178.6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78.8" calcext:value-type="float">
            <text:p>178.8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79.2" calcext:value-type="float">
            <text:p>179.2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79.4" calcext:value-type="float">
            <text:p>179.4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79.6" calcext:value-type="float">
            <text:p>179.6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79.8" calcext:value-type="float">
            <text:p>179.8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80.2" calcext:value-type="float">
            <text:p>180.2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80.4" calcext:value-type="float">
            <text:p>180.4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80.6" calcext:value-type="float">
            <text:p>180.6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80.8" calcext:value-type="float">
            <text:p>180.8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81.2" calcext:value-type="float">
            <text:p>181.2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81.4" calcext:value-type="float">
            <text:p>181.4</text:p>
          </table:table-cell>
          <table:table-cell office:value-type="float" office:value="-0.260315456715248" calcext:value-type="float">
            <text:p>-0.2603154567</text:p>
          </table:table-cell>
        </table:table-row>
        <table:table-row table:style-name="ro1">
          <table:table-cell office:value-type="float" office:value="181.6" calcext:value-type="float">
            <text:p>181.6</text:p>
          </table:table-cell>
          <table:table-cell office:value-type="float" office:value="-0.338991017779335" calcext:value-type="float">
            <text:p>-0.3389910178</text:p>
          </table:table-cell>
        </table:table-row>
        <table:table-row table:style-name="ro1">
          <table:table-cell office:value-type="float" office:value="181.8" calcext:value-type="float">
            <text:p>181.8</text:p>
          </table:table-cell>
          <table:table-cell office:value-type="float" office:value="-0.338991017779335" calcext:value-type="float">
            <text:p>-0.338991017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0.378328798311379" calcext:value-type="float">
            <text:p>-0.3783287983</text:p>
          </table:table-cell>
        </table:table-row>
        <table:table-row table:style-name="ro1">
          <table:table-cell office:value-type="float" office:value="182.2" calcext:value-type="float">
            <text:p>182.2</text:p>
          </table:table-cell>
          <table:table-cell office:value-type="float" office:value="-0.417666578843423" calcext:value-type="float">
            <text:p>-0.4176665788</text:p>
          </table:table-cell>
        </table:table-row>
        <table:table-row table:style-name="ro1">
          <table:table-cell office:value-type="float" office:value="182.4" calcext:value-type="float">
            <text:p>182.4</text:p>
          </table:table-cell>
          <table:table-cell office:value-type="float" office:value="-0.417666578843423" calcext:value-type="float">
            <text:p>-0.4176665788</text:p>
          </table:table-cell>
        </table:table-row>
        <table:table-row table:style-name="ro1">
          <table:table-cell office:value-type="float" office:value="182.6" calcext:value-type="float">
            <text:p>182.6</text:p>
          </table:table-cell>
          <table:table-cell office:value-type="float" office:value="-0.417666578843423" calcext:value-type="float">
            <text:p>-0.4176665788</text:p>
          </table:table-cell>
        </table:table-row>
        <table:table-row table:style-name="ro1">
          <table:table-cell office:value-type="float" office:value="182.8" calcext:value-type="float">
            <text:p>182.8</text:p>
          </table:table-cell>
          <table:table-cell office:value-type="float" office:value="-0.417666578843423" calcext:value-type="float">
            <text:p>-0.417666578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0.378328798311379" calcext:value-type="float">
            <text:p>-0.3783287983</text:p>
          </table:table-cell>
        </table:table-row>
        <table:table-row table:style-name="ro1">
          <table:table-cell office:value-type="float" office:value="183.2" calcext:value-type="float">
            <text:p>183.2</text:p>
          </table:table-cell>
          <table:table-cell office:value-type="float" office:value="-0.378328798311379" calcext:value-type="float">
            <text:p>-0.3783287983</text:p>
          </table:table-cell>
        </table:table-row>
        <table:table-row table:style-name="ro1">
          <table:table-cell office:value-type="float" office:value="183.4" calcext:value-type="float">
            <text:p>183.4</text:p>
          </table:table-cell>
          <table:table-cell office:value-type="float" office:value="-0.378328798311379" calcext:value-type="float">
            <text:p>-0.3783287983</text:p>
          </table:table-cell>
        </table:table-row>
        <table:table-row table:style-name="ro1">
          <table:table-cell office:value-type="float" office:value="183.6" calcext:value-type="float">
            <text:p>183.6</text:p>
          </table:table-cell>
          <table:table-cell office:value-type="float" office:value="-0.378328798311379" calcext:value-type="float">
            <text:p>-0.3783287983</text:p>
          </table:table-cell>
        </table:table-row>
        <table:table-row table:style-name="ro1">
          <table:table-cell office:value-type="float" office:value="183.8" calcext:value-type="float">
            <text:p>183.8</text:p>
          </table:table-cell>
          <table:table-cell office:value-type="float" office:value="-0.338991017779335" calcext:value-type="float">
            <text:p>-0.338991017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0.220977676183204" calcext:value-type="float">
            <text:p>-0.2209776762</text:p>
          </table:table-cell>
        </table:table-row>
        <table:table-row table:style-name="ro1">
          <table:table-cell office:value-type="float" office:value="184.2" calcext:value-type="float">
            <text:p>184.2</text:p>
          </table:table-cell>
          <table:table-cell office:value-type="float" office:value="-0.220977676183204" calcext:value-type="float">
            <text:p>-0.2209776762</text:p>
          </table:table-cell>
        </table:table-row>
        <table:table-row table:style-name="ro1">
          <table:table-cell office:value-type="float" office:value="184.4" calcext:value-type="float">
            <text:p>184.4</text:p>
          </table:table-cell>
          <table:table-cell office:value-type="float" office:value="-0.181639895651161" calcext:value-type="float">
            <text:p>-0.1816398957</text:p>
          </table:table-cell>
        </table:table-row>
        <table:table-row table:style-name="ro1">
          <table:table-cell office:value-type="float" office:value="184.6" calcext:value-type="float">
            <text:p>184.6</text:p>
          </table:table-cell>
          <table:table-cell office:value-type="float" office:value="-0.142302115119117" calcext:value-type="float">
            <text:p>-0.1423021151</text:p>
          </table:table-cell>
        </table:table-row>
        <table:table-row table:style-name="ro1">
          <table:table-cell office:value-type="float" office:value="184.8" calcext:value-type="float">
            <text:p>184.8</text:p>
          </table:table-cell>
          <table:table-cell office:value-type="float" office:value="-0.142302115119117" calcext:value-type="float">
            <text:p>-0.142302115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0.102964334587074" calcext:value-type="float">
            <text:p>-0.1029643346</text:p>
          </table:table-cell>
        </table:table-row>
        <table:table-row table:style-name="ro1">
          <table:table-cell office:value-type="float" office:value="185.2" calcext:value-type="float">
            <text:p>185.2</text:p>
          </table:table-cell>
          <table:table-cell office:value-type="float" office:value="-0.102964334587074" calcext:value-type="float">
            <text:p>-0.1029643346</text:p>
          </table:table-cell>
        </table:table-row>
        <table:table-row table:style-name="ro1">
          <table:table-cell office:value-type="float" office:value="185.4" calcext:value-type="float">
            <text:p>185.4</text:p>
          </table:table-cell>
          <table:table-cell office:value-type="float" office:value="-0.0636265540550296" calcext:value-type="float">
            <text:p>-0.0636265541</text:p>
          </table:table-cell>
        </table:table-row>
        <table:table-row table:style-name="ro1">
          <table:table-cell office:value-type="float" office:value="185.6" calcext:value-type="float">
            <text:p>185.6</text:p>
          </table:table-cell>
          <table:table-cell office:value-type="float" office:value="-0.0636265540550296" calcext:value-type="float">
            <text:p>-0.0636265541</text:p>
          </table:table-cell>
        </table:table-row>
        <table:table-row table:style-name="ro1">
          <table:table-cell office:value-type="float" office:value="185.8" calcext:value-type="float">
            <text:p>185.8</text:p>
          </table:table-cell>
          <table:table-cell office:value-type="float" office:value="-0.0636265540550296" calcext:value-type="float">
            <text:p>-0.063626554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0.0636265540550296" calcext:value-type="float">
            <text:p>-0.0636265541</text:p>
          </table:table-cell>
        </table:table-row>
        <table:table-row table:style-name="ro1">
          <table:table-cell office:value-type="float" office:value="186.2" calcext:value-type="float">
            <text:p>186.2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86.4" calcext:value-type="float">
            <text:p>186.4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86.6" calcext:value-type="float">
            <text:p>186.6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186.8" calcext:value-type="float">
            <text:p>186.8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187.2" calcext:value-type="float">
            <text:p>187.2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87.4" calcext:value-type="float">
            <text:p>187.4</text:p>
          </table:table-cell>
          <table:table-cell office:value-type="float" office:value="0.0937245680731449" calcext:value-type="float">
            <text:p>0.0937245681</text:p>
          </table:table-cell>
        </table:table-row>
        <table:table-row table:style-name="ro1">
          <table:table-cell office:value-type="float" office:value="187.6" calcext:value-type="float">
            <text:p>187.6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87.8" calcext:value-type="float">
            <text:p>187.8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88.2" calcext:value-type="float">
            <text:p>188.2</text:p>
          </table:table-cell>
          <table:table-cell office:value-type="float" office:value="0.0937245680731449" calcext:value-type="float">
            <text:p>0.0937245681</text:p>
          </table:table-cell>
        </table:table-row>
        <table:table-row table:style-name="ro1">
          <table:table-cell office:value-type="float" office:value="188.4" calcext:value-type="float">
            <text:p>188.4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88.6" calcext:value-type="float">
            <text:p>188.6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88.8" calcext:value-type="float">
            <text:p>188.8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89.2" calcext:value-type="float">
            <text:p>189.2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89.4" calcext:value-type="float">
            <text:p>189.4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89.6" calcext:value-type="float">
            <text:p>189.6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89.8" calcext:value-type="float">
            <text:p>189.8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90.2" calcext:value-type="float">
            <text:p>190.2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90.4" calcext:value-type="float">
            <text:p>190.4</text:p>
          </table:table-cell>
          <table:table-cell office:value-type="float" office:value="0.172400129137232" calcext:value-type="float">
            <text:p>0.1724001291</text:p>
          </table:table-cell>
        </table:table-row>
        <table:table-row table:style-name="ro1">
          <table:table-cell office:value-type="float" office:value="190.6" calcext:value-type="float">
            <text:p>190.6</text:p>
          </table:table-cell>
          <table:table-cell office:value-type="float" office:value="0.172400129137232" calcext:value-type="float">
            <text:p>0.1724001291</text:p>
          </table:table-cell>
        </table:table-row>
        <table:table-row table:style-name="ro1">
          <table:table-cell office:value-type="float" office:value="190.8" calcext:value-type="float">
            <text:p>190.8</text:p>
          </table:table-cell>
          <table:table-cell office:value-type="float" office:value="0.172400129137232" calcext:value-type="float">
            <text:p>0.172400129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211737909669276" calcext:value-type="float">
            <text:p>0.2117379097</text:p>
          </table:table-cell>
        </table:table-row>
        <table:table-row table:style-name="ro1">
          <table:table-cell office:value-type="float" office:value="191.2" calcext:value-type="float">
            <text:p>191.2</text:p>
          </table:table-cell>
          <table:table-cell office:value-type="float" office:value="0.487102373393581" calcext:value-type="float">
            <text:p>0.4871023734</text:p>
          </table:table-cell>
        </table:table-row>
        <table:table-row table:style-name="ro1">
          <table:table-cell office:value-type="float" office:value="191.4" calcext:value-type="float">
            <text:p>191.4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191.6" calcext:value-type="float">
            <text:p>191.6</text:p>
          </table:table-cell>
          <table:table-cell office:value-type="float" office:value="0.565777934457668" calcext:value-type="float">
            <text:p>0.5657779345</text:p>
          </table:table-cell>
        </table:table-row>
        <table:table-row table:style-name="ro1">
          <table:table-cell office:value-type="float" office:value="191.8" calcext:value-type="float">
            <text:p>191.8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644453495521756" calcext:value-type="float">
            <text:p>0.6444534955</text:p>
          </table:table-cell>
        </table:table-row>
        <table:table-row table:style-name="ro1">
          <table:table-cell office:value-type="float" office:value="192.2" calcext:value-type="float">
            <text:p>192.2</text:p>
          </table:table-cell>
          <table:table-cell office:value-type="float" office:value="0.644453495521756" calcext:value-type="float">
            <text:p>0.6444534955</text:p>
          </table:table-cell>
        </table:table-row>
        <table:table-row table:style-name="ro1">
          <table:table-cell office:value-type="float" office:value="192.4" calcext:value-type="float">
            <text:p>192.4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192.6" calcext:value-type="float">
            <text:p>192.6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192.8" calcext:value-type="float">
            <text:p>192.8</text:p>
          </table:table-cell>
          <table:table-cell office:value-type="float" office:value="0.644453495521756" calcext:value-type="float">
            <text:p>0.644453495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193.2" calcext:value-type="float">
            <text:p>193.2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193.4" calcext:value-type="float">
            <text:p>193.4</text:p>
          </table:table-cell>
          <table:table-cell office:value-type="float" office:value="0.565777934457668" calcext:value-type="float">
            <text:p>0.5657779345</text:p>
          </table:table-cell>
        </table:table-row>
        <table:table-row table:style-name="ro1">
          <table:table-cell office:value-type="float" office:value="193.6" calcext:value-type="float">
            <text:p>193.6</text:p>
          </table:table-cell>
          <table:table-cell office:value-type="float" office:value="0.605115714989712" calcext:value-type="float">
            <text:p>0.605115715</text:p>
          </table:table-cell>
        </table:table-row>
        <table:table-row table:style-name="ro1">
          <table:table-cell office:value-type="float" office:value="193.8" calcext:value-type="float">
            <text:p>193.8</text:p>
          </table:table-cell>
          <table:table-cell office:value-type="float" office:value="0.526440153925625" calcext:value-type="float">
            <text:p>0.526440153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447764592861538" calcext:value-type="float">
            <text:p>0.4477645929</text:p>
          </table:table-cell>
        </table:table-row>
        <table:table-row table:style-name="ro1">
          <table:table-cell office:value-type="float" office:value="194.2" calcext:value-type="float">
            <text:p>194.2</text:p>
          </table:table-cell>
          <table:table-cell office:value-type="float" office:value="0.447764592861538" calcext:value-type="float">
            <text:p>0.4477645929</text:p>
          </table:table-cell>
        </table:table-row>
        <table:table-row table:style-name="ro1">
          <table:table-cell office:value-type="float" office:value="194.4" calcext:value-type="float">
            <text:p>194.4</text:p>
          </table:table-cell>
          <table:table-cell office:value-type="float" office:value="0.447764592861538" calcext:value-type="float">
            <text:p>0.4477645929</text:p>
          </table:table-cell>
        </table:table-row>
        <table:table-row table:style-name="ro1">
          <table:table-cell office:value-type="float" office:value="194.6" calcext:value-type="float">
            <text:p>194.6</text:p>
          </table:table-cell>
          <table:table-cell office:value-type="float" office:value="0.408426812329494" calcext:value-type="float">
            <text:p>0.4084268123</text:p>
          </table:table-cell>
        </table:table-row>
        <table:table-row table:style-name="ro1">
          <table:table-cell office:value-type="float" office:value="194.8" calcext:value-type="float">
            <text:p>194.8</text:p>
          </table:table-cell>
          <table:table-cell office:value-type="float" office:value="0.329751251265407" calcext:value-type="float">
            <text:p>0.329751251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329751251265407" calcext:value-type="float">
            <text:p>0.3297512513</text:p>
          </table:table-cell>
        </table:table-row>
        <table:table-row table:style-name="ro1">
          <table:table-cell office:value-type="float" office:value="195.2" calcext:value-type="float">
            <text:p>195.2</text:p>
          </table:table-cell>
          <table:table-cell office:value-type="float" office:value="0.329751251265407" calcext:value-type="float">
            <text:p>0.3297512513</text:p>
          </table:table-cell>
        </table:table-row>
        <table:table-row table:style-name="ro1">
          <table:table-cell office:value-type="float" office:value="195.4" calcext:value-type="float">
            <text:p>195.4</text:p>
          </table:table-cell>
          <table:table-cell office:value-type="float" office:value="0.329751251265407" calcext:value-type="float">
            <text:p>0.3297512513</text:p>
          </table:table-cell>
        </table:table-row>
        <table:table-row table:style-name="ro1">
          <table:table-cell office:value-type="float" office:value="195.6" calcext:value-type="float">
            <text:p>195.6</text:p>
          </table:table-cell>
          <table:table-cell office:value-type="float" office:value="0.290413470733363" calcext:value-type="float">
            <text:p>0.2904134707</text:p>
          </table:table-cell>
        </table:table-row>
        <table:table-row table:style-name="ro1">
          <table:table-cell office:value-type="float" office:value="195.8" calcext:value-type="float">
            <text:p>195.8</text:p>
          </table:table-cell>
          <table:table-cell office:value-type="float" office:value="0.251075690201319" calcext:value-type="float">
            <text:p>0.251075690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290413470733363" calcext:value-type="float">
            <text:p>0.2904134707</text:p>
          </table:table-cell>
        </table:table-row>
        <table:table-row table:style-name="ro1">
          <table:table-cell office:value-type="float" office:value="196.2" calcext:value-type="float">
            <text:p>196.2</text:p>
          </table:table-cell>
          <table:table-cell office:value-type="float" office:value="0.211737909669276" calcext:value-type="float">
            <text:p>0.2117379097</text:p>
          </table:table-cell>
        </table:table-row>
        <table:table-row table:style-name="ro1">
          <table:table-cell office:value-type="float" office:value="196.4" calcext:value-type="float">
            <text:p>196.4</text:p>
          </table:table-cell>
          <table:table-cell office:value-type="float" office:value="0.211737909669276" calcext:value-type="float">
            <text:p>0.2117379097</text:p>
          </table:table-cell>
        </table:table-row>
        <table:table-row table:style-name="ro1">
          <table:table-cell office:value-type="float" office:value="196.6" calcext:value-type="float">
            <text:p>196.6</text:p>
          </table:table-cell>
          <table:table-cell office:value-type="float" office:value="0.133062348605189" calcext:value-type="float">
            <text:p>0.1330623486</text:p>
          </table:table-cell>
        </table:table-row>
        <table:table-row table:style-name="ro1">
          <table:table-cell office:value-type="float" office:value="196.8" calcext:value-type="float">
            <text:p>196.8</text:p>
          </table:table-cell>
          <table:table-cell office:value-type="float" office:value="0.0937245680731449" calcext:value-type="float">
            <text:p>0.093724568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937245680731449" calcext:value-type="float">
            <text:p>0.0937245681</text:p>
          </table:table-cell>
        </table:table-row>
        <table:table-row table:style-name="ro1">
          <table:table-cell office:value-type="float" office:value="197.2" calcext:value-type="float">
            <text:p>197.2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197.4" calcext:value-type="float">
            <text:p>197.4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197.6" calcext:value-type="float">
            <text:p>197.6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197.8" calcext:value-type="float">
            <text:p>197.8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198.2" calcext:value-type="float">
            <text:p>198.2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98.4" calcext:value-type="float">
            <text:p>198.4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198.6" calcext:value-type="float">
            <text:p>198.6</text:p>
          </table:table-cell>
          <table:table-cell office:value-type="float" office:value="0.0543867875411017" calcext:value-type="float">
            <text:p>0.0543867875</text:p>
          </table:table-cell>
        </table:table-row>
        <table:table-row table:style-name="ro1">
          <table:table-cell office:value-type="float" office:value="198.8" calcext:value-type="float">
            <text:p>198.8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99.2" calcext:value-type="float">
            <text:p>199.2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99.4" calcext:value-type="float">
            <text:p>199.4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99.6" calcext:value-type="float">
            <text:p>199.6</text:p>
          </table:table-cell>
          <table:table-cell office:value-type="float" office:value="0.0150490070090576" calcext:value-type="float">
            <text:p>0.015049007</text:p>
          </table:table-cell>
        </table:table-row>
        <table:table-row table:style-name="ro1">
          <table:table-cell office:value-type="float" office:value="199.8" calcext:value-type="float">
            <text:p>199.8</text:p>
          </table:table-cell>
          <table:table-cell office:value-type="float" office:value="0.0150490070090576" calcext:value-type="float">
            <text:p>0.0150490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8T19:20:38.909849912</dc:date>
    <dc:creator>Georges Khaznadar</dc:creator>
    <meta:editing-duration>PT1M37S</meta:editing-duration>
    <meta:editing-cycles>1</meta:editing-cycles>
    <meta:document-statistic meta:table-count="1" meta:cell-count="2000" meta:object-count="1"/>
    <meta:generator>LibreOffice/5.1.5.1$Linux_X86_64 LibreOffice_project/1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data.A1:data.B1000" svg:x="0.32cm" svg:y="0.18cm" svg:width="12.508cm" svg:height="8.64cm">
          <chartooo:coordinate-region svg:x="1.153cm" svg:y="0.379cm" svg:width="11.39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B1:data.B1000" chart:class="chart:scatter">
            <chart:domain table:cell-range-address="data.A1:data.A1000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A1:data.A1000</svg:desc>
                </draw:g>
              </table:table-cell>
              <table:table-cell office:value-type="float" office:value="0.0150490070090576">
                <text:p>0.0150490070090576</text:p>
                <draw:g>
                  <svg:desc>data.B1:data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">
                <text:p>1.4</text:p>
              </table:table-cell>
              <table:table-cell office:value-type="float" office:value="-0.260315456715248">
                <text:p>-0.2603154567152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">
                <text:p>1.6</text:p>
              </table:table-cell>
              <table:table-cell office:value-type="float" office:value="-0.338991017779335">
                <text:p>-0.3389910177793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">
                <text:p>1.8</text:p>
              </table:table-cell>
              <table:table-cell office:value-type="float" office:value="-0.338991017779335">
                <text:p>-0.3389910177793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-0.378328798311379">
                <text:p>-0.3783287983113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">
                <text:p>2.2</text:p>
              </table:table-cell>
              <table:table-cell office:value-type="float" office:value="-0.378328798311379">
                <text:p>-0.3783287983113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">
                <text:p>2.4</text:p>
              </table:table-cell>
              <table:table-cell office:value-type="float" office:value="-0.417666578843423">
                <text:p>-0.4176665788434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">
                <text:p>2.6</text:p>
              </table:table-cell>
              <table:table-cell office:value-type="float" office:value="-0.417666578843423">
                <text:p>-0.4176665788434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">
                <text:p>2.8</text:p>
              </table:table-cell>
              <table:table-cell office:value-type="float" office:value="-0.417666578843423">
                <text:p>-0.4176665788434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-0.378328798311379">
                <text:p>-0.3783287983113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2">
                <text:p>3.2</text:p>
              </table:table-cell>
              <table:table-cell office:value-type="float" office:value="-0.378328798311379">
                <text:p>-0.3783287983113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">
                <text:p>3.4</text:p>
              </table:table-cell>
              <table:table-cell office:value-type="float" office:value="-0.417666578843423">
                <text:p>-0.4176665788434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">
                <text:p>3.6</text:p>
              </table:table-cell>
              <table:table-cell office:value-type="float" office:value="-0.338991017779335">
                <text:p>-0.3389910177793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">
                <text:p>3.8</text:p>
              </table:table-cell>
              <table:table-cell office:value-type="float" office:value="-0.338991017779335">
                <text:p>-0.3389910177793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-0.260315456715248">
                <text:p>-0.2603154567152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2">
                <text:p>4.2</text:p>
              </table:table-cell>
              <table:table-cell office:value-type="float" office:value="-0.220977676183204">
                <text:p>-0.2209776761832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4">
                <text:p>4.4</text:p>
              </table:table-cell>
              <table:table-cell office:value-type="float" office:value="-0.181639895651161">
                <text:p>-0.1816398956511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6">
                <text:p>4.6</text:p>
              </table:table-cell>
              <table:table-cell office:value-type="float" office:value="-0.142302115119117">
                <text:p>-0.1423021151191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8">
                <text:p>4.8</text:p>
              </table:table-cell>
              <table:table-cell office:value-type="float" office:value="-0.142302115119117">
                <text:p>-0.1423021151191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-0.102964334587074">
                <text:p>-0.1029643345870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2">
                <text:p>5.2</text:p>
              </table:table-cell>
              <table:table-cell office:value-type="float" office:value="-0.102964334587074">
                <text:p>-0.1029643345870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4">
                <text:p>5.4</text:p>
              </table:table-cell>
              <table:table-cell office:value-type="float" office:value="-0.0636265540550296">
                <text:p>-0.06362655405502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6">
                <text:p>5.6</text:p>
              </table:table-cell>
              <table:table-cell office:value-type="float" office:value="-0.0636265540550296">
                <text:p>-0.06362655405502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8">
                <text:p>5.8</text:p>
              </table:table-cell>
              <table:table-cell office:value-type="float" office:value="-0.0242887735229864">
                <text:p>-0.02428877352298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-0.0242887735229864">
                <text:p>-0.02428877352298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2">
                <text:p>6.2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4">
                <text:p>6.4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6">
                <text:p>6.6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8">
                <text:p>6.8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0.0937245680731449">
                <text:p>0.09372456807314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2">
                <text:p>7.2</text:p>
              </table:table-cell>
              <table:table-cell office:value-type="float" office:value="0.0937245680731449">
                <text:p>0.09372456807314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4">
                <text:p>7.4</text:p>
              </table:table-cell>
              <table:table-cell office:value-type="float" office:value="0.0937245680731449">
                <text:p>0.09372456807314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6">
                <text:p>7.6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8">
                <text:p>7.8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2">
                <text:p>8.2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4">
                <text:p>8.4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6">
                <text:p>8.6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8">
                <text:p>8.8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">
                <text:p>9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2">
                <text:p>9.2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4">
                <text:p>9.4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6">
                <text:p>9.6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.8">
                <text:p>9.8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2">
                <text:p>10.2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4">
                <text:p>10.4</text:p>
              </table:table-cell>
              <table:table-cell office:value-type="float" office:value="0.172400129137232">
                <text:p>0.1724001291372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6">
                <text:p>10.6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8">
                <text:p>10.8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">
                <text:p>11</text:p>
              </table:table-cell>
              <table:table-cell office:value-type="float" office:value="0.290413470733363">
                <text:p>0.2904134707333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2">
                <text:p>11.2</text:p>
              </table:table-cell>
              <table:table-cell office:value-type="float" office:value="0.526440153925625">
                <text:p>0.5264401539256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4">
                <text:p>11.4</text:p>
              </table:table-cell>
              <table:table-cell office:value-type="float" office:value="0.565777934457668">
                <text:p>0.5657779344576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6">
                <text:p>11.6</text:p>
              </table:table-cell>
              <table:table-cell office:value-type="float" office:value="0.565777934457668">
                <text:p>0.5657779344576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8">
                <text:p>11.8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">
                <text:p>12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2">
                <text:p>12.2</text:p>
              </table:table-cell>
              <table:table-cell office:value-type="float" office:value="0.644453495521756">
                <text:p>0.6444534955217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4">
                <text:p>12.4</text:p>
              </table:table-cell>
              <table:table-cell office:value-type="float" office:value="0.644453495521756">
                <text:p>0.6444534955217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6">
                <text:p>12.6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.8">
                <text:p>12.8</text:p>
              </table:table-cell>
              <table:table-cell office:value-type="float" office:value="0.644453495521756">
                <text:p>0.6444534955217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">
                <text:p>13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.2">
                <text:p>13.2</text:p>
              </table:table-cell>
              <table:table-cell office:value-type="float" office:value="0.565777934457668">
                <text:p>0.5657779344576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.4">
                <text:p>13.4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.6">
                <text:p>13.6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.8">
                <text:p>13.8</text:p>
              </table:table-cell>
              <table:table-cell office:value-type="float" office:value="0.526440153925625">
                <text:p>0.5264401539256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">
                <text:p>14</text:p>
              </table:table-cell>
              <table:table-cell office:value-type="float" office:value="0.447764592861538">
                <text:p>0.4477645928615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2">
                <text:p>14.2</text:p>
              </table:table-cell>
              <table:table-cell office:value-type="float" office:value="0.447764592861538">
                <text:p>0.4477645928615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4">
                <text:p>14.4</text:p>
              </table:table-cell>
              <table:table-cell office:value-type="float" office:value="0.408426812329494">
                <text:p>0.4084268123294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.6">
                <text:p>14.6</text:p>
              </table:table-cell>
              <table:table-cell office:value-type="float" office:value="0.369089031797451">
                <text:p>0.3690890317974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.8">
                <text:p>14.8</text:p>
              </table:table-cell>
              <table:table-cell office:value-type="float" office:value="0.329751251265407">
                <text:p>0.3297512512654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  <table:table-cell office:value-type="float" office:value="0.329751251265407">
                <text:p>0.3297512512654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2">
                <text:p>15.2</text:p>
              </table:table-cell>
              <table:table-cell office:value-type="float" office:value="0.329751251265407">
                <text:p>0.3297512512654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4">
                <text:p>15.4</text:p>
              </table:table-cell>
              <table:table-cell office:value-type="float" office:value="0.329751251265407">
                <text:p>0.3297512512654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6">
                <text:p>15.6</text:p>
              </table:table-cell>
              <table:table-cell office:value-type="float" office:value="0.290413470733363">
                <text:p>0.2904134707333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.8">
                <text:p>15.8</text:p>
              </table:table-cell>
              <table:table-cell office:value-type="float" office:value="0.290413470733363">
                <text:p>0.2904134707333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">
                <text:p>16</text:p>
              </table:table-cell>
              <table:table-cell office:value-type="float" office:value="0.290413470733363">
                <text:p>0.2904134707333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2">
                <text:p>16.2</text:p>
              </table:table-cell>
              <table:table-cell office:value-type="float" office:value="0.251075690201319">
                <text:p>0.2510756902013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4">
                <text:p>16.4</text:p>
              </table:table-cell>
              <table:table-cell office:value-type="float" office:value="0.172400129137232">
                <text:p>0.1724001291372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6">
                <text:p>16.6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.8">
                <text:p>16.8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">
                <text:p>17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.2">
                <text:p>17.2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.4">
                <text:p>17.4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.6">
                <text:p>17.6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.8">
                <text:p>17.8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">
                <text:p>18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.2">
                <text:p>18.2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.4">
                <text:p>18.4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.6">
                <text:p>18.6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.8">
                <text:p>18.8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">
                <text:p>19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2">
                <text:p>19.2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4">
                <text:p>19.4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6">
                <text:p>19.6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.8">
                <text:p>19.8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">
                <text:p>20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.2">
                <text:p>20.2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.4">
                <text:p>20.4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.6">
                <text:p>20.6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.8">
                <text:p>20.8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">
                <text:p>21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2">
                <text:p>21.2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.4">
                <text:p>21.4</text:p>
              </table:table-cell>
              <table:table-cell office:value-type="float" office:value="-0.260315456715248">
                <text:p>-0.2603154567152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.6">
                <text:p>21.6</text:p>
              </table:table-cell>
              <table:table-cell office:value-type="float" office:value="-0.299653237247291">
                <text:p>-0.2996532372472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.8">
                <text:p>21.8</text:p>
              </table:table-cell>
              <table:table-cell office:value-type="float" office:value="-0.338991017779335">
                <text:p>-0.3389910177793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">
                <text:p>22</text:p>
              </table:table-cell>
              <table:table-cell office:value-type="float" office:value="-0.378328798311379">
                <text:p>-0.3783287983113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2">
                <text:p>22.2</text:p>
              </table:table-cell>
              <table:table-cell office:value-type="float" office:value="-0.417666578843423">
                <text:p>-0.4176665788434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4">
                <text:p>22.4</text:p>
              </table:table-cell>
              <table:table-cell office:value-type="float" office:value="-0.457004359375466">
                <text:p>-0.4570043593754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6">
                <text:p>22.6</text:p>
              </table:table-cell>
              <table:table-cell office:value-type="float" office:value="-0.417666578843423">
                <text:p>-0.4176665788434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8">
                <text:p>22.8</text:p>
              </table:table-cell>
              <table:table-cell office:value-type="float" office:value="-0.417666578843423">
                <text:p>-0.4176665788434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">
                <text:p>23</text:p>
              </table:table-cell>
              <table:table-cell office:value-type="float" office:value="-0.417666578843423">
                <text:p>-0.4176665788434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.2">
                <text:p>23.2</text:p>
              </table:table-cell>
              <table:table-cell office:value-type="float" office:value="-0.378328798311379">
                <text:p>-0.3783287983113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.4">
                <text:p>23.4</text:p>
              </table:table-cell>
              <table:table-cell office:value-type="float" office:value="-0.378328798311379">
                <text:p>-0.3783287983113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.6">
                <text:p>23.6</text:p>
              </table:table-cell>
              <table:table-cell office:value-type="float" office:value="-0.378328798311379">
                <text:p>-0.3783287983113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.8">
                <text:p>23.8</text:p>
              </table:table-cell>
              <table:table-cell office:value-type="float" office:value="-0.299653237247291">
                <text:p>-0.2996532372472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">
                <text:p>24</text:p>
              </table:table-cell>
              <table:table-cell office:value-type="float" office:value="-0.260315456715248">
                <text:p>-0.2603154567152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.2">
                <text:p>24.2</text:p>
              </table:table-cell>
              <table:table-cell office:value-type="float" office:value="-0.181639895651161">
                <text:p>-0.1816398956511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.4">
                <text:p>24.4</text:p>
              </table:table-cell>
              <table:table-cell office:value-type="float" office:value="-0.181639895651161">
                <text:p>-0.1816398956511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.6">
                <text:p>24.6</text:p>
              </table:table-cell>
              <table:table-cell office:value-type="float" office:value="-0.142302115119117">
                <text:p>-0.1423021151191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.8">
                <text:p>24.8</text:p>
              </table:table-cell>
              <table:table-cell office:value-type="float" office:value="-0.142302115119117">
                <text:p>-0.1423021151191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-0.102964334587074">
                <text:p>-0.1029643345870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.2">
                <text:p>25.2</text:p>
              </table:table-cell>
              <table:table-cell office:value-type="float" office:value="-0.102964334587074">
                <text:p>-0.1029643345870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.4">
                <text:p>25.4</text:p>
              </table:table-cell>
              <table:table-cell office:value-type="float" office:value="-0.0636265540550296">
                <text:p>-0.06362655405502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.6">
                <text:p>25.6</text:p>
              </table:table-cell>
              <table:table-cell office:value-type="float" office:value="-0.0636265540550296">
                <text:p>-0.06362655405502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.8">
                <text:p>25.8</text:p>
              </table:table-cell>
              <table:table-cell office:value-type="float" office:value="-0.0242887735229864">
                <text:p>-0.02428877352298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">
                <text:p>26</text:p>
              </table:table-cell>
              <table:table-cell office:value-type="float" office:value="-0.0242887735229864">
                <text:p>-0.02428877352298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.2">
                <text:p>26.2</text:p>
              </table:table-cell>
              <table:table-cell office:value-type="float" office:value="-0.0242887735229864">
                <text:p>-0.02428877352298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.4">
                <text:p>26.4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.6">
                <text:p>26.6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.8">
                <text:p>26.8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">
                <text:p>27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.2">
                <text:p>27.2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.4">
                <text:p>27.4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.6">
                <text:p>27.6</text:p>
              </table:table-cell>
              <table:table-cell office:value-type="float" office:value="0.0937245680731449">
                <text:p>0.09372456807314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.8">
                <text:p>27.8</text:p>
              </table:table-cell>
              <table:table-cell office:value-type="float" office:value="0.0937245680731449">
                <text:p>0.09372456807314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">
                <text:p>28</text:p>
              </table:table-cell>
              <table:table-cell office:value-type="float" office:value="0.0937245680731449">
                <text:p>0.09372456807314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.2">
                <text:p>28.2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.4">
                <text:p>28.4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.6">
                <text:p>28.6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.8">
                <text:p>28.8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">
                <text:p>29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.2">
                <text:p>29.2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.4">
                <text:p>29.4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.6">
                <text:p>29.6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.8">
                <text:p>29.8</text:p>
              </table:table-cell>
              <table:table-cell office:value-type="float" office:value="0.172400129137232">
                <text:p>0.1724001291372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">
                <text:p>30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.2">
                <text:p>30.2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.4">
                <text:p>30.4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.6">
                <text:p>30.6</text:p>
              </table:table-cell>
              <table:table-cell office:value-type="float" office:value="0.172400129137232">
                <text:p>0.1724001291372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.8">
                <text:p>30.8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">
                <text:p>31</text:p>
              </table:table-cell>
              <table:table-cell office:value-type="float" office:value="0.251075690201319">
                <text:p>0.2510756902013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.2">
                <text:p>31.2</text:p>
              </table:table-cell>
              <table:table-cell office:value-type="float" office:value="0.526440153925625">
                <text:p>0.5264401539256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.4">
                <text:p>31.4</text:p>
              </table:table-cell>
              <table:table-cell office:value-type="float" office:value="0.565777934457668">
                <text:p>0.5657779344576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.6">
                <text:p>31.6</text:p>
              </table:table-cell>
              <table:table-cell office:value-type="float" office:value="0.565777934457668">
                <text:p>0.5657779344576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.8">
                <text:p>31.8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">
                <text:p>32</text:p>
              </table:table-cell>
              <table:table-cell office:value-type="float" office:value="0.644453495521756">
                <text:p>0.6444534955217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.2">
                <text:p>32.2</text:p>
              </table:table-cell>
              <table:table-cell office:value-type="float" office:value="0.644453495521756">
                <text:p>0.6444534955217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.4">
                <text:p>32.4</text:p>
              </table:table-cell>
              <table:table-cell office:value-type="float" office:value="0.644453495521756">
                <text:p>0.6444534955217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.6">
                <text:p>32.6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.8">
                <text:p>32.8</text:p>
              </table:table-cell>
              <table:table-cell office:value-type="float" office:value="0.644453495521756">
                <text:p>0.6444534955217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">
                <text:p>33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.2">
                <text:p>33.2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.4">
                <text:p>33.4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.6">
                <text:p>33.6</text:p>
              </table:table-cell>
              <table:table-cell office:value-type="float" office:value="0.565777934457668">
                <text:p>0.5657779344576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.8">
                <text:p>33.8</text:p>
              </table:table-cell>
              <table:table-cell office:value-type="float" office:value="0.565777934457668">
                <text:p>0.5657779344576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">
                <text:p>34</text:p>
              </table:table-cell>
              <table:table-cell office:value-type="float" office:value="0.447764592861538">
                <text:p>0.4477645928615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.2">
                <text:p>34.2</text:p>
              </table:table-cell>
              <table:table-cell office:value-type="float" office:value="0.447764592861538">
                <text:p>0.4477645928615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.4">
                <text:p>34.4</text:p>
              </table:table-cell>
              <table:table-cell office:value-type="float" office:value="0.408426812329494">
                <text:p>0.4084268123294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.6">
                <text:p>34.6</text:p>
              </table:table-cell>
              <table:table-cell office:value-type="float" office:value="0.369089031797451">
                <text:p>0.3690890317974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.8">
                <text:p>34.8</text:p>
              </table:table-cell>
              <table:table-cell office:value-type="float" office:value="0.329751251265407">
                <text:p>0.3297512512654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">
                <text:p>35</text:p>
              </table:table-cell>
              <table:table-cell office:value-type="float" office:value="0.329751251265407">
                <text:p>0.3297512512654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.2">
                <text:p>35.2</text:p>
              </table:table-cell>
              <table:table-cell office:value-type="float" office:value="0.329751251265407">
                <text:p>0.3297512512654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.4">
                <text:p>35.4</text:p>
              </table:table-cell>
              <table:table-cell office:value-type="float" office:value="0.329751251265407">
                <text:p>0.3297512512654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.6">
                <text:p>35.6</text:p>
              </table:table-cell>
              <table:table-cell office:value-type="float" office:value="0.290413470733363">
                <text:p>0.29041347073336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.8">
                <text:p>35.8</text:p>
              </table:table-cell>
              <table:table-cell office:value-type="float" office:value="0.290413470733363">
                <text:p>0.2904134707333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">
                <text:p>36</text:p>
              </table:table-cell>
              <table:table-cell office:value-type="float" office:value="0.251075690201319">
                <text:p>0.2510756902013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.2">
                <text:p>36.2</text:p>
              </table:table-cell>
              <table:table-cell office:value-type="float" office:value="0.251075690201319">
                <text:p>0.2510756902013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.4">
                <text:p>36.4</text:p>
              </table:table-cell>
              <table:table-cell office:value-type="float" office:value="0.211737909669276">
                <text:p>0.2117379096692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.6">
                <text:p>36.6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.8">
                <text:p>36.8</text:p>
              </table:table-cell>
              <table:table-cell office:value-type="float" office:value="0.0937245680731449">
                <text:p>0.093724568073144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">
                <text:p>37</text:p>
              </table:table-cell>
              <table:table-cell office:value-type="float" office:value="0.0937245680731449">
                <text:p>0.093724568073144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.2">
                <text:p>37.2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.4">
                <text:p>37.4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.6">
                <text:p>37.6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.8">
                <text:p>37.8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">
                <text:p>38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.2">
                <text:p>38.2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.4">
                <text:p>38.4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.6">
                <text:p>38.6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8.8">
                <text:p>38.8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">
                <text:p>39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.2">
                <text:p>39.2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.4">
                <text:p>39.4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.6">
                <text:p>39.6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.8">
                <text:p>39.8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">
                <text:p>40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.2">
                <text:p>40.2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.4">
                <text:p>40.4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.6">
                <text:p>40.6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.8">
                <text:p>40.8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">
                <text:p>41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.2">
                <text:p>41.2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.4">
                <text:p>41.4</text:p>
              </table:table-cell>
              <table:table-cell office:value-type="float" office:value="-0.299653237247291">
                <text:p>-0.29965323724729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.6">
                <text:p>41.6</text:p>
              </table:table-cell>
              <table:table-cell office:value-type="float" office:value="-0.338991017779335">
                <text:p>-0.33899101777933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1.8">
                <text:p>41.8</text:p>
              </table:table-cell>
              <table:table-cell office:value-type="float" office:value="-0.338991017779335">
                <text:p>-0.33899101777933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">
                <text:p>42</text:p>
              </table:table-cell>
              <table:table-cell office:value-type="float" office:value="-0.378328798311379">
                <text:p>-0.37832879831137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.2">
                <text:p>42.2</text:p>
              </table:table-cell>
              <table:table-cell office:value-type="float" office:value="-0.417666578843423">
                <text:p>-0.41766657884342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.4">
                <text:p>42.4</text:p>
              </table:table-cell>
              <table:table-cell office:value-type="float" office:value="-0.417666578843423">
                <text:p>-0.41766657884342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.6">
                <text:p>42.6</text:p>
              </table:table-cell>
              <table:table-cell office:value-type="float" office:value="-0.417666578843423">
                <text:p>-0.41766657884342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2.8">
                <text:p>42.8</text:p>
              </table:table-cell>
              <table:table-cell office:value-type="float" office:value="-0.378328798311379">
                <text:p>-0.37832879831137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">
                <text:p>43</text:p>
              </table:table-cell>
              <table:table-cell office:value-type="float" office:value="-0.417666578843423">
                <text:p>-0.41766657884342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.2">
                <text:p>43.2</text:p>
              </table:table-cell>
              <table:table-cell office:value-type="float" office:value="-0.378328798311379">
                <text:p>-0.37832879831137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.4">
                <text:p>43.4</text:p>
              </table:table-cell>
              <table:table-cell office:value-type="float" office:value="-0.378328798311379">
                <text:p>-0.37832879831137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.6">
                <text:p>43.6</text:p>
              </table:table-cell>
              <table:table-cell office:value-type="float" office:value="-0.378328798311379">
                <text:p>-0.37832879831137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3.8">
                <text:p>43.8</text:p>
              </table:table-cell>
              <table:table-cell office:value-type="float" office:value="-0.338991017779335">
                <text:p>-0.33899101777933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">
                <text:p>44</text:p>
              </table:table-cell>
              <table:table-cell office:value-type="float" office:value="-0.299653237247291">
                <text:p>-0.2996532372472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.2">
                <text:p>44.2</text:p>
              </table:table-cell>
              <table:table-cell office:value-type="float" office:value="-0.181639895651161">
                <text:p>-0.18163989565116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.4">
                <text:p>44.4</text:p>
              </table:table-cell>
              <table:table-cell office:value-type="float" office:value="-0.181639895651161">
                <text:p>-0.1816398956511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.6">
                <text:p>44.6</text:p>
              </table:table-cell>
              <table:table-cell office:value-type="float" office:value="-0.142302115119117">
                <text:p>-0.14230211511911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4.8">
                <text:p>44.8</text:p>
              </table:table-cell>
              <table:table-cell office:value-type="float" office:value="-0.142302115119117">
                <text:p>-0.14230211511911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">
                <text:p>45</text:p>
              </table:table-cell>
              <table:table-cell office:value-type="float" office:value="-0.142302115119117">
                <text:p>-0.14230211511911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.2">
                <text:p>45.2</text:p>
              </table:table-cell>
              <table:table-cell office:value-type="float" office:value="-0.102964334587074">
                <text:p>-0.10296433458707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.4">
                <text:p>45.4</text:p>
              </table:table-cell>
              <table:table-cell office:value-type="float" office:value="-0.0636265540550296">
                <text:p>-0.06362655405502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.6">
                <text:p>45.6</text:p>
              </table:table-cell>
              <table:table-cell office:value-type="float" office:value="-0.0636265540550296">
                <text:p>-0.063626554055029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.8">
                <text:p>45.8</text:p>
              </table:table-cell>
              <table:table-cell office:value-type="float" office:value="-0.0636265540550296">
                <text:p>-0.06362655405502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">
                <text:p>46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.2">
                <text:p>46.2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.4">
                <text:p>46.4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.6">
                <text:p>46.6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6.8">
                <text:p>46.8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">
                <text:p>47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.2">
                <text:p>47.2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.4">
                <text:p>47.4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.6">
                <text:p>47.6</text:p>
              </table:table-cell>
              <table:table-cell office:value-type="float" office:value="0.0937245680731449">
                <text:p>0.093724568073144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7.8">
                <text:p>47.8</text:p>
              </table:table-cell>
              <table:table-cell office:value-type="float" office:value="0.0937245680731449">
                <text:p>0.093724568073144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">
                <text:p>48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.2">
                <text:p>48.2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.4">
                <text:p>48.4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.6">
                <text:p>48.6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8.8">
                <text:p>48.8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">
                <text:p>49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.2">
                <text:p>49.2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.4">
                <text:p>49.4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.6">
                <text:p>49.6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9.8">
                <text:p>49.8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">
                <text:p>50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.2">
                <text:p>50.2</text:p>
              </table:table-cell>
              <table:table-cell office:value-type="float" office:value="0.172400129137232">
                <text:p>0.17240012913723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.4">
                <text:p>50.4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.6">
                <text:p>50.6</text:p>
              </table:table-cell>
              <table:table-cell office:value-type="float" office:value="0.172400129137232">
                <text:p>0.17240012913723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0.8">
                <text:p>50.8</text:p>
              </table:table-cell>
              <table:table-cell office:value-type="float" office:value="0.172400129137232">
                <text:p>0.17240012913723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">
                <text:p>51</text:p>
              </table:table-cell>
              <table:table-cell office:value-type="float" office:value="0.251075690201319">
                <text:p>0.25107569020131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.2">
                <text:p>51.2</text:p>
              </table:table-cell>
              <table:table-cell office:value-type="float" office:value="0.526440153925625">
                <text:p>0.5264401539256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.4">
                <text:p>51.4</text:p>
              </table:table-cell>
              <table:table-cell office:value-type="float" office:value="0.565777934457668">
                <text:p>0.5657779344576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.6">
                <text:p>51.6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1.8">
                <text:p>51.8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">
                <text:p>52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.2">
                <text:p>52.2</text:p>
              </table:table-cell>
              <table:table-cell office:value-type="float" office:value="0.644453495521756">
                <text:p>0.64445349552175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.4">
                <text:p>52.4</text:p>
              </table:table-cell>
              <table:table-cell office:value-type="float" office:value="0.644453495521756">
                <text:p>0.64445349552175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.6">
                <text:p>52.6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2.8">
                <text:p>52.8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">
                <text:p>53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.2">
                <text:p>53.2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.4">
                <text:p>53.4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.6">
                <text:p>53.6</text:p>
              </table:table-cell>
              <table:table-cell office:value-type="float" office:value="0.565777934457668">
                <text:p>0.56577793445766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3.8">
                <text:p>53.8</text:p>
              </table:table-cell>
              <table:table-cell office:value-type="float" office:value="0.565777934457668">
                <text:p>0.56577793445766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">
                <text:p>54</text:p>
              </table:table-cell>
              <table:table-cell office:value-type="float" office:value="0.447764592861538">
                <text:p>0.44776459286153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.2">
                <text:p>54.2</text:p>
              </table:table-cell>
              <table:table-cell office:value-type="float" office:value="0.447764592861538">
                <text:p>0.44776459286153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.4">
                <text:p>54.4</text:p>
              </table:table-cell>
              <table:table-cell office:value-type="float" office:value="0.408426812329494">
                <text:p>0.40842681232949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.6">
                <text:p>54.6</text:p>
              </table:table-cell>
              <table:table-cell office:value-type="float" office:value="0.369089031797451">
                <text:p>0.36908903179745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4.8">
                <text:p>54.8</text:p>
              </table:table-cell>
              <table:table-cell office:value-type="float" office:value="0.369089031797451">
                <text:p>0.36908903179745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">
                <text:p>55</text:p>
              </table:table-cell>
              <table:table-cell office:value-type="float" office:value="0.329751251265407">
                <text:p>0.32975125126540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.2">
                <text:p>55.2</text:p>
              </table:table-cell>
              <table:table-cell office:value-type="float" office:value="0.329751251265407">
                <text:p>0.32975125126540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.4">
                <text:p>55.4</text:p>
              </table:table-cell>
              <table:table-cell office:value-type="float" office:value="0.290413470733363">
                <text:p>0.29041347073336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.6">
                <text:p>55.6</text:p>
              </table:table-cell>
              <table:table-cell office:value-type="float" office:value="0.290413470733363">
                <text:p>0.29041347073336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5.8">
                <text:p>55.8</text:p>
              </table:table-cell>
              <table:table-cell office:value-type="float" office:value="0.290413470733363">
                <text:p>0.29041347073336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">
                <text:p>56</text:p>
              </table:table-cell>
              <table:table-cell office:value-type="float" office:value="0.251075690201319">
                <text:p>0.25107569020131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.2">
                <text:p>56.2</text:p>
              </table:table-cell>
              <table:table-cell office:value-type="float" office:value="0.211737909669276">
                <text:p>0.21173790966927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.4">
                <text:p>56.4</text:p>
              </table:table-cell>
              <table:table-cell office:value-type="float" office:value="0.172400129137232">
                <text:p>0.17240012913723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.6">
                <text:p>56.6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6.8">
                <text:p>56.8</text:p>
              </table:table-cell>
              <table:table-cell office:value-type="float" office:value="0.0937245680731449">
                <text:p>0.093724568073144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">
                <text:p>57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.2">
                <text:p>57.2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.4">
                <text:p>57.4</text:p>
              </table:table-cell>
              <table:table-cell office:value-type="float" office:value="0.0937245680731449">
                <text:p>0.093724568073144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.6">
                <text:p>57.6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7.8">
                <text:p>57.8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">
                <text:p>58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.2">
                <text:p>58.2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.4">
                <text:p>58.4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.6">
                <text:p>58.6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8.8">
                <text:p>58.8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">
                <text:p>59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.2">
                <text:p>59.2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.4">
                <text:p>59.4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.6">
                <text:p>59.6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9.8">
                <text:p>59.8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">
                <text:p>60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.2">
                <text:p>60.2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.4">
                <text:p>60.4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.6">
                <text:p>60.6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0.8">
                <text:p>60.8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">
                <text:p>61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.2">
                <text:p>61.2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.4">
                <text:p>61.4</text:p>
              </table:table-cell>
              <table:table-cell office:value-type="float" office:value="-0.260315456715248">
                <text:p>-0.26031545671524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.6">
                <text:p>61.6</text:p>
              </table:table-cell>
              <table:table-cell office:value-type="float" office:value="-0.299653237247291">
                <text:p>-0.2996532372472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1.8">
                <text:p>61.8</text:p>
              </table:table-cell>
              <table:table-cell office:value-type="float" office:value="-0.378328798311379">
                <text:p>-0.37832879831137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">
                <text:p>62</text:p>
              </table:table-cell>
              <table:table-cell office:value-type="float" office:value="-0.378328798311379">
                <text:p>-0.37832879831137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.2">
                <text:p>62.2</text:p>
              </table:table-cell>
              <table:table-cell office:value-type="float" office:value="-0.417666578843423">
                <text:p>-0.41766657884342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.4">
                <text:p>62.4</text:p>
              </table:table-cell>
              <table:table-cell office:value-type="float" office:value="-0.457004359375466">
                <text:p>-0.45700435937546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.6">
                <text:p>62.6</text:p>
              </table:table-cell>
              <table:table-cell office:value-type="float" office:value="-0.417666578843423">
                <text:p>-0.41766657884342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2.8">
                <text:p>62.8</text:p>
              </table:table-cell>
              <table:table-cell office:value-type="float" office:value="-0.417666578843423">
                <text:p>-0.41766657884342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">
                <text:p>63</text:p>
              </table:table-cell>
              <table:table-cell office:value-type="float" office:value="-0.378328798311379">
                <text:p>-0.37832879831137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.2">
                <text:p>63.2</text:p>
              </table:table-cell>
              <table:table-cell office:value-type="float" office:value="-0.378328798311379">
                <text:p>-0.37832879831137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.4">
                <text:p>63.4</text:p>
              </table:table-cell>
              <table:table-cell office:value-type="float" office:value="-0.378328798311379">
                <text:p>-0.37832879831137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.6">
                <text:p>63.6</text:p>
              </table:table-cell>
              <table:table-cell office:value-type="float" office:value="-0.378328798311379">
                <text:p>-0.37832879831137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3.8">
                <text:p>63.8</text:p>
              </table:table-cell>
              <table:table-cell office:value-type="float" office:value="-0.299653237247291">
                <text:p>-0.29965323724729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">
                <text:p>64</text:p>
              </table:table-cell>
              <table:table-cell office:value-type="float" office:value="-0.260315456715248">
                <text:p>-0.26031545671524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.2">
                <text:p>64.2</text:p>
              </table:table-cell>
              <table:table-cell office:value-type="float" office:value="-0.181639895651161">
                <text:p>-0.18163989565116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.4">
                <text:p>64.4</text:p>
              </table:table-cell>
              <table:table-cell office:value-type="float" office:value="-0.181639895651161">
                <text:p>-0.18163989565116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.6">
                <text:p>64.6</text:p>
              </table:table-cell>
              <table:table-cell office:value-type="float" office:value="-0.181639895651161">
                <text:p>-0.18163989565116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4.8">
                <text:p>64.8</text:p>
              </table:table-cell>
              <table:table-cell office:value-type="float" office:value="-0.142302115119117">
                <text:p>-0.14230211511911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">
                <text:p>65</text:p>
              </table:table-cell>
              <table:table-cell office:value-type="float" office:value="-0.142302115119117">
                <text:p>-0.14230211511911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.2">
                <text:p>65.2</text:p>
              </table:table-cell>
              <table:table-cell office:value-type="float" office:value="-0.102964334587074">
                <text:p>-0.10296433458707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.4">
                <text:p>65.4</text:p>
              </table:table-cell>
              <table:table-cell office:value-type="float" office:value="-0.0636265540550296">
                <text:p>-0.063626554055029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.6">
                <text:p>65.6</text:p>
              </table:table-cell>
              <table:table-cell office:value-type="float" office:value="-0.0636265540550296">
                <text:p>-0.063626554055029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5.8">
                <text:p>65.8</text:p>
              </table:table-cell>
              <table:table-cell office:value-type="float" office:value="-0.0636265540550296">
                <text:p>-0.063626554055029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">
                <text:p>66</text:p>
              </table:table-cell>
              <table:table-cell office:value-type="float" office:value="-0.0242887735229864">
                <text:p>-0.024288773522986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.2">
                <text:p>66.2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.4">
                <text:p>66.4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.6">
                <text:p>66.6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6.8">
                <text:p>66.8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">
                <text:p>67</text:p>
              </table:table-cell>
              <table:table-cell office:value-type="float" office:value="0.0937245680731449">
                <text:p>0.093724568073144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.2">
                <text:p>67.2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.4">
                <text:p>67.4</text:p>
              </table:table-cell>
              <table:table-cell office:value-type="float" office:value="0.0937245680731449">
                <text:p>0.093724568073144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.6">
                <text:p>67.6</text:p>
              </table:table-cell>
              <table:table-cell office:value-type="float" office:value="0.0937245680731449">
                <text:p>0.093724568073144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7.8">
                <text:p>67.8</text:p>
              </table:table-cell>
              <table:table-cell office:value-type="float" office:value="0.0937245680731449">
                <text:p>0.093724568073144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">
                <text:p>68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.2">
                <text:p>68.2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.4">
                <text:p>68.4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.6">
                <text:p>68.6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8.8">
                <text:p>68.8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">
                <text:p>69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.2">
                <text:p>69.2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.4">
                <text:p>69.4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.6">
                <text:p>69.6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9.8">
                <text:p>69.8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">
                <text:p>70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.2">
                <text:p>70.2</text:p>
              </table:table-cell>
              <table:table-cell office:value-type="float" office:value="0.172400129137232">
                <text:p>0.17240012913723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.4">
                <text:p>70.4</text:p>
              </table:table-cell>
              <table:table-cell office:value-type="float" office:value="0.172400129137232">
                <text:p>0.17240012913723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.6">
                <text:p>70.6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0.8">
                <text:p>70.8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">
                <text:p>71</text:p>
              </table:table-cell>
              <table:table-cell office:value-type="float" office:value="0.251075690201319">
                <text:p>0.25107569020131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.2">
                <text:p>71.2</text:p>
              </table:table-cell>
              <table:table-cell office:value-type="float" office:value="0.565777934457668">
                <text:p>0.56577793445766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.4">
                <text:p>71.4</text:p>
              </table:table-cell>
              <table:table-cell office:value-type="float" office:value="0.565777934457668">
                <text:p>0.56577793445766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.6">
                <text:p>71.6</text:p>
              </table:table-cell>
              <table:table-cell office:value-type="float" office:value="0.565777934457668">
                <text:p>0.56577793445766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1.8">
                <text:p>71.8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">
                <text:p>72</text:p>
              </table:table-cell>
              <table:table-cell office:value-type="float" office:value="0.644453495521756">
                <text:p>0.64445349552175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.2">
                <text:p>72.2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.4">
                <text:p>72.4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.6">
                <text:p>72.6</text:p>
              </table:table-cell>
              <table:table-cell office:value-type="float" office:value="0.644453495521756">
                <text:p>0.64445349552175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2.8">
                <text:p>72.8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">
                <text:p>73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.2">
                <text:p>73.2</text:p>
              </table:table-cell>
              <table:table-cell office:value-type="float" office:value="0.565777934457668">
                <text:p>0.56577793445766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.4">
                <text:p>73.4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.6">
                <text:p>73.6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3.8">
                <text:p>73.8</text:p>
              </table:table-cell>
              <table:table-cell office:value-type="float" office:value="0.487102373393581">
                <text:p>0.48710237339358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">
                <text:p>74</text:p>
              </table:table-cell>
              <table:table-cell office:value-type="float" office:value="0.447764592861538">
                <text:p>0.44776459286153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.2">
                <text:p>74.2</text:p>
              </table:table-cell>
              <table:table-cell office:value-type="float" office:value="0.447764592861538">
                <text:p>0.44776459286153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.4">
                <text:p>74.4</text:p>
              </table:table-cell>
              <table:table-cell office:value-type="float" office:value="0.408426812329494">
                <text:p>0.40842681232949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.6">
                <text:p>74.6</text:p>
              </table:table-cell>
              <table:table-cell office:value-type="float" office:value="0.369089031797451">
                <text:p>0.36908903179745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4.8">
                <text:p>74.8</text:p>
              </table:table-cell>
              <table:table-cell office:value-type="float" office:value="0.369089031797451">
                <text:p>0.36908903179745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">
                <text:p>75</text:p>
              </table:table-cell>
              <table:table-cell office:value-type="float" office:value="0.329751251265407">
                <text:p>0.32975125126540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.2">
                <text:p>75.2</text:p>
              </table:table-cell>
              <table:table-cell office:value-type="float" office:value="0.329751251265407">
                <text:p>0.32975125126540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.4">
                <text:p>75.4</text:p>
              </table:table-cell>
              <table:table-cell office:value-type="float" office:value="0.329751251265407">
                <text:p>0.32975125126540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.6">
                <text:p>75.6</text:p>
              </table:table-cell>
              <table:table-cell office:value-type="float" office:value="0.290413470733363">
                <text:p>0.29041347073336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5.8">
                <text:p>75.8</text:p>
              </table:table-cell>
              <table:table-cell office:value-type="float" office:value="0.290413470733363">
                <text:p>0.29041347073336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">
                <text:p>76</text:p>
              </table:table-cell>
              <table:table-cell office:value-type="float" office:value="0.251075690201319">
                <text:p>0.25107569020131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.2">
                <text:p>76.2</text:p>
              </table:table-cell>
              <table:table-cell office:value-type="float" office:value="0.251075690201319">
                <text:p>0.25107569020131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.4">
                <text:p>76.4</text:p>
              </table:table-cell>
              <table:table-cell office:value-type="float" office:value="0.172400129137232">
                <text:p>0.17240012913723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.6">
                <text:p>76.6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6.8">
                <text:p>76.8</text:p>
              </table:table-cell>
              <table:table-cell office:value-type="float" office:value="0.0937245680731449">
                <text:p>0.093724568073144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">
                <text:p>77</text:p>
              </table:table-cell>
              <table:table-cell office:value-type="float" office:value="0.0937245680731449">
                <text:p>0.093724568073144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.2">
                <text:p>77.2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.4">
                <text:p>77.4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.6">
                <text:p>77.6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7.8">
                <text:p>77.8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">
                <text:p>78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.2">
                <text:p>78.2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.4">
                <text:p>78.4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.6">
                <text:p>78.6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8.8">
                <text:p>78.8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">
                <text:p>79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.2">
                <text:p>79.2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.4">
                <text:p>79.4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.6">
                <text:p>79.6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9.8">
                <text:p>79.8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0">
                <text:p>80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0.2">
                <text:p>80.2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.4">
                <text:p>80.4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0.6">
                <text:p>80.6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0.8">
                <text:p>80.8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1">
                <text:p>81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1.2">
                <text:p>81.2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1.4">
                <text:p>81.4</text:p>
              </table:table-cell>
              <table:table-cell office:value-type="float" office:value="-0.260315456715248">
                <text:p>-0.26031545671524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1.6">
                <text:p>81.6</text:p>
              </table:table-cell>
              <table:table-cell office:value-type="float" office:value="-0.338991017779335">
                <text:p>-0.33899101777933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1.8">
                <text:p>81.8</text:p>
              </table:table-cell>
              <table:table-cell office:value-type="float" office:value="-0.338991017779335">
                <text:p>-0.33899101777933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2">
                <text:p>82</text:p>
              </table:table-cell>
              <table:table-cell office:value-type="float" office:value="-0.378328798311379">
                <text:p>-0.37832879831137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2.2">
                <text:p>82.2</text:p>
              </table:table-cell>
              <table:table-cell office:value-type="float" office:value="-0.417666578843423">
                <text:p>-0.41766657884342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2.4">
                <text:p>82.4</text:p>
              </table:table-cell>
              <table:table-cell office:value-type="float" office:value="-0.457004359375466">
                <text:p>-0.45700435937546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2.6">
                <text:p>82.6</text:p>
              </table:table-cell>
              <table:table-cell office:value-type="float" office:value="-0.417666578843423">
                <text:p>-0.41766657884342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2.8">
                <text:p>82.8</text:p>
              </table:table-cell>
              <table:table-cell office:value-type="float" office:value="-0.417666578843423">
                <text:p>-0.41766657884342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">
                <text:p>83</text:p>
              </table:table-cell>
              <table:table-cell office:value-type="float" office:value="-0.378328798311379">
                <text:p>-0.37832879831137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.2">
                <text:p>83.2</text:p>
              </table:table-cell>
              <table:table-cell office:value-type="float" office:value="-0.378328798311379">
                <text:p>-0.37832879831137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.4">
                <text:p>83.4</text:p>
              </table:table-cell>
              <table:table-cell office:value-type="float" office:value="-0.378328798311379">
                <text:p>-0.37832879831137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.6">
                <text:p>83.6</text:p>
              </table:table-cell>
              <table:table-cell office:value-type="float" office:value="-0.378328798311379">
                <text:p>-0.37832879831137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3.8">
                <text:p>83.8</text:p>
              </table:table-cell>
              <table:table-cell office:value-type="float" office:value="-0.338991017779335">
                <text:p>-0.33899101777933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">
                <text:p>84</text:p>
              </table:table-cell>
              <table:table-cell office:value-type="float" office:value="-0.260315456715248">
                <text:p>-0.26031545671524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.2">
                <text:p>84.2</text:p>
              </table:table-cell>
              <table:table-cell office:value-type="float" office:value="-0.181639895651161">
                <text:p>-0.18163989565116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.4">
                <text:p>84.4</text:p>
              </table:table-cell>
              <table:table-cell office:value-type="float" office:value="-0.181639895651161">
                <text:p>-0.18163989565116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.6">
                <text:p>84.6</text:p>
              </table:table-cell>
              <table:table-cell office:value-type="float" office:value="-0.181639895651161">
                <text:p>-0.18163989565116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4.8">
                <text:p>84.8</text:p>
              </table:table-cell>
              <table:table-cell office:value-type="float" office:value="-0.142302115119117">
                <text:p>-0.14230211511911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">
                <text:p>85</text:p>
              </table:table-cell>
              <table:table-cell office:value-type="float" office:value="-0.102964334587074">
                <text:p>-0.10296433458707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5.2">
                <text:p>85.2</text:p>
              </table:table-cell>
              <table:table-cell office:value-type="float" office:value="-0.102964334587074">
                <text:p>-0.10296433458707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5.4">
                <text:p>85.4</text:p>
              </table:table-cell>
              <table:table-cell office:value-type="float" office:value="-0.102964334587074">
                <text:p>-0.10296433458707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.6">
                <text:p>85.6</text:p>
              </table:table-cell>
              <table:table-cell office:value-type="float" office:value="-0.0636265540550296">
                <text:p>-0.063626554055029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5.8">
                <text:p>85.8</text:p>
              </table:table-cell>
              <table:table-cell office:value-type="float" office:value="-0.0242887735229864">
                <text:p>-0.024288773522986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">
                <text:p>86</text:p>
              </table:table-cell>
              <table:table-cell office:value-type="float" office:value="-0.0242887735229864">
                <text:p>-0.024288773522986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6.2">
                <text:p>86.2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.4">
                <text:p>86.4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.6">
                <text:p>86.6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6.8">
                <text:p>86.8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">
                <text:p>87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.2">
                <text:p>87.2</text:p>
              </table:table-cell>
              <table:table-cell office:value-type="float" office:value="0.0937245680731449">
                <text:p>0.093724568073144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.4">
                <text:p>87.4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7.6">
                <text:p>87.6</text:p>
              </table:table-cell>
              <table:table-cell office:value-type="float" office:value="0.0937245680731449">
                <text:p>0.093724568073144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7.8">
                <text:p>87.8</text:p>
              </table:table-cell>
              <table:table-cell office:value-type="float" office:value="0.0937245680731449">
                <text:p>0.093724568073144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8">
                <text:p>88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.2">
                <text:p>88.2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.4">
                <text:p>88.4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8.6">
                <text:p>88.6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8.8">
                <text:p>88.8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">
                <text:p>89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9.2">
                <text:p>89.2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9.4">
                <text:p>89.4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9.6">
                <text:p>89.6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9.8">
                <text:p>89.8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0">
                <text:p>90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0.2">
                <text:p>90.2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0.4">
                <text:p>90.4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0.6">
                <text:p>90.6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0.8">
                <text:p>90.8</text:p>
              </table:table-cell>
              <table:table-cell office:value-type="float" office:value="0.172400129137232">
                <text:p>0.17240012913723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1">
                <text:p>91</text:p>
              </table:table-cell>
              <table:table-cell office:value-type="float" office:value="0.211737909669276">
                <text:p>0.21173790966927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1.2">
                <text:p>91.2</text:p>
              </table:table-cell>
              <table:table-cell office:value-type="float" office:value="0.526440153925625">
                <text:p>0.52644015392562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1.4">
                <text:p>91.4</text:p>
              </table:table-cell>
              <table:table-cell office:value-type="float" office:value="0.565777934457668">
                <text:p>0.56577793445766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1.6">
                <text:p>91.6</text:p>
              </table:table-cell>
              <table:table-cell office:value-type="float" office:value="0.565777934457668">
                <text:p>0.56577793445766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1.8">
                <text:p>91.8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2">
                <text:p>92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2.2">
                <text:p>92.2</text:p>
              </table:table-cell>
              <table:table-cell office:value-type="float" office:value="0.644453495521756">
                <text:p>0.64445349552175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2.4">
                <text:p>92.4</text:p>
              </table:table-cell>
              <table:table-cell office:value-type="float" office:value="0.644453495521756">
                <text:p>0.64445349552175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2.6">
                <text:p>92.6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2.8">
                <text:p>92.8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">
                <text:p>93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3.2">
                <text:p>93.2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3.4">
                <text:p>93.4</text:p>
              </table:table-cell>
              <table:table-cell office:value-type="float" office:value="0.565777934457668">
                <text:p>0.56577793445766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3.6">
                <text:p>93.6</text:p>
              </table:table-cell>
              <table:table-cell office:value-type="float" office:value="0.565777934457668">
                <text:p>0.56577793445766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3.8">
                <text:p>93.8</text:p>
              </table:table-cell>
              <table:table-cell office:value-type="float" office:value="0.526440153925625">
                <text:p>0.52644015392562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">
                <text:p>94</text:p>
              </table:table-cell>
              <table:table-cell office:value-type="float" office:value="0.447764592861538">
                <text:p>0.44776459286153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.2">
                <text:p>94.2</text:p>
              </table:table-cell>
              <table:table-cell office:value-type="float" office:value="0.447764592861538">
                <text:p>0.44776459286153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4.4">
                <text:p>94.4</text:p>
              </table:table-cell>
              <table:table-cell office:value-type="float" office:value="0.447764592861538">
                <text:p>0.44776459286153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4.6">
                <text:p>94.6</text:p>
              </table:table-cell>
              <table:table-cell office:value-type="float" office:value="0.408426812329494">
                <text:p>0.40842681232949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4.8">
                <text:p>94.8</text:p>
              </table:table-cell>
              <table:table-cell office:value-type="float" office:value="0.369089031797451">
                <text:p>0.36908903179745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5">
                <text:p>95</text:p>
              </table:table-cell>
              <table:table-cell office:value-type="float" office:value="0.329751251265407">
                <text:p>0.32975125126540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5.2">
                <text:p>95.2</text:p>
              </table:table-cell>
              <table:table-cell office:value-type="float" office:value="0.329751251265407">
                <text:p>0.32975125126540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5.4">
                <text:p>95.4</text:p>
              </table:table-cell>
              <table:table-cell office:value-type="float" office:value="0.329751251265407">
                <text:p>0.32975125126540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.6">
                <text:p>95.6</text:p>
              </table:table-cell>
              <table:table-cell office:value-type="float" office:value="0.290413470733363">
                <text:p>0.29041347073336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5.8">
                <text:p>95.8</text:p>
              </table:table-cell>
              <table:table-cell office:value-type="float" office:value="0.290413470733363">
                <text:p>0.29041347073336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6">
                <text:p>96</text:p>
              </table:table-cell>
              <table:table-cell office:value-type="float" office:value="0.251075690201319">
                <text:p>0.25107569020131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.2">
                <text:p>96.2</text:p>
              </table:table-cell>
              <table:table-cell office:value-type="float" office:value="0.251075690201319">
                <text:p>0.25107569020131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.4">
                <text:p>96.4</text:p>
              </table:table-cell>
              <table:table-cell office:value-type="float" office:value="0.211737909669276">
                <text:p>0.21173790966927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6.6">
                <text:p>96.6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6.8">
                <text:p>96.8</text:p>
              </table:table-cell>
              <table:table-cell office:value-type="float" office:value="0.0937245680731449">
                <text:p>0.093724568073144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7">
                <text:p>97</text:p>
              </table:table-cell>
              <table:table-cell office:value-type="float" office:value="0.0937245680731449">
                <text:p>0.093724568073144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7.2">
                <text:p>97.2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.4">
                <text:p>97.4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.6">
                <text:p>97.6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7.8">
                <text:p>97.8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8">
                <text:p>98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.2">
                <text:p>98.2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.4">
                <text:p>98.4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8.6">
                <text:p>98.6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8.8">
                <text:p>98.8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">
                <text:p>99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.2">
                <text:p>99.2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.4">
                <text:p>99.4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.6">
                <text:p>99.6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9.8">
                <text:p>99.8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0">
                <text:p>100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0.2">
                <text:p>100.2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0.4">
                <text:p>100.4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0.6">
                <text:p>100.6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0.8">
                <text:p>100.8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1">
                <text:p>101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1.2">
                <text:p>101.2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1.4">
                <text:p>101.4</text:p>
              </table:table-cell>
              <table:table-cell office:value-type="float" office:value="-0.260315456715248">
                <text:p>-0.26031545671524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1.6">
                <text:p>101.6</text:p>
              </table:table-cell>
              <table:table-cell office:value-type="float" office:value="-0.338991017779335">
                <text:p>-0.33899101777933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1.8">
                <text:p>101.8</text:p>
              </table:table-cell>
              <table:table-cell office:value-type="float" office:value="-0.338991017779335">
                <text:p>-0.33899101777933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2">
                <text:p>102</text:p>
              </table:table-cell>
              <table:table-cell office:value-type="float" office:value="-0.378328798311379">
                <text:p>-0.37832879831137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2.2">
                <text:p>102.2</text:p>
              </table:table-cell>
              <table:table-cell office:value-type="float" office:value="-0.417666578843423">
                <text:p>-0.41766657884342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2.4">
                <text:p>102.4</text:p>
              </table:table-cell>
              <table:table-cell office:value-type="float" office:value="-0.457004359375466">
                <text:p>-0.45700435937546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2.6">
                <text:p>102.6</text:p>
              </table:table-cell>
              <table:table-cell office:value-type="float" office:value="-0.378328798311379">
                <text:p>-0.37832879831137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2.8">
                <text:p>102.8</text:p>
              </table:table-cell>
              <table:table-cell office:value-type="float" office:value="-0.378328798311379">
                <text:p>-0.37832879831137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3">
                <text:p>103</text:p>
              </table:table-cell>
              <table:table-cell office:value-type="float" office:value="-0.417666578843423">
                <text:p>-0.41766657884342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3.2">
                <text:p>103.2</text:p>
              </table:table-cell>
              <table:table-cell office:value-type="float" office:value="-0.378328798311379">
                <text:p>-0.37832879831137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3.4">
                <text:p>103.4</text:p>
              </table:table-cell>
              <table:table-cell office:value-type="float" office:value="-0.378328798311379">
                <text:p>-0.37832879831137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3.6">
                <text:p>103.6</text:p>
              </table:table-cell>
              <table:table-cell office:value-type="float" office:value="-0.378328798311379">
                <text:p>-0.37832879831137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3.8">
                <text:p>103.8</text:p>
              </table:table-cell>
              <table:table-cell office:value-type="float" office:value="-0.338991017779335">
                <text:p>-0.33899101777933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4">
                <text:p>104</text:p>
              </table:table-cell>
              <table:table-cell office:value-type="float" office:value="-0.260315456715248">
                <text:p>-0.26031545671524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4.2">
                <text:p>104.2</text:p>
              </table:table-cell>
              <table:table-cell office:value-type="float" office:value="-0.181639895651161">
                <text:p>-0.18163989565116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4.4">
                <text:p>104.4</text:p>
              </table:table-cell>
              <table:table-cell office:value-type="float" office:value="-0.181639895651161">
                <text:p>-0.18163989565116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4.6">
                <text:p>104.6</text:p>
              </table:table-cell>
              <table:table-cell office:value-type="float" office:value="-0.181639895651161">
                <text:p>-0.18163989565116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4.8">
                <text:p>104.8</text:p>
              </table:table-cell>
              <table:table-cell office:value-type="float" office:value="-0.142302115119117">
                <text:p>-0.14230211511911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5">
                <text:p>105</text:p>
              </table:table-cell>
              <table:table-cell office:value-type="float" office:value="-0.102964334587074">
                <text:p>-0.10296433458707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5.2">
                <text:p>105.2</text:p>
              </table:table-cell>
              <table:table-cell office:value-type="float" office:value="-0.102964334587074">
                <text:p>-0.10296433458707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5.4">
                <text:p>105.4</text:p>
              </table:table-cell>
              <table:table-cell office:value-type="float" office:value="-0.0636265540550296">
                <text:p>-0.063626554055029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5.6">
                <text:p>105.6</text:p>
              </table:table-cell>
              <table:table-cell office:value-type="float" office:value="-0.0636265540550296">
                <text:p>-0.063626554055029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5.8">
                <text:p>105.8</text:p>
              </table:table-cell>
              <table:table-cell office:value-type="float" office:value="-0.0636265540550296">
                <text:p>-0.063626554055029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6">
                <text:p>106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6.2">
                <text:p>106.2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6.4">
                <text:p>106.4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6.6">
                <text:p>106.6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6.8">
                <text:p>106.8</text:p>
              </table:table-cell>
              <table:table-cell office:value-type="float" office:value="0.0937245680731449">
                <text:p>0.093724568073144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7">
                <text:p>107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7.2">
                <text:p>107.2</text:p>
              </table:table-cell>
              <table:table-cell office:value-type="float" office:value="0.0937245680731449">
                <text:p>0.093724568073144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7.4">
                <text:p>107.4</text:p>
              </table:table-cell>
              <table:table-cell office:value-type="float" office:value="0.0937245680731449">
                <text:p>0.093724568073144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7.6">
                <text:p>107.6</text:p>
              </table:table-cell>
              <table:table-cell office:value-type="float" office:value="0.0937245680731449">
                <text:p>0.093724568073144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7.8">
                <text:p>107.8</text:p>
              </table:table-cell>
              <table:table-cell office:value-type="float" office:value="0.0937245680731449">
                <text:p>0.093724568073144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8">
                <text:p>108</text:p>
              </table:table-cell>
              <table:table-cell office:value-type="float" office:value="0.0937245680731449">
                <text:p>0.093724568073144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8.2">
                <text:p>108.2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8.4">
                <text:p>108.4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8.6">
                <text:p>108.6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8.8">
                <text:p>108.8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9">
                <text:p>109</text:p>
              </table:table-cell>
              <table:table-cell office:value-type="float" office:value="0.0937245680731449">
                <text:p>0.093724568073144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9.2">
                <text:p>109.2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9.4">
                <text:p>109.4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9.6">
                <text:p>109.6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9.8">
                <text:p>109.8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0">
                <text:p>110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0.2">
                <text:p>110.2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0.4">
                <text:p>110.4</text:p>
              </table:table-cell>
              <table:table-cell office:value-type="float" office:value="0.172400129137232">
                <text:p>0.17240012913723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0.6">
                <text:p>110.6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0.8">
                <text:p>110.8</text:p>
              </table:table-cell>
              <table:table-cell office:value-type="float" office:value="0.172400129137232">
                <text:p>0.17240012913723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1">
                <text:p>111</text:p>
              </table:table-cell>
              <table:table-cell office:value-type="float" office:value="0.251075690201319">
                <text:p>0.25107569020131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1.2">
                <text:p>111.2</text:p>
              </table:table-cell>
              <table:table-cell office:value-type="float" office:value="0.487102373393581">
                <text:p>0.48710237339358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1.4">
                <text:p>111.4</text:p>
              </table:table-cell>
              <table:table-cell office:value-type="float" office:value="0.565777934457668">
                <text:p>0.56577793445766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1.6">
                <text:p>111.6</text:p>
              </table:table-cell>
              <table:table-cell office:value-type="float" office:value="0.565777934457668">
                <text:p>0.56577793445766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1.8">
                <text:p>111.8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2">
                <text:p>112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2.2">
                <text:p>112.2</text:p>
              </table:table-cell>
              <table:table-cell office:value-type="float" office:value="0.644453495521756">
                <text:p>0.64445349552175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2.4">
                <text:p>112.4</text:p>
              </table:table-cell>
              <table:table-cell office:value-type="float" office:value="0.644453495521756">
                <text:p>0.64445349552175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2.6">
                <text:p>112.6</text:p>
              </table:table-cell>
              <table:table-cell office:value-type="float" office:value="0.644453495521756">
                <text:p>0.64445349552175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2.8">
                <text:p>112.8</text:p>
              </table:table-cell>
              <table:table-cell office:value-type="float" office:value="0.644453495521756">
                <text:p>0.64445349552175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3">
                <text:p>113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3.2">
                <text:p>113.2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3.4">
                <text:p>113.4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3.6">
                <text:p>113.6</text:p>
              </table:table-cell>
              <table:table-cell office:value-type="float" office:value="0.565777934457668">
                <text:p>0.56577793445766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3.8">
                <text:p>113.8</text:p>
              </table:table-cell>
              <table:table-cell office:value-type="float" office:value="0.526440153925625">
                <text:p>0.52644015392562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4">
                <text:p>114</text:p>
              </table:table-cell>
              <table:table-cell office:value-type="float" office:value="0.447764592861538">
                <text:p>0.44776459286153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4.2">
                <text:p>114.2</text:p>
              </table:table-cell>
              <table:table-cell office:value-type="float" office:value="0.447764592861538">
                <text:p>0.44776459286153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4.4">
                <text:p>114.4</text:p>
              </table:table-cell>
              <table:table-cell office:value-type="float" office:value="0.408426812329494">
                <text:p>0.40842681232949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4.6">
                <text:p>114.6</text:p>
              </table:table-cell>
              <table:table-cell office:value-type="float" office:value="0.369089031797451">
                <text:p>0.36908903179745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4.8">
                <text:p>114.8</text:p>
              </table:table-cell>
              <table:table-cell office:value-type="float" office:value="0.369089031797451">
                <text:p>0.36908903179745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5">
                <text:p>115</text:p>
              </table:table-cell>
              <table:table-cell office:value-type="float" office:value="0.329751251265407">
                <text:p>0.32975125126540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5.2">
                <text:p>115.2</text:p>
              </table:table-cell>
              <table:table-cell office:value-type="float" office:value="0.329751251265407">
                <text:p>0.32975125126540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5.4">
                <text:p>115.4</text:p>
              </table:table-cell>
              <table:table-cell office:value-type="float" office:value="0.290413470733363">
                <text:p>0.29041347073336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5.6">
                <text:p>115.6</text:p>
              </table:table-cell>
              <table:table-cell office:value-type="float" office:value="0.290413470733363">
                <text:p>0.29041347073336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5.8">
                <text:p>115.8</text:p>
              </table:table-cell>
              <table:table-cell office:value-type="float" office:value="0.290413470733363">
                <text:p>0.29041347073336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6">
                <text:p>116</text:p>
              </table:table-cell>
              <table:table-cell office:value-type="float" office:value="0.251075690201319">
                <text:p>0.25107569020131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6.2">
                <text:p>116.2</text:p>
              </table:table-cell>
              <table:table-cell office:value-type="float" office:value="0.211737909669276">
                <text:p>0.21173790966927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6.4">
                <text:p>116.4</text:p>
              </table:table-cell>
              <table:table-cell office:value-type="float" office:value="0.172400129137232">
                <text:p>0.17240012913723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6.6">
                <text:p>116.6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6.8">
                <text:p>116.8</text:p>
              </table:table-cell>
              <table:table-cell office:value-type="float" office:value="0.0937245680731449">
                <text:p>0.093724568073144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7">
                <text:p>117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7.2">
                <text:p>117.2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7.4">
                <text:p>117.4</text:p>
              </table:table-cell>
              <table:table-cell office:value-type="float" office:value="0.0937245680731449">
                <text:p>0.093724568073144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7.6">
                <text:p>117.6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7.8">
                <text:p>117.8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8">
                <text:p>118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8.2">
                <text:p>118.2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8.4">
                <text:p>118.4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8.6">
                <text:p>118.6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8.8">
                <text:p>118.8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9">
                <text:p>119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9.2">
                <text:p>119.2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9.4">
                <text:p>119.4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9.6">
                <text:p>119.6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9.8">
                <text:p>119.8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0">
                <text:p>120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0.2">
                <text:p>120.2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0.4">
                <text:p>120.4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0.6">
                <text:p>120.6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0.8">
                <text:p>120.8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1">
                <text:p>121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1.2">
                <text:p>121.2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1.4">
                <text:p>121.4</text:p>
              </table:table-cell>
              <table:table-cell office:value-type="float" office:value="-0.260315456715248">
                <text:p>-0.26031545671524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1.6">
                <text:p>121.6</text:p>
              </table:table-cell>
              <table:table-cell office:value-type="float" office:value="-0.338991017779335">
                <text:p>-0.33899101777933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1.8">
                <text:p>121.8</text:p>
              </table:table-cell>
              <table:table-cell office:value-type="float" office:value="-0.338991017779335">
                <text:p>-0.33899101777933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2">
                <text:p>122</text:p>
              </table:table-cell>
              <table:table-cell office:value-type="float" office:value="-0.378328798311379">
                <text:p>-0.37832879831137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2.2">
                <text:p>122.2</text:p>
              </table:table-cell>
              <table:table-cell office:value-type="float" office:value="-0.417666578843423">
                <text:p>-0.41766657884342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2.4">
                <text:p>122.4</text:p>
              </table:table-cell>
              <table:table-cell office:value-type="float" office:value="-0.378328798311379">
                <text:p>-0.37832879831137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2.6">
                <text:p>122.6</text:p>
              </table:table-cell>
              <table:table-cell office:value-type="float" office:value="-0.417666578843423">
                <text:p>-0.41766657884342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2.8">
                <text:p>122.8</text:p>
              </table:table-cell>
              <table:table-cell office:value-type="float" office:value="-0.378328798311379">
                <text:p>-0.37832879831137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3">
                <text:p>123</text:p>
              </table:table-cell>
              <table:table-cell office:value-type="float" office:value="-0.378328798311379">
                <text:p>-0.37832879831137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3.2">
                <text:p>123.2</text:p>
              </table:table-cell>
              <table:table-cell office:value-type="float" office:value="-0.338991017779335">
                <text:p>-0.33899101777933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3.4">
                <text:p>123.4</text:p>
              </table:table-cell>
              <table:table-cell office:value-type="float" office:value="-0.378328798311379">
                <text:p>-0.37832879831137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3.6">
                <text:p>123.6</text:p>
              </table:table-cell>
              <table:table-cell office:value-type="float" office:value="-0.378328798311379">
                <text:p>-0.37832879831137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3.8">
                <text:p>123.8</text:p>
              </table:table-cell>
              <table:table-cell office:value-type="float" office:value="-0.338991017779335">
                <text:p>-0.33899101777933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4">
                <text:p>124</text:p>
              </table:table-cell>
              <table:table-cell office:value-type="float" office:value="-0.260315456715248">
                <text:p>-0.26031545671524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4.2">
                <text:p>124.2</text:p>
              </table:table-cell>
              <table:table-cell office:value-type="float" office:value="-0.220977676183204">
                <text:p>-0.22097767618320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4.4">
                <text:p>124.4</text:p>
              </table:table-cell>
              <table:table-cell office:value-type="float" office:value="-0.181639895651161">
                <text:p>-0.18163989565116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4.6">
                <text:p>124.6</text:p>
              </table:table-cell>
              <table:table-cell office:value-type="float" office:value="-0.142302115119117">
                <text:p>-0.14230211511911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4.8">
                <text:p>124.8</text:p>
              </table:table-cell>
              <table:table-cell office:value-type="float" office:value="-0.142302115119117">
                <text:p>-0.14230211511911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5">
                <text:p>125</text:p>
              </table:table-cell>
              <table:table-cell office:value-type="float" office:value="-0.102964334587074">
                <text:p>-0.10296433458707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5.2">
                <text:p>125.2</text:p>
              </table:table-cell>
              <table:table-cell office:value-type="float" office:value="-0.102964334587074">
                <text:p>-0.10296433458707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5.4">
                <text:p>125.4</text:p>
              </table:table-cell>
              <table:table-cell office:value-type="float" office:value="-0.0636265540550296">
                <text:p>-0.063626554055029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5.6">
                <text:p>125.6</text:p>
              </table:table-cell>
              <table:table-cell office:value-type="float" office:value="-0.0636265540550296">
                <text:p>-0.063626554055029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5.8">
                <text:p>125.8</text:p>
              </table:table-cell>
              <table:table-cell office:value-type="float" office:value="-0.0636265540550296">
                <text:p>-0.063626554055029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6">
                <text:p>126</text:p>
              </table:table-cell>
              <table:table-cell office:value-type="float" office:value="-0.0242887735229864">
                <text:p>-0.024288773522986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6.2">
                <text:p>126.2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6.4">
                <text:p>126.4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6.6">
                <text:p>126.6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6.8">
                <text:p>126.8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7">
                <text:p>127</text:p>
              </table:table-cell>
              <table:table-cell office:value-type="float" office:value="0.0937245680731449">
                <text:p>0.093724568073144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7.2">
                <text:p>127.2</text:p>
              </table:table-cell>
              <table:table-cell office:value-type="float" office:value="0.0937245680731449">
                <text:p>0.093724568073144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7.4">
                <text:p>127.4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7.6">
                <text:p>127.6</text:p>
              </table:table-cell>
              <table:table-cell office:value-type="float" office:value="0.0937245680731449">
                <text:p>0.093724568073144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7.8">
                <text:p>127.8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8">
                <text:p>128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8.2">
                <text:p>128.2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8.4">
                <text:p>128.4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8.6">
                <text:p>128.6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8.8">
                <text:p>128.8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9">
                <text:p>129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29.2">
                <text:p>129.2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9.4">
                <text:p>129.4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9.6">
                <text:p>129.6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9.8">
                <text:p>129.8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0">
                <text:p>130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0.2">
                <text:p>130.2</text:p>
              </table:table-cell>
              <table:table-cell office:value-type="float" office:value="0.172400129137232">
                <text:p>0.17240012913723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0.4">
                <text:p>130.4</text:p>
              </table:table-cell>
              <table:table-cell office:value-type="float" office:value="0.172400129137232">
                <text:p>0.17240012913723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0.6">
                <text:p>130.6</text:p>
              </table:table-cell>
              <table:table-cell office:value-type="float" office:value="0.172400129137232">
                <text:p>0.17240012913723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0.8">
                <text:p>130.8</text:p>
              </table:table-cell>
              <table:table-cell office:value-type="float" office:value="0.172400129137232">
                <text:p>0.17240012913723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1">
                <text:p>131</text:p>
              </table:table-cell>
              <table:table-cell office:value-type="float" office:value="0.251075690201319">
                <text:p>0.25107569020131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1.2">
                <text:p>131.2</text:p>
              </table:table-cell>
              <table:table-cell office:value-type="float" office:value="0.526440153925625">
                <text:p>0.52644015392562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1.4">
                <text:p>131.4</text:p>
              </table:table-cell>
              <table:table-cell office:value-type="float" office:value="0.565777934457668">
                <text:p>0.56577793445766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1.6">
                <text:p>131.6</text:p>
              </table:table-cell>
              <table:table-cell office:value-type="float" office:value="0.565777934457668">
                <text:p>0.56577793445766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1.8">
                <text:p>131.8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2">
                <text:p>132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2.2">
                <text:p>132.2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2.4">
                <text:p>132.4</text:p>
              </table:table-cell>
              <table:table-cell office:value-type="float" office:value="0.644453495521756">
                <text:p>0.64445349552175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2.6">
                <text:p>132.6</text:p>
              </table:table-cell>
              <table:table-cell office:value-type="float" office:value="0.644453495521756">
                <text:p>0.64445349552175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2.8">
                <text:p>132.8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3">
                <text:p>133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3.2">
                <text:p>133.2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3.4">
                <text:p>133.4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3.6">
                <text:p>133.6</text:p>
              </table:table-cell>
              <table:table-cell office:value-type="float" office:value="0.565777934457668">
                <text:p>0.56577793445766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3.8">
                <text:p>133.8</text:p>
              </table:table-cell>
              <table:table-cell office:value-type="float" office:value="0.526440153925625">
                <text:p>0.52644015392562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4">
                <text:p>134</text:p>
              </table:table-cell>
              <table:table-cell office:value-type="float" office:value="0.447764592861538">
                <text:p>0.44776459286153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4.2">
                <text:p>134.2</text:p>
              </table:table-cell>
              <table:table-cell office:value-type="float" office:value="0.447764592861538">
                <text:p>0.44776459286153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4.4">
                <text:p>134.4</text:p>
              </table:table-cell>
              <table:table-cell office:value-type="float" office:value="0.447764592861538">
                <text:p>0.44776459286153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4.6">
                <text:p>134.6</text:p>
              </table:table-cell>
              <table:table-cell office:value-type="float" office:value="0.408426812329494">
                <text:p>0.40842681232949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4.8">
                <text:p>134.8</text:p>
              </table:table-cell>
              <table:table-cell office:value-type="float" office:value="0.369089031797451">
                <text:p>0.36908903179745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5">
                <text:p>135</text:p>
              </table:table-cell>
              <table:table-cell office:value-type="float" office:value="0.369089031797451">
                <text:p>0.36908903179745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5.2">
                <text:p>135.2</text:p>
              </table:table-cell>
              <table:table-cell office:value-type="float" office:value="0.329751251265407">
                <text:p>0.32975125126540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5.4">
                <text:p>135.4</text:p>
              </table:table-cell>
              <table:table-cell office:value-type="float" office:value="0.290413470733363">
                <text:p>0.29041347073336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5.6">
                <text:p>135.6</text:p>
              </table:table-cell>
              <table:table-cell office:value-type="float" office:value="0.290413470733363">
                <text:p>0.29041347073336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5.8">
                <text:p>135.8</text:p>
              </table:table-cell>
              <table:table-cell office:value-type="float" office:value="0.290413470733363">
                <text:p>0.29041347073336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6">
                <text:p>136</text:p>
              </table:table-cell>
              <table:table-cell office:value-type="float" office:value="0.251075690201319">
                <text:p>0.25107569020131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6.2">
                <text:p>136.2</text:p>
              </table:table-cell>
              <table:table-cell office:value-type="float" office:value="0.251075690201319">
                <text:p>0.25107569020131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6.4">
                <text:p>136.4</text:p>
              </table:table-cell>
              <table:table-cell office:value-type="float" office:value="0.211737909669276">
                <text:p>0.21173790966927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6.6">
                <text:p>136.6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6.8">
                <text:p>136.8</text:p>
              </table:table-cell>
              <table:table-cell office:value-type="float" office:value="0.0937245680731449">
                <text:p>0.093724568073144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7">
                <text:p>137</text:p>
              </table:table-cell>
              <table:table-cell office:value-type="float" office:value="0.0937245680731449">
                <text:p>0.093724568073144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7.2">
                <text:p>137.2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7.4">
                <text:p>137.4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7.6">
                <text:p>137.6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7.8">
                <text:p>137.8</text:p>
              </table:table-cell>
              <table:table-cell office:value-type="float" office:value="0.0937245680731449">
                <text:p>0.093724568073144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8">
                <text:p>138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8.2">
                <text:p>138.2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8.4">
                <text:p>138.4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8.6">
                <text:p>138.6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8.8">
                <text:p>138.8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9">
                <text:p>139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9.2">
                <text:p>139.2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9.4">
                <text:p>139.4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39.6">
                <text:p>139.6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39.8">
                <text:p>139.8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0">
                <text:p>140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0.2">
                <text:p>140.2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0.4">
                <text:p>140.4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0.6">
                <text:p>140.6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0.8">
                <text:p>140.8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1">
                <text:p>141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1.2">
                <text:p>141.2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1.4">
                <text:p>141.4</text:p>
              </table:table-cell>
              <table:table-cell office:value-type="float" office:value="-0.299653237247291">
                <text:p>-0.29965323724729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1.6">
                <text:p>141.6</text:p>
              </table:table-cell>
              <table:table-cell office:value-type="float" office:value="-0.299653237247291">
                <text:p>-0.29965323724729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1.8">
                <text:p>141.8</text:p>
              </table:table-cell>
              <table:table-cell office:value-type="float" office:value="-0.338991017779335">
                <text:p>-0.33899101777933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2">
                <text:p>142</text:p>
              </table:table-cell>
              <table:table-cell office:value-type="float" office:value="-0.378328798311379">
                <text:p>-0.37832879831137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2.2">
                <text:p>142.2</text:p>
              </table:table-cell>
              <table:table-cell office:value-type="float" office:value="-0.417666578843423">
                <text:p>-0.41766657884342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2.4">
                <text:p>142.4</text:p>
              </table:table-cell>
              <table:table-cell office:value-type="float" office:value="-0.417666578843423">
                <text:p>-0.41766657884342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2.6">
                <text:p>142.6</text:p>
              </table:table-cell>
              <table:table-cell office:value-type="float" office:value="-0.417666578843423">
                <text:p>-0.41766657884342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2.8">
                <text:p>142.8</text:p>
              </table:table-cell>
              <table:table-cell office:value-type="float" office:value="-0.417666578843423">
                <text:p>-0.41766657884342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3">
                <text:p>143</text:p>
              </table:table-cell>
              <table:table-cell office:value-type="float" office:value="-0.378328798311379">
                <text:p>-0.37832879831137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3.2">
                <text:p>143.2</text:p>
              </table:table-cell>
              <table:table-cell office:value-type="float" office:value="-0.378328798311379">
                <text:p>-0.37832879831137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3.4">
                <text:p>143.4</text:p>
              </table:table-cell>
              <table:table-cell office:value-type="float" office:value="-0.378328798311379">
                <text:p>-0.37832879831137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3.6">
                <text:p>143.6</text:p>
              </table:table-cell>
              <table:table-cell office:value-type="float" office:value="-0.378328798311379">
                <text:p>-0.37832879831137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3.8">
                <text:p>143.8</text:p>
              </table:table-cell>
              <table:table-cell office:value-type="float" office:value="-0.299653237247291">
                <text:p>-0.29965323724729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4">
                <text:p>144</text:p>
              </table:table-cell>
              <table:table-cell office:value-type="float" office:value="-0.260315456715248">
                <text:p>-0.26031545671524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4.2">
                <text:p>144.2</text:p>
              </table:table-cell>
              <table:table-cell office:value-type="float" office:value="-0.181639895651161">
                <text:p>-0.18163989565116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4.4">
                <text:p>144.4</text:p>
              </table:table-cell>
              <table:table-cell office:value-type="float" office:value="-0.142302115119117">
                <text:p>-0.14230211511911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4.6">
                <text:p>144.6</text:p>
              </table:table-cell>
              <table:table-cell office:value-type="float" office:value="-0.181639895651161">
                <text:p>-0.18163989565116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4.8">
                <text:p>144.8</text:p>
              </table:table-cell>
              <table:table-cell office:value-type="float" office:value="-0.142302115119117">
                <text:p>-0.14230211511911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5">
                <text:p>145</text:p>
              </table:table-cell>
              <table:table-cell office:value-type="float" office:value="-0.102964334587074">
                <text:p>-0.10296433458707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5.2">
                <text:p>145.2</text:p>
              </table:table-cell>
              <table:table-cell office:value-type="float" office:value="-0.102964334587074">
                <text:p>-0.10296433458707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5.4">
                <text:p>145.4</text:p>
              </table:table-cell>
              <table:table-cell office:value-type="float" office:value="-0.102964334587074">
                <text:p>-0.10296433458707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5.6">
                <text:p>145.6</text:p>
              </table:table-cell>
              <table:table-cell office:value-type="float" office:value="-0.0636265540550296">
                <text:p>-0.063626554055029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5.8">
                <text:p>145.8</text:p>
              </table:table-cell>
              <table:table-cell office:value-type="float" office:value="-0.0242887735229864">
                <text:p>-0.024288773522986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6">
                <text:p>146</text:p>
              </table:table-cell>
              <table:table-cell office:value-type="float" office:value="-0.0242887735229864">
                <text:p>-0.024288773522986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6.2">
                <text:p>146.2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6.4">
                <text:p>146.4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6.6">
                <text:p>146.6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6.8">
                <text:p>146.8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7">
                <text:p>147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7.2">
                <text:p>147.2</text:p>
              </table:table-cell>
              <table:table-cell office:value-type="float" office:value="0.0937245680731449">
                <text:p>0.093724568073144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7.4">
                <text:p>147.4</text:p>
              </table:table-cell>
              <table:table-cell office:value-type="float" office:value="0.0937245680731449">
                <text:p>0.093724568073144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7.6">
                <text:p>147.6</text:p>
              </table:table-cell>
              <table:table-cell office:value-type="float" office:value="0.0937245680731449">
                <text:p>0.093724568073144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7.8">
                <text:p>147.8</text:p>
              </table:table-cell>
              <table:table-cell office:value-type="float" office:value="0.0937245680731449">
                <text:p>0.093724568073144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8">
                <text:p>148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8.2">
                <text:p>148.2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8.4">
                <text:p>148.4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8.6">
                <text:p>148.6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8.8">
                <text:p>148.8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9">
                <text:p>149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9.2">
                <text:p>149.2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9.4">
                <text:p>149.4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9.6">
                <text:p>149.6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9.8">
                <text:p>149.8</text:p>
              </table:table-cell>
              <table:table-cell office:value-type="float" office:value="0.172400129137232">
                <text:p>0.17240012913723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0">
                <text:p>150</text:p>
              </table:table-cell>
              <table:table-cell office:value-type="float" office:value="0.172400129137232">
                <text:p>0.17240012913723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0.2">
                <text:p>150.2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0.4">
                <text:p>150.4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0.6">
                <text:p>150.6</text:p>
              </table:table-cell>
              <table:table-cell office:value-type="float" office:value="0.172400129137232">
                <text:p>0.17240012913723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0.8">
                <text:p>150.8</text:p>
              </table:table-cell>
              <table:table-cell office:value-type="float" office:value="0.172400129137232">
                <text:p>0.17240012913723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1">
                <text:p>151</text:p>
              </table:table-cell>
              <table:table-cell office:value-type="float" office:value="0.211737909669276">
                <text:p>0.21173790966927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1.2">
                <text:p>151.2</text:p>
              </table:table-cell>
              <table:table-cell office:value-type="float" office:value="0.526440153925625">
                <text:p>0.52644015392562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1.4">
                <text:p>151.4</text:p>
              </table:table-cell>
              <table:table-cell office:value-type="float" office:value="0.565777934457668">
                <text:p>0.56577793445766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1.6">
                <text:p>151.6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1.8">
                <text:p>151.8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2">
                <text:p>152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2.2">
                <text:p>152.2</text:p>
              </table:table-cell>
              <table:table-cell office:value-type="float" office:value="0.644453495521756">
                <text:p>0.64445349552175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2.4">
                <text:p>152.4</text:p>
              </table:table-cell>
              <table:table-cell office:value-type="float" office:value="0.644453495521756">
                <text:p>0.64445349552175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2.6">
                <text:p>152.6</text:p>
              </table:table-cell>
              <table:table-cell office:value-type="float" office:value="0.644453495521756">
                <text:p>0.64445349552175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2.8">
                <text:p>152.8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3">
                <text:p>153</text:p>
              </table:table-cell>
              <table:table-cell office:value-type="float" office:value="0.644453495521756">
                <text:p>0.64445349552175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3.2">
                <text:p>153.2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3.4">
                <text:p>153.4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3.6">
                <text:p>153.6</text:p>
              </table:table-cell>
              <table:table-cell office:value-type="float" office:value="0.565777934457668">
                <text:p>0.56577793445766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3.8">
                <text:p>153.8</text:p>
              </table:table-cell>
              <table:table-cell office:value-type="float" office:value="0.526440153925625">
                <text:p>0.52644015392562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4">
                <text:p>154</text:p>
              </table:table-cell>
              <table:table-cell office:value-type="float" office:value="0.447764592861538">
                <text:p>0.44776459286153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4.2">
                <text:p>154.2</text:p>
              </table:table-cell>
              <table:table-cell office:value-type="float" office:value="0.447764592861538">
                <text:p>0.44776459286153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4.4">
                <text:p>154.4</text:p>
              </table:table-cell>
              <table:table-cell office:value-type="float" office:value="0.447764592861538">
                <text:p>0.44776459286153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4.6">
                <text:p>154.6</text:p>
              </table:table-cell>
              <table:table-cell office:value-type="float" office:value="0.408426812329494">
                <text:p>0.40842681232949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4.8">
                <text:p>154.8</text:p>
              </table:table-cell>
              <table:table-cell office:value-type="float" office:value="0.369089031797451">
                <text:p>0.36908903179745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5">
                <text:p>155</text:p>
              </table:table-cell>
              <table:table-cell office:value-type="float" office:value="0.369089031797451">
                <text:p>0.36908903179745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5.2">
                <text:p>155.2</text:p>
              </table:table-cell>
              <table:table-cell office:value-type="float" office:value="0.329751251265407">
                <text:p>0.32975125126540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5.4">
                <text:p>155.4</text:p>
              </table:table-cell>
              <table:table-cell office:value-type="float" office:value="0.290413470733363">
                <text:p>0.29041347073336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5.6">
                <text:p>155.6</text:p>
              </table:table-cell>
              <table:table-cell office:value-type="float" office:value="0.290413470733363">
                <text:p>0.29041347073336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5.8">
                <text:p>155.8</text:p>
              </table:table-cell>
              <table:table-cell office:value-type="float" office:value="0.251075690201319">
                <text:p>0.25107569020131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6">
                <text:p>156</text:p>
              </table:table-cell>
              <table:table-cell office:value-type="float" office:value="0.251075690201319">
                <text:p>0.25107569020131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6.2">
                <text:p>156.2</text:p>
              </table:table-cell>
              <table:table-cell office:value-type="float" office:value="0.251075690201319">
                <text:p>0.25107569020131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6.4">
                <text:p>156.4</text:p>
              </table:table-cell>
              <table:table-cell office:value-type="float" office:value="0.211737909669276">
                <text:p>0.21173790966927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6.6">
                <text:p>156.6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6.8">
                <text:p>156.8</text:p>
              </table:table-cell>
              <table:table-cell office:value-type="float" office:value="0.0937245680731449">
                <text:p>0.093724568073144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7">
                <text:p>157</text:p>
              </table:table-cell>
              <table:table-cell office:value-type="float" office:value="0.0937245680731449">
                <text:p>0.093724568073144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7.2">
                <text:p>157.2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7.4">
                <text:p>157.4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7.6">
                <text:p>157.6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7.8">
                <text:p>157.8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8">
                <text:p>158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8.2">
                <text:p>158.2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8.4">
                <text:p>158.4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8.6">
                <text:p>158.6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8.8">
                <text:p>158.8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9">
                <text:p>159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9.2">
                <text:p>159.2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9.4">
                <text:p>159.4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9.6">
                <text:p>159.6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9.8">
                <text:p>159.8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0">
                <text:p>160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0.2">
                <text:p>160.2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0.4">
                <text:p>160.4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0.6">
                <text:p>160.6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0.8">
                <text:p>160.8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1">
                <text:p>161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1.2">
                <text:p>161.2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1.4">
                <text:p>161.4</text:p>
              </table:table-cell>
              <table:table-cell office:value-type="float" office:value="-0.299653237247291">
                <text:p>-0.29965323724729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1.6">
                <text:p>161.6</text:p>
              </table:table-cell>
              <table:table-cell office:value-type="float" office:value="-0.338991017779335">
                <text:p>-0.33899101777933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1.8">
                <text:p>161.8</text:p>
              </table:table-cell>
              <table:table-cell office:value-type="float" office:value="-0.378328798311379">
                <text:p>-0.37832879831137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2">
                <text:p>162</text:p>
              </table:table-cell>
              <table:table-cell office:value-type="float" office:value="-0.378328798311379">
                <text:p>-0.37832879831137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2.2">
                <text:p>162.2</text:p>
              </table:table-cell>
              <table:table-cell office:value-type="float" office:value="-0.378328798311379">
                <text:p>-0.37832879831137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2.4">
                <text:p>162.4</text:p>
              </table:table-cell>
              <table:table-cell office:value-type="float" office:value="-0.417666578843423">
                <text:p>-0.41766657884342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2.6">
                <text:p>162.6</text:p>
              </table:table-cell>
              <table:table-cell office:value-type="float" office:value="-0.417666578843423">
                <text:p>-0.41766657884342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2.8">
                <text:p>162.8</text:p>
              </table:table-cell>
              <table:table-cell office:value-type="float" office:value="-0.417666578843423">
                <text:p>-0.41766657884342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3">
                <text:p>163</text:p>
              </table:table-cell>
              <table:table-cell office:value-type="float" office:value="-0.378328798311379">
                <text:p>-0.37832879831137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3.2">
                <text:p>163.2</text:p>
              </table:table-cell>
              <table:table-cell office:value-type="float" office:value="-0.378328798311379">
                <text:p>-0.37832879831137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3.4">
                <text:p>163.4</text:p>
              </table:table-cell>
              <table:table-cell office:value-type="float" office:value="-0.378328798311379">
                <text:p>-0.37832879831137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3.6">
                <text:p>163.6</text:p>
              </table:table-cell>
              <table:table-cell office:value-type="float" office:value="-0.378328798311379">
                <text:p>-0.37832879831137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3.8">
                <text:p>163.8</text:p>
              </table:table-cell>
              <table:table-cell office:value-type="float" office:value="-0.338991017779335">
                <text:p>-0.33899101777933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4">
                <text:p>164</text:p>
              </table:table-cell>
              <table:table-cell office:value-type="float" office:value="-0.260315456715248">
                <text:p>-0.26031545671524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4.2">
                <text:p>164.2</text:p>
              </table:table-cell>
              <table:table-cell office:value-type="float" office:value="-0.220977676183204">
                <text:p>-0.22097767618320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4.4">
                <text:p>164.4</text:p>
              </table:table-cell>
              <table:table-cell office:value-type="float" office:value="-0.181639895651161">
                <text:p>-0.18163989565116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4.6">
                <text:p>164.6</text:p>
              </table:table-cell>
              <table:table-cell office:value-type="float" office:value="-0.142302115119117">
                <text:p>-0.14230211511911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4.8">
                <text:p>164.8</text:p>
              </table:table-cell>
              <table:table-cell office:value-type="float" office:value="-0.142302115119117">
                <text:p>-0.14230211511911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5">
                <text:p>165</text:p>
              </table:table-cell>
              <table:table-cell office:value-type="float" office:value="-0.142302115119117">
                <text:p>-0.14230211511911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5.2">
                <text:p>165.2</text:p>
              </table:table-cell>
              <table:table-cell office:value-type="float" office:value="-0.102964334587074">
                <text:p>-0.10296433458707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5.4">
                <text:p>165.4</text:p>
              </table:table-cell>
              <table:table-cell office:value-type="float" office:value="-0.0636265540550296">
                <text:p>-0.063626554055029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5.6">
                <text:p>165.6</text:p>
              </table:table-cell>
              <table:table-cell office:value-type="float" office:value="-0.0636265540550296">
                <text:p>-0.063626554055029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5.8">
                <text:p>165.8</text:p>
              </table:table-cell>
              <table:table-cell office:value-type="float" office:value="-0.0242887735229864">
                <text:p>-0.024288773522986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6">
                <text:p>166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6.2">
                <text:p>166.2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6.4">
                <text:p>166.4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6.6">
                <text:p>166.6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6.8">
                <text:p>166.8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7">
                <text:p>167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7.2">
                <text:p>167.2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7.4">
                <text:p>167.4</text:p>
              </table:table-cell>
              <table:table-cell office:value-type="float" office:value="0.0937245680731449">
                <text:p>0.093724568073144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7.6">
                <text:p>167.6</text:p>
              </table:table-cell>
              <table:table-cell office:value-type="float" office:value="0.0937245680731449">
                <text:p>0.093724568073144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7.8">
                <text:p>167.8</text:p>
              </table:table-cell>
              <table:table-cell office:value-type="float" office:value="0.0937245680731449">
                <text:p>0.093724568073144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8">
                <text:p>168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8.2">
                <text:p>168.2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8.4">
                <text:p>168.4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8.6">
                <text:p>168.6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8.8">
                <text:p>168.8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9">
                <text:p>169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9.2">
                <text:p>169.2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9.4">
                <text:p>169.4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9.6">
                <text:p>169.6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9.8">
                <text:p>169.8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0">
                <text:p>170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0.2">
                <text:p>170.2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0.4">
                <text:p>170.4</text:p>
              </table:table-cell>
              <table:table-cell office:value-type="float" office:value="0.172400129137232">
                <text:p>0.17240012913723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0.6">
                <text:p>170.6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0.8">
                <text:p>170.8</text:p>
              </table:table-cell>
              <table:table-cell office:value-type="float" office:value="0.172400129137232">
                <text:p>0.17240012913723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1">
                <text:p>171</text:p>
              </table:table-cell>
              <table:table-cell office:value-type="float" office:value="0.211737909669276">
                <text:p>0.21173790966927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1.2">
                <text:p>171.2</text:p>
              </table:table-cell>
              <table:table-cell office:value-type="float" office:value="0.526440153925625">
                <text:p>0.52644015392562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71.4">
                <text:p>171.4</text:p>
              </table:table-cell>
              <table:table-cell office:value-type="float" office:value="0.565777934457668">
                <text:p>0.56577793445766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1.6">
                <text:p>171.6</text:p>
              </table:table-cell>
              <table:table-cell office:value-type="float" office:value="0.565777934457668">
                <text:p>0.56577793445766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1.8">
                <text:p>171.8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2">
                <text:p>172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2.2">
                <text:p>172.2</text:p>
              </table:table-cell>
              <table:table-cell office:value-type="float" office:value="0.644453495521756">
                <text:p>0.64445349552175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2.4">
                <text:p>172.4</text:p>
              </table:table-cell>
              <table:table-cell office:value-type="float" office:value="0.644453495521756">
                <text:p>0.64445349552175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2.6">
                <text:p>172.6</text:p>
              </table:table-cell>
              <table:table-cell office:value-type="float" office:value="0.644453495521756">
                <text:p>0.64445349552175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2.8">
                <text:p>172.8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3">
                <text:p>173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73.2">
                <text:p>173.2</text:p>
              </table:table-cell>
              <table:table-cell office:value-type="float" office:value="0.565777934457668">
                <text:p>0.56577793445766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73.4">
                <text:p>173.4</text:p>
              </table:table-cell>
              <table:table-cell office:value-type="float" office:value="0.565777934457668">
                <text:p>0.56577793445766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73.6">
                <text:p>173.6</text:p>
              </table:table-cell>
              <table:table-cell office:value-type="float" office:value="0.565777934457668">
                <text:p>0.56577793445766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3.8">
                <text:p>173.8</text:p>
              </table:table-cell>
              <table:table-cell office:value-type="float" office:value="0.487102373393581">
                <text:p>0.48710237339358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4">
                <text:p>174</text:p>
              </table:table-cell>
              <table:table-cell office:value-type="float" office:value="0.447764592861538">
                <text:p>0.44776459286153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74.2">
                <text:p>174.2</text:p>
              </table:table-cell>
              <table:table-cell office:value-type="float" office:value="0.447764592861538">
                <text:p>0.44776459286153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4.4">
                <text:p>174.4</text:p>
              </table:table-cell>
              <table:table-cell office:value-type="float" office:value="0.408426812329494">
                <text:p>0.40842681232949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74.6">
                <text:p>174.6</text:p>
              </table:table-cell>
              <table:table-cell office:value-type="float" office:value="0.369089031797451">
                <text:p>0.36908903179745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4.8">
                <text:p>174.8</text:p>
              </table:table-cell>
              <table:table-cell office:value-type="float" office:value="0.369089031797451">
                <text:p>0.36908903179745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5">
                <text:p>175</text:p>
              </table:table-cell>
              <table:table-cell office:value-type="float" office:value="0.329751251265407">
                <text:p>0.32975125126540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5.2">
                <text:p>175.2</text:p>
              </table:table-cell>
              <table:table-cell office:value-type="float" office:value="0.329751251265407">
                <text:p>0.32975125126540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75.4">
                <text:p>175.4</text:p>
              </table:table-cell>
              <table:table-cell office:value-type="float" office:value="0.290413470733363">
                <text:p>0.29041347073336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75.6">
                <text:p>175.6</text:p>
              </table:table-cell>
              <table:table-cell office:value-type="float" office:value="0.290413470733363">
                <text:p>0.29041347073336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5.8">
                <text:p>175.8</text:p>
              </table:table-cell>
              <table:table-cell office:value-type="float" office:value="0.290413470733363">
                <text:p>0.29041347073336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76">
                <text:p>176</text:p>
              </table:table-cell>
              <table:table-cell office:value-type="float" office:value="0.251075690201319">
                <text:p>0.25107569020131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76.2">
                <text:p>176.2</text:p>
              </table:table-cell>
              <table:table-cell office:value-type="float" office:value="0.251075690201319">
                <text:p>0.25107569020131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76.4">
                <text:p>176.4</text:p>
              </table:table-cell>
              <table:table-cell office:value-type="float" office:value="0.211737909669276">
                <text:p>0.21173790966927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6.6">
                <text:p>176.6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76.8">
                <text:p>176.8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77">
                <text:p>177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77.2">
                <text:p>177.2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77.4">
                <text:p>177.4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77.6">
                <text:p>177.6</text:p>
              </table:table-cell>
              <table:table-cell office:value-type="float" office:value="0.0937245680731449">
                <text:p>0.093724568073144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77.8">
                <text:p>177.8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78">
                <text:p>178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78.2">
                <text:p>178.2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78.4">
                <text:p>178.4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78.6">
                <text:p>178.6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78.8">
                <text:p>178.8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79">
                <text:p>179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79.2">
                <text:p>179.2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79.4">
                <text:p>179.4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79.6">
                <text:p>179.6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79.8">
                <text:p>179.8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80">
                <text:p>180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80.2">
                <text:p>180.2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80.4">
                <text:p>180.4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80.6">
                <text:p>180.6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80.8">
                <text:p>180.8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81">
                <text:p>181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81.2">
                <text:p>181.2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81.4">
                <text:p>181.4</text:p>
              </table:table-cell>
              <table:table-cell office:value-type="float" office:value="-0.260315456715248">
                <text:p>-0.26031545671524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1.6">
                <text:p>181.6</text:p>
              </table:table-cell>
              <table:table-cell office:value-type="float" office:value="-0.338991017779335">
                <text:p>-0.33899101777933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1.8">
                <text:p>181.8</text:p>
              </table:table-cell>
              <table:table-cell office:value-type="float" office:value="-0.338991017779335">
                <text:p>-0.33899101777933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82">
                <text:p>182</text:p>
              </table:table-cell>
              <table:table-cell office:value-type="float" office:value="-0.378328798311379">
                <text:p>-0.37832879831137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82.2">
                <text:p>182.2</text:p>
              </table:table-cell>
              <table:table-cell office:value-type="float" office:value="-0.417666578843423">
                <text:p>-0.41766657884342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82.4">
                <text:p>182.4</text:p>
              </table:table-cell>
              <table:table-cell office:value-type="float" office:value="-0.417666578843423">
                <text:p>-0.41766657884342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82.6">
                <text:p>182.6</text:p>
              </table:table-cell>
              <table:table-cell office:value-type="float" office:value="-0.417666578843423">
                <text:p>-0.41766657884342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82.8">
                <text:p>182.8</text:p>
              </table:table-cell>
              <table:table-cell office:value-type="float" office:value="-0.417666578843423">
                <text:p>-0.41766657884342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83">
                <text:p>183</text:p>
              </table:table-cell>
              <table:table-cell office:value-type="float" office:value="-0.378328798311379">
                <text:p>-0.37832879831137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83.2">
                <text:p>183.2</text:p>
              </table:table-cell>
              <table:table-cell office:value-type="float" office:value="-0.378328798311379">
                <text:p>-0.37832879831137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83.4">
                <text:p>183.4</text:p>
              </table:table-cell>
              <table:table-cell office:value-type="float" office:value="-0.378328798311379">
                <text:p>-0.37832879831137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83.6">
                <text:p>183.6</text:p>
              </table:table-cell>
              <table:table-cell office:value-type="float" office:value="-0.378328798311379">
                <text:p>-0.37832879831137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83.8">
                <text:p>183.8</text:p>
              </table:table-cell>
              <table:table-cell office:value-type="float" office:value="-0.338991017779335">
                <text:p>-0.33899101777933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84">
                <text:p>184</text:p>
              </table:table-cell>
              <table:table-cell office:value-type="float" office:value="-0.220977676183204">
                <text:p>-0.22097767618320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84.2">
                <text:p>184.2</text:p>
              </table:table-cell>
              <table:table-cell office:value-type="float" office:value="-0.220977676183204">
                <text:p>-0.22097767618320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84.4">
                <text:p>184.4</text:p>
              </table:table-cell>
              <table:table-cell office:value-type="float" office:value="-0.181639895651161">
                <text:p>-0.18163989565116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84.6">
                <text:p>184.6</text:p>
              </table:table-cell>
              <table:table-cell office:value-type="float" office:value="-0.142302115119117">
                <text:p>-0.14230211511911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84.8">
                <text:p>184.8</text:p>
              </table:table-cell>
              <table:table-cell office:value-type="float" office:value="-0.142302115119117">
                <text:p>-0.14230211511911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85">
                <text:p>185</text:p>
              </table:table-cell>
              <table:table-cell office:value-type="float" office:value="-0.102964334587074">
                <text:p>-0.10296433458707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85.2">
                <text:p>185.2</text:p>
              </table:table-cell>
              <table:table-cell office:value-type="float" office:value="-0.102964334587074">
                <text:p>-0.10296433458707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85.4">
                <text:p>185.4</text:p>
              </table:table-cell>
              <table:table-cell office:value-type="float" office:value="-0.0636265540550296">
                <text:p>-0.063626554055029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85.6">
                <text:p>185.6</text:p>
              </table:table-cell>
              <table:table-cell office:value-type="float" office:value="-0.0636265540550296">
                <text:p>-0.063626554055029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85.8">
                <text:p>185.8</text:p>
              </table:table-cell>
              <table:table-cell office:value-type="float" office:value="-0.0636265540550296">
                <text:p>-0.063626554055029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86">
                <text:p>186</text:p>
              </table:table-cell>
              <table:table-cell office:value-type="float" office:value="-0.0636265540550296">
                <text:p>-0.063626554055029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86.2">
                <text:p>186.2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86.4">
                <text:p>186.4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86.6">
                <text:p>186.6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86.8">
                <text:p>186.8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87">
                <text:p>187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87.2">
                <text:p>187.2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87.4">
                <text:p>187.4</text:p>
              </table:table-cell>
              <table:table-cell office:value-type="float" office:value="0.0937245680731449">
                <text:p>0.093724568073144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87.6">
                <text:p>187.6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87.8">
                <text:p>187.8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88">
                <text:p>188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88.2">
                <text:p>188.2</text:p>
              </table:table-cell>
              <table:table-cell office:value-type="float" office:value="0.0937245680731449">
                <text:p>0.093724568073144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88.4">
                <text:p>188.4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88.6">
                <text:p>188.6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88.8">
                <text:p>188.8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89">
                <text:p>189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89.2">
                <text:p>189.2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89.4">
                <text:p>189.4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89.6">
                <text:p>189.6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89.8">
                <text:p>189.8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0">
                <text:p>190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90.2">
                <text:p>190.2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0.4">
                <text:p>190.4</text:p>
              </table:table-cell>
              <table:table-cell office:value-type="float" office:value="0.172400129137232">
                <text:p>0.17240012913723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90.6">
                <text:p>190.6</text:p>
              </table:table-cell>
              <table:table-cell office:value-type="float" office:value="0.172400129137232">
                <text:p>0.17240012913723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0.8">
                <text:p>190.8</text:p>
              </table:table-cell>
              <table:table-cell office:value-type="float" office:value="0.172400129137232">
                <text:p>0.17240012913723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1">
                <text:p>191</text:p>
              </table:table-cell>
              <table:table-cell office:value-type="float" office:value="0.211737909669276">
                <text:p>0.21173790966927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1.2">
                <text:p>191.2</text:p>
              </table:table-cell>
              <table:table-cell office:value-type="float" office:value="0.487102373393581">
                <text:p>0.48710237339358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91.4">
                <text:p>191.4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91.6">
                <text:p>191.6</text:p>
              </table:table-cell>
              <table:table-cell office:value-type="float" office:value="0.565777934457668">
                <text:p>0.56577793445766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91.8">
                <text:p>191.8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2">
                <text:p>192</text:p>
              </table:table-cell>
              <table:table-cell office:value-type="float" office:value="0.644453495521756">
                <text:p>0.64445349552175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92.2">
                <text:p>192.2</text:p>
              </table:table-cell>
              <table:table-cell office:value-type="float" office:value="0.644453495521756">
                <text:p>0.64445349552175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92.4">
                <text:p>192.4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2.6">
                <text:p>192.6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92.8">
                <text:p>192.8</text:p>
              </table:table-cell>
              <table:table-cell office:value-type="float" office:value="0.644453495521756">
                <text:p>0.64445349552175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93">
                <text:p>193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93.2">
                <text:p>193.2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93.4">
                <text:p>193.4</text:p>
              </table:table-cell>
              <table:table-cell office:value-type="float" office:value="0.565777934457668">
                <text:p>0.56577793445766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93.6">
                <text:p>193.6</text:p>
              </table:table-cell>
              <table:table-cell office:value-type="float" office:value="0.605115714989712">
                <text:p>0.60511571498971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93.8">
                <text:p>193.8</text:p>
              </table:table-cell>
              <table:table-cell office:value-type="float" office:value="0.526440153925625">
                <text:p>0.52644015392562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94">
                <text:p>194</text:p>
              </table:table-cell>
              <table:table-cell office:value-type="float" office:value="0.447764592861538">
                <text:p>0.44776459286153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94.2">
                <text:p>194.2</text:p>
              </table:table-cell>
              <table:table-cell office:value-type="float" office:value="0.447764592861538">
                <text:p>0.44776459286153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4.4">
                <text:p>194.4</text:p>
              </table:table-cell>
              <table:table-cell office:value-type="float" office:value="0.447764592861538">
                <text:p>0.44776459286153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94.6">
                <text:p>194.6</text:p>
              </table:table-cell>
              <table:table-cell office:value-type="float" office:value="0.408426812329494">
                <text:p>0.40842681232949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94.8">
                <text:p>194.8</text:p>
              </table:table-cell>
              <table:table-cell office:value-type="float" office:value="0.329751251265407">
                <text:p>0.32975125126540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95">
                <text:p>195</text:p>
              </table:table-cell>
              <table:table-cell office:value-type="float" office:value="0.329751251265407">
                <text:p>0.32975125126540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95.2">
                <text:p>195.2</text:p>
              </table:table-cell>
              <table:table-cell office:value-type="float" office:value="0.329751251265407">
                <text:p>0.32975125126540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95.4">
                <text:p>195.4</text:p>
              </table:table-cell>
              <table:table-cell office:value-type="float" office:value="0.329751251265407">
                <text:p>0.32975125126540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95.6">
                <text:p>195.6</text:p>
              </table:table-cell>
              <table:table-cell office:value-type="float" office:value="0.290413470733363">
                <text:p>0.29041347073336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95.8">
                <text:p>195.8</text:p>
              </table:table-cell>
              <table:table-cell office:value-type="float" office:value="0.251075690201319">
                <text:p>0.25107569020131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96">
                <text:p>196</text:p>
              </table:table-cell>
              <table:table-cell office:value-type="float" office:value="0.290413470733363">
                <text:p>0.29041347073336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6.2">
                <text:p>196.2</text:p>
              </table:table-cell>
              <table:table-cell office:value-type="float" office:value="0.211737909669276">
                <text:p>0.21173790966927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96.4">
                <text:p>196.4</text:p>
              </table:table-cell>
              <table:table-cell office:value-type="float" office:value="0.211737909669276">
                <text:p>0.21173790966927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96.6">
                <text:p>196.6</text:p>
              </table:table-cell>
              <table:table-cell office:value-type="float" office:value="0.133062348605189">
                <text:p>0.13306234860518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96.8">
                <text:p>196.8</text:p>
              </table:table-cell>
              <table:table-cell office:value-type="float" office:value="0.0937245680731449">
                <text:p>0.093724568073144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97">
                <text:p>197</text:p>
              </table:table-cell>
              <table:table-cell office:value-type="float" office:value="0.0937245680731449">
                <text:p>0.093724568073144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97.2">
                <text:p>197.2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97.4">
                <text:p>197.4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97.6">
                <text:p>197.6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97.8">
                <text:p>197.8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98">
                <text:p>198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98.2">
                <text:p>198.2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98.4">
                <text:p>198.4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98.6">
                <text:p>198.6</text:p>
              </table:table-cell>
              <table:table-cell office:value-type="float" office:value="0.0543867875411017">
                <text:p>0.054386787541101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98.8">
                <text:p>198.8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99">
                <text:p>199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99.2">
                <text:p>199.2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99.4">
                <text:p>199.4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99.6">
                <text:p>199.6</text:p>
              </table:table-cell>
              <table:table-cell office:value-type="float" office:value="0.0150490070090576">
                <text:p>0.015049007009057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99.8">
                <text:p>199.8</text:p>
              </table:table-cell>
              <table:table-cell office:value-type="float" office:value="0.0150490070090576">
                <text:p>0.01504900700905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1$Linux_X86_64 LibreOffice_project/1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